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7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2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52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3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56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0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729fcf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3">
      <style:text-properties fo:font-variant="normal" fo:text-transform="none" fo:color="#729fcf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4">
      <style:text-properties fo:font-variant="normal" fo:text-transform="none" fo:color="#729fcf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Ubuntu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1">
      <style:drawing-page-properties draw:fill="bitmap" draw:fill-image-name="a22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6">
      <style:drawing-page-properties draw:fill="bitmap" draw:fill-image-name="a2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Mono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Mono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1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Mono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Mono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3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3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7">
      <style:drawing-page-properties draw:fill="bitmap" draw:fill-image-name="a22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Mono" style:font-pitch="fix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42">
      <style:graphic-properties draw:fill="solid" draw:fill-color="#99ccff" draw:opacity="100%" draw:stroke="solid" svg:stroke-width="0.02778in" svg:stroke-color="#000000" svg:stroke-opacity="100%"/>
    </style:style>
    <style:style style:family="paragraph" style:name="a2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46">
      <style:drawing-page-properties draw:fill="bitmap" draw:fill-image-name="a23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Mono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35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0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2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38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4">
      <style:drawing-page-properties draw:fill="bitmap" draw:fill-image-name="a23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Mono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18">
      <style:text-properties fo:font-variant="normal" fo:text-transform="none" fo:color="#729fcf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9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7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6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2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0">
      <style:text-properties fo:font-variant="normal" fo:text-transform="none" fo:color="#729fcf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1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48">
      <style:drawing-page-properties draw:fill="bitmap" draw:fill-image-name="a2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2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Mono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3">
      <style:text-properties fo:font-variant="normal" fo:text-transform="none" fo:color="#729fcf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4">
      <style:text-properties fo:font-variant="normal" fo:text-transform="none" fo:color="#729fcf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729fcf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7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8">
      <style:text-properties fo:font-variant="normal" fo:text-transform="none" fo:color="#729fcf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9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0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Noto Mono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468a1a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2226" draw:master-page-name="Master1-Layout7-blank-Boş" presentation:presentation-page-layout-name="Master1-PPL7" draw:id="Slide-256">
        <draw:frame draw:id="id262" presentation:style-name="a2231" draw:name="Başlık 1" svg:x="0.55157in" svg:y="3.94196in" svg:width="9.92087in" svg:height="0.74049in" presentation:class="title" presentation:placeholder="false">
          <draw:text-box>
            <text:p text:style-name="a2230" text:class-names="" text:cond-style-name=""><text:span text:style-name="a2227" text:class-names="">B</text:span><text:span text:style-name="a2228" text:class-names="">lack<text:s text:c="1"/></text:span><text:span text:style-name="a2229" text:class-names="">Game Bot</text:span></text:p>
          </draw:text-box>
          <svg:title/>
          <svg:desc/>
        </draw:frame>
        <draw:frame draw:id="id263" draw:style-name="a2234" draw:name="Metin kutusu 2" svg:x="6.2in" svg:y="6.3in" svg:width="0.19764in" svg:height="0.37874in">
          <draw:text-box>
            <text:p text:style-name="a2233" text:class-names="" text:cond-style-name=""><text:span text:style-name="a2232" text:class-names=""/></text:p>
          </draw:text-box>
          <svg:title/>
          <svg:desc/>
        </draw:frame>
        <draw:frame draw:id="id264" presentation:style-name="a2237" draw:name="Başlık 3" svg:x="0.6in" svg:y="2.3in" svg:width="9.92087in" svg:height="1.43346in" presentation:class="title" presentation:placeholder="false">
          <draw:text-box>
            <text:p text:style-name="a2236" text:class-names="" text:cond-style-name=""><text:span text:style-name="a2235" text:class-names="">Яндекс Лицей 2 год.<text:line-break/>Проект WebServer+API</text:span></text:p>
          </draw:text-box>
          <svg:title/>
          <svg:desc/>
        </draw:frame>
        <draw:frame draw:id="id265" presentation:style-name="a2240" draw:name="Başlık 4" svg:x="0.2in" svg:y="7.14216in" svg:width="9.92087in" svg:height="0.80781in" presentation:class="title" presentation:placeholder="false">
          <draw:text-box>
            <text:p text:style-name="a2239" text:class-names="" text:cond-style-name=""><text:span text:style-name="a2238" text:class-names="">Автор: Ali Baghirof<text:line-break/>Преподаватель: Farid Dadashzade</text:span></text:p>
          </draw:text-box>
          <svg:title/>
          <svg:desc/>
        </draw:frame>
        <presentation:notes draw:style-name="a2246">
          <draw:frame draw:id="id266" draw:style-name="a2243" draw:name="Slayt Numarası Yer Tutucusu 6" svg:x="4.67992in" svg:y="11.10827in" svg:width="3.5874in" svg:height="0.58425in">
            <draw:text-box>
              <text:p text:style-name="a2242" text:class-names="" text:cond-style-name=""><text:span text:style-name="a224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67" presentation:style-name="a2244" draw:name="Slayt Resmi Yer Tutucusu 1">
            <svg:title/>
            <svg:desc/>
          </draw:page-thumbnail>
          <draw:frame draw:id="id268" presentation:style-name="a2245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48" draw:master-page-name="Master2-Layout7-blank-Boş" presentation:presentation-page-layout-name="Master2-PPL7" draw:id="Slide-257">
        <draw:frame draw:id="id269" presentation:style-name="a2251" draw:name="Başlık 1" svg:x="0.55118in" svg:y="0.07874in" svg:width="9.92087in" svg:height="0.94488in" presentation:class="title" presentation:placeholder="false">
          <draw:text-box>
            <text:p text:style-name="a2250" text:class-names="" text:cond-style-name=""><text:span text:style-name="a2249" text:class-names="">Идея и задачи бота</text:span></text:p>
          </draw:text-box>
          <svg:title/>
          <svg:desc/>
        </draw:frame>
        <draw:frame draw:id="id270" presentation:style-name="a2255" draw:name="Başlık 2" svg:x="0.15551in" svg:y="2.6in" svg:width="10.94449in" svg:height="2.08701in" presentation:class="title" presentation:placeholder="false">
          <draw:text-box>
            <text:p text:style-name="a2254" text:class-names="" text:cond-style-name=""><text:span text:style-name="a2252" text:class-names="">Идея</text:span><text:span text:style-name="a2253" text:class-names="">: создать собственного бота для игры Крокодил. Telegram бот позволяет играть удаленно без скачивания отдельных приложений.</text:span></text:p>
          </draw:text-box>
          <svg:title/>
          <svg:desc/>
        </draw:frame>
        <draw:frame draw:id="id271" presentation:style-name="a2259" draw:name="Başlık 3" svg:x="0.10945in" svg:y="5in" svg:width="11in" svg:height="1.56535in" presentation:class="title" presentation:placeholder="false">
          <draw:text-box>
            <text:p text:style-name="a2258" text:class-names="" text:cond-style-name=""><text:span text:style-name="a2256" text:class-names="">Задачи бота</text:span><text:span text:style-name="a2257" text:class-names="">: выдавать слова, передавать роль ведущего, вести рейтинг игроков.</text:span></text:p>
          </draw:text-box>
          <svg:title/>
          <svg:desc/>
        </draw:frame>
        <presentation:notes draw:style-name="a2265">
          <draw:frame draw:id="id272" draw:style-name="a2262" draw:name="Slayt Numarası Yer Tutucusu 6" svg:x="4.67992in" svg:y="11.10827in" svg:width="3.5874in" svg:height="0.58425in">
            <draw:text-box>
              <text:p text:style-name="a2261" text:class-names="" text:cond-style-name=""><text:span text:style-name="a226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73" presentation:style-name="a2263" draw:name="Slayt Resmi Yer Tutucusu 1">
            <svg:title/>
            <svg:desc/>
          </draw:page-thumbnail>
          <draw:frame draw:id="id274" presentation:style-name="a2264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267" draw:master-page-name="Master2-Layout7-blank-Boş" presentation:presentation-page-layout-name="Master2-PPL7" draw:id="Slide-258">
        <draw:frame draw:id="id275" presentation:style-name="a2270" draw:name="Başlık 1" svg:x="0.55118in" svg:y="0.07874in" svg:width="9.92087in" svg:height="0.94488in" presentation:class="title" presentation:placeholder="false">
          <draw:text-box>
            <text:p text:style-name="a2269" text:class-names="" text:cond-style-name=""><text:span text:style-name="a2268" text:class-names="">Используемые API и библиотеки</text:span></text:p>
          </draw:text-box>
          <svg:title/>
          <svg:desc/>
        </draw:frame>
        <draw:frame draw:id="id276" presentation:style-name="a2283" draw:name="Başlık 2" svg:x="0.13898in" svg:y="1.29646in" svg:width="11.1in" svg:height="7.8189in" presentation:class="title" presentation:placeholder="false">
          <draw:text-box>
            <text:p text:style-name="a2282" text:class-names="" text:cond-style-name=""><text:span text:style-name="a2271" text:class-names="">Telegram bot API</text:span><text:span text:style-name="a2272" text:class-names="">. Для подключения к серверам Telegram использовался proxy сервер.<text:line-break/><text:line-break/>Библиотека<text:s text:c="1"/></text:span><text:span text:style-name="a2273" text:class-names="">datetime</text:span><text:span text:style-name="a2274" text:class-names="">.<text:line-break/><text:line-break/>Библиотека<text:s text:c="1"/></text:span><text:span text:style-name="a2275" text:class-names="">random</text:span><text:span text:style-name="a2276" text:class-names="">.<text:line-break/><text:line-break/>Библиотека<text:s text:c="1"/></text:span><text:span text:style-name="a2277" text:class-names="">unittest</text:span><text:span text:style-name="a2278" text:class-names="">.<text:line-break/><text:line-break/>Библиотека<text:s text:c="1"/></text:span><text:span text:style-name="a2279" text:class-names="">logging</text:span><text:span text:style-name="a2280" text:class-names="">. Использование логгирования сильно упростило отладку программы.</text:span><text:span text:style-name="a2281" text:class-names=""><text:line-break/><text:line-break/></text:span></text:p>
          </draw:text-box>
          <svg:title/>
          <svg:desc/>
        </draw:frame>
        <presentation:notes draw:style-name="a2289">
          <draw:frame draw:id="id277" draw:style-name="a2286" draw:name="Slayt Numarası Yer Tutucusu 6" svg:x="4.67992in" svg:y="11.10827in" svg:width="3.5874in" svg:height="0.58425in">
            <draw:text-box>
              <text:p text:style-name="a2285" text:class-names="" text:cond-style-name=""><text:span text:style-name="a228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78" presentation:style-name="a2287" draw:name="Slayt Resmi Yer Tutucusu 1">
            <svg:title/>
            <svg:desc/>
          </draw:page-thumbnail>
          <draw:frame draw:id="id279" presentation:style-name="a2288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291" draw:master-page-name="Master2-Layout7-blank-Boş" presentation:presentation-page-layout-name="Master2-PPL7" draw:id="Slide-259">
        <draw:frame draw:id="id280" presentation:style-name="a2294" draw:name="Başlık 1" svg:x="0.3in" svg:y="0.1in" svg:width="9.92087in" svg:height="0.94488in" presentation:class="title" presentation:placeholder="false">
          <draw:text-box>
            <text:p text:style-name="a2293" text:class-names="" text:cond-style-name=""><text:span text:style-name="a2292" text:class-names="">Реализация</text:span></text:p>
          </draw:text-box>
          <svg:title/>
          <svg:desc/>
        </draw:frame>
        <draw:frame draw:id="id281" presentation:style-name="a2306" draw:name="Başlık 2" svg:x="0.17913in" svg:y="0.2in" svg:width="10.92087in" svg:height="8.3in" presentation:class="title" presentation:placeholder="false">
          <draw:text-box>
            <text:p text:style-name="a2305" text:class-names="" text:cond-style-name=""><text:span text:style-name="a2295" text:class-names=""><text:line-break/><text:line-break/></text:span><text:span text:style-name="a2296" text:class-names="">Программа состоит из</text:span><text:span text:style-name="a2297" text:class-names="">:<text:line-break/>1. Основной части, отвечающей за взаимодействием с пользователем.<text:line-break/><text:line-break/>2. Класса<text:s text:c="1"/></text:span><text:span text:style-name="a2298" text:class-names="">Game</text:span><text:span text:style-name="a2299" text:class-names="">, логического представления игрового цикла. Для каждого чата свой экземпляр<text:s text:c="1"/></text:span><text:span text:style-name="a2300" text:class-names="">Game</text:span><text:span text:style-name="a2301" text:class-names="">. Все игровые процессы хранятся в словаре по ключу – id чата.<text:line-break/><text:line-break/>3. Класса<text:s text:c="1"/></text:span><text:span text:style-name="a2302" text:class-names="">User</text:span><text:span text:style-name="a2303" text:class-names="">, содержащего информацию об игроке.</text:span><text:span text:style-name="a2304" text:class-names=""><text:line-break/></text:span></text:p>
          </draw:text-box>
          <svg:title/>
          <svg:desc/>
        </draw:frame>
        <presentation:notes draw:style-name="a2312">
          <draw:frame draw:id="id282" draw:style-name="a2309" draw:name="Slayt Numarası Yer Tutucusu 6" svg:x="4.67992in" svg:y="11.10827in" svg:width="3.5874in" svg:height="0.58425in">
            <draw:text-box>
              <text:p text:style-name="a2308" text:class-names="" text:cond-style-name=""><text:span text:style-name="a230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83" presentation:style-name="a2310" draw:name="Slayt Resmi Yer Tutucusu 1">
            <svg:title/>
            <svg:desc/>
          </draw:page-thumbnail>
          <draw:frame draw:id="id284" presentation:style-name="a2311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314" draw:master-page-name="Master2-Layout7-blank-Boş" presentation:presentation-page-layout-name="Master2-PPL7" draw:id="Slide-260">
        <draw:frame draw:id="id285" presentation:style-name="a2317" draw:name="Başlık 1" svg:x="0.55118in" svg:y="0.07874in" svg:width="9.92087in" svg:height="0.94488in" presentation:class="title" presentation:placeholder="false">
          <draw:text-box>
            <text:p text:style-name="a2316" text:class-names="" text:cond-style-name=""><text:span text:style-name="a2315" text:class-names="">Комманды бота</text:span></text:p>
          </draw:text-box>
          <svg:title/>
          <svg:desc/>
        </draw:frame>
        <draw:frame draw:id="id286" presentation:style-name="a2338" draw:name="Başlık 2" svg:x="0.10906in" svg:y="1.4in" svg:width="10.91457in" svg:height="6.96496in" presentation:class="title" presentation:placeholder="false">
          <draw:text-box>
            <text:p text:style-name="a2337" text:class-names="" text:cond-style-name=""><text:span text:style-name="a2318" text:class-names="">/help</text:span><text:span text:style-name="a2319" text:class-names=""><text:s text:c="1"/>– небольшая справка.<text:line-break/></text:span><text:span text:style-name="a2320" text:class-names="">/start</text:span><text:span text:style-name="a2321" text:class-names=""><text:s text:c="1"/></text:span><text:span text:style-name="a2322" text:class-names="">– начало игры. Стирает данные предыдущей игры, добавляет игровой цикл в словарь, назначает первого использовавшего эту комманду ведущим.<text:line-break/></text:span><text:span text:style-name="a2323" text:class-names="">/master</text:span><text:span text:style-name="a2324" text:class-names=""><text:s text:c="1"/></text:span><text:span text:style-name="a2325" text:class-names="">– стать ведущим. Если в течении минуты никто не угадывает слово, ведущим становится первый использовавший эту комманду по истичении минуты.<text:line-break/></text:span><text:span text:style-name="a2326" text:class-names="">/show_word</text:span><text:span text:style-name="a2327" text:class-names=""><text:s text:c="1"/></text:span><text:span text:style-name="a2328" text:class-names="">(Кнопка “Показать слово”)</text:span><text:span text:style-name="a2329" text:class-names=""><text:s text:c="1"/></text:span><text:span text:style-name="a2330" text:class-names="">- присылает ведущему окошко со словом.<text:line-break/></text:span><text:span text:style-name="a2331" text:class-names="">/change_word (Кнопка “Поменять слово”)</text:span><text:span text:style-name="a2332" text:class-names=""><text:s text:c="1"/>- меняет слово и присылает ведущему окошко с новым словом.<text:line-break/></text:span><text:span text:style-name="a2333" text:class-names="">/rating</text:span><text:span text:style-name="a2334" text:class-names=""><text:s text:c="1"/></text:span><text:span text:style-name="a2335" text:class-names="">– выводит рейтинг текущей игры. Рейтинг имеет каждый игрок, хранится в классе User. Все игроки хранятся словарем с ключом - id чата.</text:span><text:span text:style-name="a2336" text:class-names=""><text:line-break/><text:line-break/></text:span></text:p>
          </draw:text-box>
          <svg:title/>
          <svg:desc/>
        </draw:frame>
        <presentation:notes draw:style-name="a2344">
          <draw:frame draw:id="id287" draw:style-name="a2341" draw:name="Slayt Numarası Yer Tutucusu 6" svg:x="4.67992in" svg:y="11.10827in" svg:width="3.5874in" svg:height="0.58425in">
            <draw:text-box>
              <text:p text:style-name="a2340" text:class-names="" text:cond-style-name=""><text:span text:style-name="a233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88" presentation:style-name="a2342" draw:name="Slayt Resmi Yer Tutucusu 1">
            <svg:title/>
            <svg:desc/>
          </draw:page-thumbnail>
          <draw:frame draw:id="id289" presentation:style-name="a2343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346" draw:master-page-name="Master2-Layout7-blank-Boş" presentation:presentation-page-layout-name="Master2-PPL7" draw:id="Slide-261">
        <draw:frame draw:id="id290" presentation:style-name="a2349" draw:name="Başlık 1" svg:x="0.55118in" svg:y="0.07874in" svg:width="9.92087in" svg:height="0.94488in" presentation:class="title" presentation:placeholder="false">
          <draw:text-box>
            <text:p text:style-name="a2348" text:class-names="" text:cond-style-name=""><text:span text:style-name="a2347" text:class-names="">Дальнейшее развитие</text:span></text:p>
          </draw:text-box>
          <svg:title/>
          <svg:desc/>
        </draw:frame>
        <draw:frame draw:id="id291" presentation:style-name="a2352" draw:name="Başlık 2" svg:x="0.2in" svg:y="1.92677in" svg:width="10.7in" svg:height="5.47323in" presentation:class="title" presentation:placeholder="false">
          <draw:text-box>
            <text:p text:style-name="a2351" text:class-names="" text:cond-style-name=""><text:span text:style-name="a2350" text:class-names="">Добавить бд для хранения рейтинга.<text:line-break/><text:line-break/>Добавить больше кнопок.<text:line-break/><text:line-break/>Добавить возможность пользователям менять настройки игры: устанавливать свой список слов; менять время, отведенное на угадывание.</text:span></text:p>
          </draw:text-box>
          <svg:title/>
          <svg:desc/>
        </draw:frame>
        <presentation:notes draw:style-name="a2358">
          <draw:frame draw:id="id292" draw:style-name="a2355" draw:name="Slayt Numarası Yer Tutucusu 6" svg:x="4.67992in" svg:y="11.10827in" svg:width="3.5874in" svg:height="0.58425in">
            <draw:text-box>
              <text:p text:style-name="a2354" text:class-names="" text:cond-style-name=""><text:span text:style-name="a235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93" presentation:style-name="a2356" draw:name="Slayt Resmi Yer Tutucusu 1">
            <svg:title/>
            <svg:desc/>
          </draw:page-thumbnail>
          <draw:frame draw:id="id294" presentation:style-name="a2357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aşlık Slaydı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Başlık ve İçerik">
      <presentation:placeholder presentation:object="title" svg:x="0.55157in" svg:y="3.85827in" svg:width="9.92087in" svg:height="0.90787in"/>
      <presentation:placeholder presentation:object="object" svg:x="0.55118in" svg:y="5.1968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Bölüm Üst Bilgisi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İki İçerik">
      <presentation:placeholder presentation:object="title" svg:x="0.55157in" svg:y="3.85827in" svg:width="9.92087in" svg:height="0.90787in"/>
      <presentation:placeholder presentation:object="object" svg:x="0.55035in" svg:y="5.19618in" svg:width="4.87674in" svg:height="4.79514in"/>
      <presentation:placeholder presentation:object="object" svg:x="5.59375in" svg:y="5.19618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Karşılaştırma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Yalnızca Başlık">
      <presentation:placeholder presentation:object="title" svg:x="0.55157in" svg:y="3.85827in" svg:width="9.92087in" svg:height="0.9078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oş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Başlıklı İçerik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Başlıklı Resi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Başlık ve Dikey Metin">
      <presentation:placeholder presentation:object="title" svg:x="0.55157in" svg:y="3.85827in" svg:width="9.92087in" svg:height="0.90787in"/>
      <presentation:placeholder presentation:object="outline" svg:x="0.55118in" svg:y="5.1968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Dikey Başlık ve Metin">
      <presentation:placeholder presentation:object="title" svg:x="7.99306in" svg:y="3.85764in" svg:width="2.47917in" svg:height="6.13368in"/>
      <presentation:placeholder presentation:object="outline" svg:x="0.55035in" svg:y="3.85764in" svg:width="7.27604in" svg:height="6.1336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" style:display-name="Başlık Slaydı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2" style:display-name="Başlık ve İçerik">
      <presentation:placeholder presentation:object="title" svg:x="0.55118in" svg:y="0.07874in" svg:width="9.92087in" svg:height="0.94488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3" style:display-name="Bölüm Üst Bilgisi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4" style:display-name="İki İçerik">
      <presentation:placeholder presentation:object="title" svg:x="0.55118in" svg:y="0.07874in" svg:width="9.92087in" svg:height="0.94488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5" style:display-name="Karşılaştırma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6" style:display-name="Yalnızca Başlık">
      <presentation:placeholder presentation:object="title" svg:x="0.55118in" svg:y="0.07874in" svg:width="9.92087in" svg:height="0.94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7" style:display-name="Boş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8" style:display-name="Başlıklı İçerik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9" style:display-name="Başlıklı Resi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0" style:display-name="Başlık ve Dikey Metin">
      <presentation:placeholder presentation:object="title" svg:x="0.55118in" svg:y="0.07874in" svg:width="9.92087in" svg:height="0.94488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1" style:display-name="Dikey Başlık ve Metin">
      <presentation:placeholder presentation:object="title" svg:x="7.99306in" svg:y="0.07813in" svg:width="2.47917in" svg:height="6.65104in"/>
      <presentation:placeholder presentation:object="outline" svg:x="0.55035in" svg:y="0.07813in" svg:width="7.27604in" svg:height="6.6510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" style:display-name="Başlık Slaydı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2" style:display-name="Başlık ve İçerik">
      <presentation:placeholder presentation:object="title" svg:x="0.55118in" svg:y="0.07874in" svg:width="9.92087in" svg:height="0.94488in"/>
      <presentation:placeholder presentation:object="object" svg:x="0.55118in" svg:y="1.93465in" svg:width="9.92087in" svg:height="5.4669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3" style:display-name="Bölüm Üst Bilgisi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4" style:display-name="İki İçerik">
      <presentation:placeholder presentation:object="title" svg:x="0.55118in" svg:y="0.07874in" svg:width="9.92087in" svg:height="0.94488in"/>
      <presentation:placeholder presentation:object="object" svg:x="0.55035in" svg:y="1.93403in" svg:width="4.87674in" svg:height="5.46701in"/>
      <presentation:placeholder presentation:object="object" svg:x="5.59375in" svg:y="1.93403in" svg:width="4.87847in" svg:height="5.4670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5" style:display-name="Karşılaştırma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6" style:display-name="Yalnızca Başlık">
      <presentation:placeholder presentation:object="title" svg:x="0.55118in" svg:y="0.07874in" svg:width="9.92087in" svg:height="0.94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7" style:display-name="Boş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8" style:display-name="Başlıklı İçerik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9" style:display-name="Başlıklı Resi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0" style:display-name="Başlık ve Dikey Metin">
      <presentation:placeholder presentation:object="title" svg:x="0.55118in" svg:y="0.07874in" svg:width="9.92087in" svg:height="0.94488in"/>
      <presentation:placeholder presentation:object="outline" svg:x="0.55118in" svg:y="1.93465in" svg:width="9.92087in" svg:height="5.4669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1" style:display-name="Dikey Başlık ve Metin">
      <presentation:placeholder presentation:object="title" svg:x="7.99306in" svg:y="0.07813in" svg:width="2.47917in" svg:height="7.32292in"/>
      <presentation:placeholder presentation:object="outline" svg:x="0.55035in" svg:y="0.07813in" svg:width="7.27604in" svg:height="7.3229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" style:display-name="Başlık Slaydı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2" style:display-name="Başlık ve İçerik">
      <presentation:placeholder presentation:object="title" svg:x="0.55118in" svg:y="0.07874in" svg:width="9.92087in" svg:height="0.94488in"/>
      <presentation:placeholder presentation:object="object" svg:x="1.49606in" svg:y="3.38583in" svg:width="8.03149in" svg:height="2.6771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3" style:display-name="Bölüm Üst Bilgisi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4" style:display-name="İki İçerik">
      <presentation:placeholder presentation:object="title" svg:x="0.55118in" svg:y="0.07874in" svg:width="9.92087in" svg:height="0.94488in"/>
      <presentation:placeholder presentation:object="object" svg:x="1.49653in" svg:y="3.38542in" svg:width="3.93229in" svg:height="2.67708in"/>
      <presentation:placeholder presentation:object="object" svg:x="5.59549in" svg:y="3.38542in" svg:width="3.93229in" svg:height="2.6770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5" style:display-name="Karşılaştırma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6" style:display-name="Yalnızca Başlık">
      <presentation:placeholder presentation:object="title" svg:x="0.55118in" svg:y="0.07874in" svg:width="9.92087in" svg:height="0.94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7" style:display-name="Boş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8" style:display-name="Başlıklı İçerik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9" style:display-name="Başlıklı Resi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0" style:display-name="Başlık ve Dikey Metin">
      <presentation:placeholder presentation:object="title" svg:x="0.55118in" svg:y="0.07874in" svg:width="9.92087in" svg:height="0.94488in"/>
      <presentation:placeholder presentation:object="outline" svg:x="1.49606in" svg:y="3.38583in" svg:width="8.03149in" svg:height="2.6771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1" style:display-name="Dikey Başlık ve Metin">
      <presentation:placeholder presentation:object="title" svg:x="7.99306in" svg:y="0.07813in" svg:width="2.47917in" svg:height="5.98437in"/>
      <presentation:placeholder presentation:object="outline" svg:x="0.55035in" svg:y="0.07813in" svg:width="7.27604in" svg:height="5.984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2" xlink:href="media/image1.png" xlink:show="embed" xlink:actuate="onLoad"/>
    <draw:fill-image draw:name="a1743" xlink:href="media/image2.png" xlink:show="embed" xlink:actuate="onLoad"/>
    <draw:fill-image draw:name="a1995" xlink:href="media/image2.png" xlink:show="embed" xlink:actuate="onLoad"/>
    <draw:fill-image draw:name="a685" xlink:href="media/image3.png" xlink:show="embed" xlink:actuate="onLoad"/>
    <draw:fill-image draw:name="a2163" xlink:href="media/image2.png" xlink:show="embed" xlink:actuate="onLoad"/>
    <draw:fill-image draw:name="a364" xlink:href="media/image1.png" xlink:show="embed" xlink:actuate="onLoad"/>
    <draw:fill-image draw:name="a416" xlink:href="media/image1.png" xlink:show="embed" xlink:actuate="onLoad"/>
    <draw:fill-image draw:name="a1057" xlink:href="media/image3.png" xlink:show="embed" xlink:actuate="onLoad"/>
    <draw:fill-image draw:name="a1106" xlink:href="media/image4.png" xlink:show="embed" xlink:actuate="onLoad"/>
    <draw:fill-image draw:name="a969" xlink:href="media/image3.png" xlink:show="embed" xlink:actuate="onLoad"/>
    <draw:fill-image draw:name="a1707" xlink:href="media/image2.png" xlink:show="embed" xlink:actuate="onLoad"/>
    <draw:fill-image draw:name="a1659" xlink:href="media/image2.png" xlink:show="embed" xlink:actuate="onLoad"/>
    <draw:fill-image draw:name="a2075" xlink:href="media/image2.png" xlink:show="embed" xlink:actuate="onLoad"/>
    <draw:fill-image draw:name="a1561" xlink:href="media/image4.png" xlink:show="embed" xlink:actuate="onLoad"/>
    <draw:fill-image draw:name="a1610" xlink:href="media/image4.png" xlink:show="embed" xlink:actuate="onLoad"/>
    <draw:fill-image draw:name="a1190" xlink:href="media/image4.png" xlink:show="embed" xlink:actuate="onLoad"/>
    <draw:fill-image draw:name="a1338" xlink:href="media/image4.png" xlink:show="embed" xlink:actuate="onLoad"/>
    <draw:fill-image draw:name="a601" xlink:href="media/image3.png" xlink:show="embed" xlink:actuate="onLoad"/>
    <draw:fill-image draw:name="a553" xlink:href="media/image3.png" xlink:show="embed" xlink:actuate="onLoad"/>
    <draw:fill-image draw:name="a1791" xlink:href="media/image2.png" xlink:show="embed" xlink:actuate="onLoad"/>
    <draw:fill-image draw:name="a304" xlink:href="media/image1.png" xlink:show="embed" xlink:actuate="onLoad"/>
    <draw:fill-image draw:name="a232" xlink:href="media/image1.png" xlink:show="embed" xlink:actuate="onLoad"/>
    <draw:fill-image draw:name="a1470" xlink:href="media/image4.png" xlink:show="embed" xlink:actuate="onLoad"/>
    <draw:fill-image draw:name="a857" xlink:href="media/image3.png" xlink:show="embed" xlink:actuate="onLoad"/>
    <draw:fill-image draw:name="a1522" xlink:href="media/image4.png" xlink:show="embed" xlink:actuate="onLoad"/>
    <draw:fill-image draw:name="a785" xlink:href="media/image3.png" xlink:show="embed" xlink:actuate="onLoad"/>
    <draw:fill-image draw:name="a2313" xlink:href="media/image3.png" xlink:show="embed" xlink:actuate="onLoad"/>
    <draw:fill-image draw:name="a2266" xlink:href="media/image3.png" xlink:show="embed" xlink:actuate="onLoad"/>
    <draw:fill-image draw:name="a1154" xlink:href="media/image4.png" xlink:show="embed" xlink:actuate="onLoad"/>
    <draw:fill-image draw:name="a1827" xlink:href="media/image2.png" xlink:show="embed" xlink:actuate="onLoad"/>
    <draw:fill-image draw:name="a168" xlink:href="media/image1.png" xlink:show="embed" xlink:actuate="onLoad"/>
    <draw:fill-image draw:name="a2247" xlink:href="media/image3.png" xlink:show="embed" xlink:actuate="onLoad"/>
    <draw:fill-image draw:name="a1410" xlink:href="media/image4.png" xlink:show="embed" xlink:actuate="onLoad"/>
    <draw:fill-image draw:name="a84" xlink:href="media/image1.png" xlink:show="embed" xlink:actuate="onLoad"/>
    <draw:fill-image draw:name="a721" xlink:href="media/image3.png" xlink:show="embed" xlink:actuate="onLoad"/>
    <draw:fill-image draw:name="a2225" xlink:href="media/image1.png" xlink:show="embed" xlink:actuate="onLoad"/>
    <draw:fill-image draw:name="a1963" xlink:href="media/image2.png" xlink:show="embed" xlink:actuate="onLoad"/>
    <draw:fill-image draw:name="a1891" xlink:href="media/image2.png" xlink:show="embed" xlink:actuate="onLoad"/>
    <draw:fill-image draw:name="a1274" xlink:href="media/image4.png" xlink:show="embed" xlink:actuate="onLoad"/>
    <draw:fill-image draw:name="a336" xlink:href="media/image1.png" xlink:show="embed" xlink:actuate="onLoad"/>
    <draw:fill-image draw:name="a48" xlink:href="media/image1.png" xlink:show="embed" xlink:actuate="onLoad"/>
    <draw:fill-image draw:name="a2290" xlink:href="media/image3.png" xlink:show="embed" xlink:actuate="onLoad"/>
    <draw:fill-image draw:name="a2114" xlink:href="media/image2.png" xlink:show="embed" xlink:actuate="onLoad"/>
    <draw:fill-image draw:name="a637" xlink:href="media/image3.png" xlink:show="embed" xlink:actuate="onLoad"/>
    <draw:fill-image draw:name="a0" xlink:href="media/image1.png" xlink:show="embed" xlink:actuate="onLoad"/>
    <draw:fill-image draw:name="a889" xlink:href="media/image3.png" xlink:show="embed" xlink:actuate="onLoad"/>
    <draw:fill-image draw:name="a2345" xlink:href="media/image3.png" xlink:show="embed" xlink:actuate="onLoad"/>
    <draw:fill-image draw:name="a1008" xlink:href="media/image3.png" xlink:show="embed" xlink:actuate="onLoad"/>
    <draw:fill-image draw:name="a917" xlink:href="media/image3.png" xlink:show="embed" xlink:actuate="onLoad"/>
    <draw:fill-image draw:name="a2023" xlink:href="media/image2.png" xlink:show="embed" xlink:actuate="onLoad"/>
    <draw:fill-image draw:name="a1238" xlink:href="media/image4.png" xlink:show="embed" xlink:actuate="onLoad"/>
    <draw:fill-image draw:name="a1442" xlink:href="media/image4.png" xlink:show="embed" xlink:actuate="onLoad"/>
    <draw:fill-image draw:name="a455" xlink:href="media/image1.png" xlink:show="embed" xlink:actuate="onLoad"/>
    <draw:fill-image draw:name="a504" xlink:href="media/image1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bitmap" draw:fill-image-name="a165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none" draw:stroke="non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draw:fill="none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6">
      <style:graphic-properties draw:fill="none" draw:stroke="non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4">
      <style:drawing-page-properties draw:fill="bitmap" draw:fill-image-name="a1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draw:fill="none" draw:stroke="non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none" draw:stroke="non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draw:fill="none" draw:stroke="non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bitmap" draw:fill-image-name="a1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6">
      <style:drawing-page-properties draw:fill="bitmap" draw:fill-image-name="a1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8">
      <style:drawing-page-properties draw:fill="bitmap" draw:fill-image-name="a1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bitmap" draw:fill-image-name="a1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4">
      <style:graphic-properties draw:fill="none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2">
      <style:drawing-page-properties draw:fill="bitmap" draw:fill-image-name="a1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draw:fill="none" draw:stroke="non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4">
      <style:drawing-page-properties draw:fill="bitmap" draw:fill-image-name="a2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draw:fill="none" draw:stroke="non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bitmap" draw:fill-image-name="a2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draw:fill="none" draw:stroke="non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draw:fill="none" draw:stroke="non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bitmap" draw:fill-image-name="a1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draw:fill="none" draw:stroke="non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bitmap" draw:fill-image-name="a1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0">
      <style:graphic-properties draw:fill="none" draw:stroke="non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draw:fill="none" draw:stroke="non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bitmap" draw:fill-image-name="a1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5">
      <style:drawing-page-properties draw:fill="bitmap" draw:fill-image-name="a2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none" draw:stroke="non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6">
      <style:graphic-properties draw:fill="none" draw:stroke="non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bitmap" draw:fill-image-name="a2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5">
      <style:graphic-properties draw:fill="none" draw:stroke="non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bitmap" draw:fill-image-name="a1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draw:fill="none" draw:stroke="non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LushGreen" style:page-layout-name="pageLayout1" draw:style-name="a1">
      <draw:frame draw:id="id0" presentation:style-name="a4" draw:name="Başlık Yer Tutucusu 1" svg:x="0.55157in" svg:y="3.85827in" svg:width="9.92087in" svg:height="0.90787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etin Yer Tutucusu 2" svg:x="0.55118in" svg:y="5.19685in" svg:width="9.92087in" svg:height="4.7952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Asıl metin stillerini düzenlemek için tıklayı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İkinci düzey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Beşinci düzey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Veri Yer Tutucusu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Alt Bilgi Yer Tutucusu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ayt Numarası Yer Tutucusu 5" svg:x="7.9035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386in" presentation:class="page" draw:id="id5" presentation:style-name="a31" draw:name="Slayt Resmi Yer Tutucusu 1">
          <svg:title/>
          <svg:desc/>
        </draw:page-thumbnail>
        <draw:frame draw:id="id6" presentation:style-name="a34" draw:name="Not Yer Tutucusu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Üst Bilgi Yer Tutucusu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Veri Yer Tutucusu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Alt Bilgi Yer Tutucusu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ayt Numarası Yer Tutucusu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Başlık-Slaydı" style:page-layout-name="pageLayout1" draw:style-name="a49">
      <draw:frame draw:id="id11" presentation:style-name="a53" draw:name="Başlık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Asıl başlık stilini düzenlemek için tıklayın</text:span><text:span text:style-name="a51" text:class-names=""/></text:p>
        </draw:text-box>
        <svg:title/>
        <svg:desc/>
      </draw:frame>
      <draw:frame draw:id="id12" presentation:style-name="a57" draw:name="Alt Başlık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Asıl alt başlık stilini düzenlemek için tıklayın</text:span><text:span text:style-name="a55" text:class-names=""/></text:p>
        </draw:text-box>
        <svg:title/>
        <svg:desc/>
      </draw:frame>
      <draw:frame draw:id="id13" presentation:style-name="a60" draw:name="Veri Yer Tutucusu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Alt Bilgi Yer Tutucusu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ayt Numarası Yer Tutucusu 5" svg:x="7.90354in" svg:y="7.53189in" svg:width="2.56811in" svg:height="0.57008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386in" presentation:class="page" draw:id="id5" presentation:style-name="a67" draw:name="Slayt Resmi Yer Tutucusu 1">
          <svg:title/>
          <svg:desc/>
        </draw:page-thumbnail>
        <draw:frame draw:id="id6" presentation:style-name="a70" draw:name="Not Yer Tutucusu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Üst Bilgi Yer Tutucusu 3" svg:x="0in" svg:y="0in" svg:width="3.5874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Veri Yer Tutucusu 4" svg:x="4.67992in" svg:y="0in" svg:width="3.5874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Alt Bilgi Yer Tutucusu 5" svg:x="0in" svg:y="11.10827in" svg:width="3.5874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ayt Numarası Yer Tutucusu 6" svg:x="4.67992in" svg:y="11.10827in" svg:width="3.5874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Başlık-ve-İçerik" style:page-layout-name="pageLayout1" draw:style-name="a85">
      <draw:frame draw:id="id16" presentation:style-name="a89" draw:name="Başlık 1" svg:x="0.55157in" svg:y="3.85827in" svg:width="9.92087in" svg:height="0.90787in" presentation:class="title" presentation:placeholder="false">
        <draw:text-box>
          <text:p text:style-name="a88" text:class-names="" text:cond-style-name=""><text:span text:style-name="a86" text:class-names="">Asıl başlık stilini düzenlemek için tıklayın</text:span><text:span text:style-name="a87" text:class-names=""/></text:p>
        </draw:text-box>
        <svg:title/>
        <svg:desc/>
      </draw:frame>
      <draw:frame draw:id="id17" presentation:style-name="a105" draw:name="İçerik Yer Tutucusu 2" svg:x="0.55118in" svg:y="5.19685in" svg:width="9.92087in" svg:height="4.79528in" presentation:class="object" presentation:placeholder="false">
        <draw:text-box>
          <text:p text:style-name="a91" text:class-names="" text:cond-style-name=""><text:span text:style-name="a90" text:class-names="">Asıl metin stillerini düzenlemek için tıklayın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İkinci düzey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Beşinci düzey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Veri Yer Tutucusu 3" svg:x="0.55118in" svg:y="7.53189in" svg:width="2.56811in" svg:height="0.57008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Alt Bilgi Yer Tutucusu 4" svg:x="3.77008in" svg:y="7.53189in" svg:width="3.49409in" svg:height="0.57008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ayt Numarası Yer Tutucusu 5" svg:x="7.90354in" svg:y="7.53189in" svg:width="2.56811in" svg:height="0.57008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1.21063in" svg:y="0.88858in" svg:width="5.84567in" svg:height="4.38386in" presentation:class="page" draw:id="id5" presentation:style-name="a115" draw:name="Slayt Resmi Yer Tutucusu 1">
          <svg:title/>
          <svg:desc/>
        </draw:page-thumbnail>
        <draw:frame draw:id="id6" presentation:style-name="a118" draw:name="Not Yer Tutucusu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Üst Bilgi Yer Tutucusu 3" svg:x="0in" svg:y="0in" svg:width="3.5874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Veri Yer Tutucusu 4" svg:x="4.67992in" svg:y="0in" svg:width="3.5874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Alt Bilgi Yer Tutucusu 5" svg:x="0in" svg:y="11.10827in" svg:width="3.5874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ayt Numarası Yer Tutucusu 6" svg:x="4.67992in" svg:y="11.10827in" svg:width="3.5874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Bölüm-Üst-Bilgisi" style:page-layout-name="pageLayout1" draw:style-name="a133">
      <draw:frame draw:id="id21" presentation:style-name="a137" draw:name="Başlık 1" svg:x="0.75174in" svg:y="2.06076in" svg:width="9.50868in" svg:height="3.43924in" presentation:class="title" presentation:placeholder="false">
        <draw:text-box>
          <text:p text:style-name="a136" text:class-names="" text:cond-style-name=""><text:span text:style-name="a134" text:class-names="">Asıl başlık stilini düzenlemek için tıklayın</text:span><text:span text:style-name="a135" text:class-names=""/></text:p>
        </draw:text-box>
        <svg:title/>
        <svg:desc/>
      </draw:frame>
      <draw:frame draw:id="id22" presentation:style-name="a141" draw:name="Metin Yer Tutucusu 2" svg:x="0.75174in" svg:y="5.53299in" svg:width="9.50868in" svg:height="1.80729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Asıl metin stillerini düzenlemek için tıklayın</text:span></text:p>
            </text:list-item>
          </text:list>
        </draw:text-box>
        <svg:title/>
        <svg:desc/>
      </draw:frame>
      <draw:frame draw:id="id23" presentation:style-name="a144" draw:name="Veri Yer Tutucusu 3" svg:x="0.55118in" svg:y="7.53189in" svg:width="2.56811in" svg:height="0.57008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Alt Bilgi Yer Tutucusu 4" svg:x="3.77008in" svg:y="7.53189in" svg:width="3.49409in" svg:height="0.57008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ayt Numarası Yer Tutucusu 5" svg:x="7.90354in" svg:y="7.53189in" svg:width="2.56811in" svg:height="0.57008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1.21063in" svg:y="0.88858in" svg:width="5.84567in" svg:height="4.38386in" presentation:class="page" draw:id="id5" presentation:style-name="a151" draw:name="Slayt Resmi Yer Tutucusu 1">
          <svg:title/>
          <svg:desc/>
        </draw:page-thumbnail>
        <draw:frame draw:id="id6" presentation:style-name="a154" draw:name="Not Yer Tutucusu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Üst Bilgi Yer Tutucusu 3" svg:x="0in" svg:y="0in" svg:width="3.5874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Veri Yer Tutucusu 4" svg:x="4.67992in" svg:y="0in" svg:width="3.5874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Alt Bilgi Yer Tutucusu 5" svg:x="0in" svg:y="11.10827in" svg:width="3.5874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ayt Numarası Yer Tutucusu 6" svg:x="4.67992in" svg:y="11.10827in" svg:width="3.5874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İki-İçerik" style:page-layout-name="pageLayout1" draw:style-name="a169">
      <draw:frame draw:id="id26" presentation:style-name="a173" draw:name="Başlık 1" svg:x="0.55157in" svg:y="3.85827in" svg:width="9.92087in" svg:height="0.90787in" presentation:class="title" presentation:placeholder="false">
        <draw:text-box>
          <text:p text:style-name="a172" text:class-names="" text:cond-style-name=""><text:span text:style-name="a170" text:class-names="">Asıl başlık stilini düzenlemek için tıklayın</text:span><text:span text:style-name="a171" text:class-names=""/></text:p>
        </draw:text-box>
        <svg:title/>
        <svg:desc/>
      </draw:frame>
      <draw:frame draw:id="id27" presentation:style-name="a189" draw:name="İçerik Yer Tutucusu 2" svg:x="0.55035in" svg:y="5.19618in" svg:width="4.87674in" svg:height="4.79514in" presentation:class="object" presentation:placeholder="false">
        <draw:text-box>
          <text:p text:style-name="a175" text:class-names="" text:cond-style-name=""><text:span text:style-name="a174" text:class-names="">Asıl metin stillerini düzenlemek için tıklayın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İkinci düzey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Beşinci düzey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İçerik Yer Tutucusu 3" svg:x="5.59375in" svg:y="5.19618in" svg:width="4.87847in" svg:height="4.79514in" presentation:class="object" presentation:placeholder="false">
        <draw:text-box>
          <text:p text:style-name="a191" text:class-names="" text:cond-style-name=""><text:span text:style-name="a190" text:class-names="">Asıl metin stillerini düzenlemek için tıklayın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İkinci düzey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Beşinci düzey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Veri Yer Tutucusu 4" svg:x="0.55118in" svg:y="7.53189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Alt Bilgi Yer Tutucusu 5" svg:x="3.77008in" svg:y="7.53189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ayt Numarası Yer Tutucusu 6" svg:x="7.90354in" svg:y="7.53189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386in" presentation:class="page" draw:id="id5" presentation:style-name="a215" draw:name="Slayt Resmi Yer Tutucusu 1">
          <svg:title/>
          <svg:desc/>
        </draw:page-thumbnail>
        <draw:frame draw:id="id6" presentation:style-name="a218" draw:name="Not Yer Tutucusu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Üst Bilgi Yer Tutucusu 3" svg:x="0in" svg:y="0in" svg:width="3.5874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Veri Yer Tutucusu 4" svg:x="4.67992in" svg:y="0in" svg:width="3.5874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Alt Bilgi Yer Tutucusu 5" svg:x="0in" svg:y="11.10827in" svg:width="3.5874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ayt Numarası Yer Tutucusu 6" svg:x="4.67992in" svg:y="11.10827in" svg:width="3.5874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Karşılaştırma" style:page-layout-name="pageLayout1" draw:style-name="a233">
      <draw:frame draw:id="id32" presentation:style-name="a237" draw:name="Başlık 1" svg:x="0.75868in" svg:y="0.44097in" svg:width="9.50868in" svg:height="1.59722in" presentation:class="title" presentation:placeholder="false">
        <draw:text-box>
          <text:p text:style-name="a236" text:class-names="" text:cond-style-name=""><text:span text:style-name="a234" text:class-names="">Asıl başlık stilini düzenlemek için tıklayın</text:span><text:span text:style-name="a235" text:class-names=""/></text:p>
        </draw:text-box>
        <svg:title/>
        <svg:desc/>
      </draw:frame>
      <draw:frame draw:id="id33" presentation:style-name="a241" draw:name="Metin Yer Tutucusu 2" svg:x="0.75868in" svg:y="2.02604in" svg:width="4.66493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Asıl metin stillerini düzenlemek için tıklayın</text:span></text:p>
            </text:list-item>
          </text:list>
        </draw:text-box>
        <svg:title/>
        <svg:desc/>
      </draw:frame>
      <draw:frame draw:id="id34" presentation:style-name="a257" draw:name="İçerik Yer Tutucusu 3" svg:x="0.75868in" svg:y="3.0191in" svg:width="4.66493in" svg:height="4.44271in" presentation:class="object" presentation:placeholder="false">
        <draw:text-box>
          <text:p text:style-name="a243" text:class-names="" text:cond-style-name=""><text:span text:style-name="a242" text:class-names="">Asıl metin stillerini düzenlemek için tıklayı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İkinci düzey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Beşinci düzey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Metin Yer Tutucusu 4" svg:x="5.5816in" svg:y="2.02604in" svg:width="4.68576in" svg:height="0.99306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Asıl metin stillerini düzenlemek için tıklayın</text:span></text:p>
            </text:list-item>
          </text:list>
        </draw:text-box>
        <svg:title/>
        <svg:desc/>
      </draw:frame>
      <draw:frame draw:id="id36" presentation:style-name="a277" draw:name="İçerik Yer Tutucusu 5" svg:x="5.5816in" svg:y="3.0191in" svg:width="4.68576in" svg:height="4.44271in" presentation:class="object" presentation:placeholder="false">
        <draw:text-box>
          <text:p text:style-name="a263" text:class-names="" text:cond-style-name=""><text:span text:style-name="a262" text:class-names="">Asıl metin stillerini düzenlemek için tıklayın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İkinci düzey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Beşinci düzey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Veri Yer Tutucusu 6" svg:x="0.55118in" svg:y="7.53189in" svg:width="2.56811in" svg:height="0.57008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Alt Bilgi Yer Tutucusu 7" svg:x="3.77008in" svg:y="7.53189in" svg:width="3.49409in" svg:height="0.57008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ayt Numarası Yer Tutucusu 8" svg:x="7.90354in" svg:y="7.53189in" svg:width="2.56811in" svg:height="0.57008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1.21063in" svg:y="0.88858in" svg:width="5.84567in" svg:height="4.38386in" presentation:class="page" draw:id="id5" presentation:style-name="a287" draw:name="Slayt Resmi Yer Tutucusu 1">
          <svg:title/>
          <svg:desc/>
        </draw:page-thumbnail>
        <draw:frame draw:id="id6" presentation:style-name="a290" draw:name="Not Yer Tutucusu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Üst Bilgi Yer Tutucusu 3" svg:x="0in" svg:y="0in" svg:width="3.5874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Veri Yer Tutucusu 4" svg:x="4.67992in" svg:y="0in" svg:width="3.5874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Alt Bilgi Yer Tutucusu 5" svg:x="0in" svg:y="11.10827in" svg:width="3.5874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ayt Numarası Yer Tutucusu 6" svg:x="4.67992in" svg:y="11.10827in" svg:width="3.5874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Yalnızca-Başlık" style:page-layout-name="pageLayout1" draw:style-name="a305">
      <draw:frame draw:id="id40" presentation:style-name="a309" draw:name="Başlık 1" svg:x="0.55157in" svg:y="3.85827in" svg:width="9.92087in" svg:height="0.90787in" presentation:class="title" presentation:placeholder="false">
        <draw:text-box>
          <text:p text:style-name="a308" text:class-names="" text:cond-style-name=""><text:span text:style-name="a306" text:class-names="">Asıl başlık stilini düzenlemek için tıklayın</text:span><text:span text:style-name="a307" text:class-names=""/></text:p>
        </draw:text-box>
        <svg:title/>
        <svg:desc/>
      </draw:frame>
      <draw:frame draw:id="id41" presentation:style-name="a312" draw:name="Veri Yer Tutucusu 2" svg:x="0.55118in" svg:y="7.53189in" svg:width="2.56811in" svg:height="0.57008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Alt Bilgi Yer Tutucusu 3" svg:x="3.77008in" svg:y="7.53189in" svg:width="3.49409in" svg:height="0.5700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ayt Numarası Yer Tutucusu 4" svg:x="7.90354in" svg:y="7.53189in" svg:width="2.56811in" svg:height="0.5700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386in" presentation:class="page" draw:id="id5" presentation:style-name="a319" draw:name="Slayt Resmi Yer Tutucusu 1">
          <svg:title/>
          <svg:desc/>
        </draw:page-thumbnail>
        <draw:frame draw:id="id6" presentation:style-name="a322" draw:name="Not Yer Tutucusu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Üst Bilgi Yer Tutucusu 3" svg:x="0in" svg:y="0in" svg:width="3.5874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Veri Yer Tutucusu 4" svg:x="4.67992in" svg:y="0in" svg:width="3.5874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Alt Bilgi Yer Tutucusu 5" svg:x="0in" svg:y="11.10827in" svg:width="3.5874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ayt Numarası Yer Tutucusu 6" svg:x="4.67992in" svg:y="11.10827in" svg:width="3.5874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oş" style:page-layout-name="pageLayout1" draw:style-name="a337">
      <draw:frame draw:id="id44" presentation:style-name="a340" draw:name="Veri Yer Tutucusu 1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Alt Bilgi Yer Tutucusu 2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ayt Numarası Yer Tutucusu 3" svg:x="7.9035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386in" presentation:class="page" draw:id="id5" presentation:style-name="a347" draw:name="Slayt Resmi Yer Tutucusu 1">
          <svg:title/>
          <svg:desc/>
        </draw:page-thumbnail>
        <draw:frame draw:id="id6" presentation:style-name="a350" draw:name="Not Yer Tutucusu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Üst Bilgi Yer Tutucusu 3" svg:x="0in" svg:y="0in" svg:width="3.5874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Veri Yer Tutucusu 4" svg:x="4.67992in" svg:y="0in" svg:width="3.5874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Alt Bilgi Yer Tutucusu 5" svg:x="0in" svg:y="11.10827in" svg:width="3.5874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ayt Numarası Yer Tutucusu 6" svg:x="4.67992in" svg:y="11.10827in" svg:width="3.5874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Başlıklı-İçerik" style:page-layout-name="pageLayout1" draw:style-name="a365">
      <draw:frame draw:id="id47" presentation:style-name="a369" draw:name="Başlık 1" svg:x="0.75868in" svg:y="0.55035in" svg:width="3.55556in" svg:height="1.93056in" presentation:class="title" presentation:placeholder="false">
        <draw:text-box>
          <text:p text:style-name="a368" text:class-names="" text:cond-style-name=""><text:span text:style-name="a366" text:class-names="">Asıl başlık stilini düzenlemek için tıklayın</text:span><text:span text:style-name="a367" text:class-names=""/></text:p>
        </draw:text-box>
        <svg:title/>
        <svg:desc/>
      </draw:frame>
      <draw:frame draw:id="id48" presentation:style-name="a385" draw:name="İçerik Yer Tutucusu 2" svg:x="4.6875in" svg:y="1.19097in" svg:width="5.57986in" svg:height="5.875in" presentation:class="object" presentation:placeholder="false">
        <draw:text-box>
          <text:p text:style-name="a371" text:class-names="" text:cond-style-name=""><text:span text:style-name="a370" text:class-names="">Asıl metin stillerini düzenlemek için tıklayın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İkinci düzey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Beşinci düzey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Metin Yer Tutucusu 3" svg:x="0.75868in" svg:y="2.4809in" svg:width="3.55556in" svg:height="4.59375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Asıl metin stillerini düzenlemek için tıklayın</text:span></text:p>
            </text:list-item>
          </text:list>
        </draw:text-box>
        <svg:title/>
        <svg:desc/>
      </draw:frame>
      <draw:frame draw:id="id50" presentation:style-name="a392" draw:name="Veri Yer Tutucusu 4" svg:x="0.55118in" svg:y="7.53189in" svg:width="2.56811in" svg:height="0.57008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Alt Bilgi Yer Tutucusu 5" svg:x="3.77008in" svg:y="7.53189in" svg:width="3.49409in" svg:height="0.57008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ayt Numarası Yer Tutucusu 6" svg:x="7.90354in" svg:y="7.53189in" svg:width="2.56811in" svg:height="0.57008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1.21063in" svg:y="0.88858in" svg:width="5.84567in" svg:height="4.38386in" presentation:class="page" draw:id="id5" presentation:style-name="a399" draw:name="Slayt Resmi Yer Tutucusu 1">
          <svg:title/>
          <svg:desc/>
        </draw:page-thumbnail>
        <draw:frame draw:id="id6" presentation:style-name="a402" draw:name="Not Yer Tutucusu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Üst Bilgi Yer Tutucusu 3" svg:x="0in" svg:y="0in" svg:width="3.5874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Veri Yer Tutucusu 4" svg:x="4.67992in" svg:y="0in" svg:width="3.5874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Alt Bilgi Yer Tutucusu 5" svg:x="0in" svg:y="11.10827in" svg:width="3.5874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ayt Numarası Yer Tutucusu 6" svg:x="4.67992in" svg:y="11.10827in" svg:width="3.5874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aşlıklı-Resim" style:page-layout-name="pageLayout1" draw:style-name="a417">
      <draw:frame draw:id="id53" presentation:style-name="a421" draw:name="Başlık 1" svg:x="0.75868in" svg:y="0.55035in" svg:width="3.55556in" svg:height="1.93056in" presentation:class="title" presentation:placeholder="false">
        <draw:text-box>
          <text:p text:style-name="a420" text:class-names="" text:cond-style-name=""><text:span text:style-name="a418" text:class-names="">Asıl başlık stilini düzenlemek için tıklayın</text:span><text:span text:style-name="a419" text:class-names=""/></text:p>
        </draw:text-box>
        <svg:title/>
        <svg:desc/>
      </draw:frame>
      <draw:frame draw:id="id54" presentation:style-name="a424" draw:name="Resim Yer Tutucusu 2" svg:x="4.6875in" svg:y="1.19097in" svg:width="5.57986in" svg:height="5.875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Metin Yer Tutucusu 3" svg:x="0.75868in" svg:y="2.4809in" svg:width="3.55556in" svg:height="4.59375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Asıl metin stillerini düzenlemek için tıklayın</text:span></text:p>
            </text:list-item>
          </text:list>
        </draw:text-box>
        <svg:title/>
        <svg:desc/>
      </draw:frame>
      <draw:frame draw:id="id56" presentation:style-name="a431" draw:name="Veri Yer Tutucusu 4" svg:x="0.55118in" svg:y="7.53189in" svg:width="2.56811in" svg:height="0.57008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Alt Bilgi Yer Tutucusu 5" svg:x="3.77008in" svg:y="7.53189in" svg:width="3.49409in" svg:height="0.57008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ayt Numarası Yer Tutucusu 6" svg:x="7.90354in" svg:y="7.53189in" svg:width="2.56811in" svg:height="0.57008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1.21063in" svg:y="0.88858in" svg:width="5.84567in" svg:height="4.38386in" presentation:class="page" draw:id="id5" presentation:style-name="a438" draw:name="Slayt Resmi Yer Tutucusu 1">
          <svg:title/>
          <svg:desc/>
        </draw:page-thumbnail>
        <draw:frame draw:id="id6" presentation:style-name="a441" draw:name="Not Yer Tutucusu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Üst Bilgi Yer Tutucusu 3" svg:x="0in" svg:y="0in" svg:width="3.5874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Veri Yer Tutucusu 4" svg:x="4.67992in" svg:y="0in" svg:width="3.5874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Alt Bilgi Yer Tutucusu 5" svg:x="0in" svg:y="11.10827in" svg:width="3.5874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ayt Numarası Yer Tutucusu 6" svg:x="4.67992in" svg:y="11.10827in" svg:width="3.5874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Başlık-ve-Dikey-Metin" style:page-layout-name="pageLayout1" draw:style-name="a456">
      <draw:frame draw:id="id59" presentation:style-name="a460" draw:name="Başlık 1" svg:x="0.55157in" svg:y="3.85827in" svg:width="9.92087in" svg:height="0.90787in" presentation:class="title" presentation:placeholder="false">
        <draw:text-box>
          <text:p text:style-name="a459" text:class-names="" text:cond-style-name=""><text:span text:style-name="a457" text:class-names="">Asıl başlık stilini düzenlemek için tıklayın</text:span><text:span text:style-name="a458" text:class-names=""/></text:p>
        </draw:text-box>
        <svg:title/>
        <svg:desc/>
      </draw:frame>
      <draw:frame draw:id="id60" presentation:style-name="a477" draw:name="Dikey Metin Yer Tutucusu 2" svg:x="0.55118in" svg:y="5.19685in" svg:width="9.92087in" svg:height="4.79528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Asıl metin stillerini düzenlemek için tıklayın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İkinci düzey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Beşinci düzey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Veri Yer Tutucusu 3" svg:x="0.55118in" svg:y="7.53189in" svg:width="2.56811in" svg:height="0.57008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Alt Bilgi Yer Tutucusu 4" svg:x="3.77008in" svg:y="7.53189in" svg:width="3.49409in" svg:height="0.57008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ayt Numarası Yer Tutucusu 5" svg:x="7.90354in" svg:y="7.53189in" svg:width="2.56811in" svg:height="0.57008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386in" presentation:class="page" draw:id="id5" presentation:style-name="a487" draw:name="Slayt Resmi Yer Tutucusu 1">
          <svg:title/>
          <svg:desc/>
        </draw:page-thumbnail>
        <draw:frame draw:id="id6" presentation:style-name="a490" draw:name="Not Yer Tutucusu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Üst Bilgi Yer Tutucusu 3" svg:x="0in" svg:y="0in" svg:width="3.5874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Veri Yer Tutucusu 4" svg:x="4.67992in" svg:y="0in" svg:width="3.5874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Alt Bilgi Yer Tutucusu 5" svg:x="0in" svg:y="11.10827in" svg:width="3.5874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ayt Numarası Yer Tutucusu 6" svg:x="4.67992in" svg:y="11.10827in" svg:width="3.5874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Dikey-Başlık-ve-Metin" style:page-layout-name="pageLayout1" draw:style-name="a505">
      <draw:frame draw:id="id64" presentation:style-name="a509" draw:name="Dikey Başlık 1" svg:x="7.99306in" svg:y="3.85764in" svg:width="2.47917in" svg:height="6.13368in" presentation:class="title" presentation:placeholder="false">
        <draw:text-box>
          <text:p text:style-name="a508" text:class-names="" text:cond-style-name=""><text:span text:style-name="a506" text:class-names="">Asıl başlık stilini düzenlemek için tıklayın</text:span><text:span text:style-name="a507" text:class-names=""/></text:p>
        </draw:text-box>
        <svg:title/>
        <svg:desc/>
      </draw:frame>
      <draw:frame draw:id="id65" presentation:style-name="a526" draw:name="Dikey Metin Yer Tutucusu 2" svg:x="0.55035in" svg:y="3.85764in" svg:width="7.27604in" svg:height="6.13368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Asıl metin stillerini düzenlemek için tıklayın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İkinci düzey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Beşinci düzey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Veri Yer Tutucusu 3" svg:x="0.55118in" svg:y="7.53189in" svg:width="2.56811in" svg:height="0.57008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Alt Bilgi Yer Tutucusu 4" svg:x="3.77008in" svg:y="7.53189in" svg:width="3.49409in" svg:height="0.57008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ayt Numarası Yer Tutucusu 5" svg:x="7.90354in" svg:y="7.53189in" svg:width="2.56811in" svg:height="0.57008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1.21063in" svg:y="0.88858in" svg:width="5.84567in" svg:height="4.38386in" presentation:class="page" draw:id="id5" presentation:style-name="a536" draw:name="Slayt Resmi Yer Tutucusu 1">
          <svg:title/>
          <svg:desc/>
        </draw:page-thumbnail>
        <draw:frame draw:id="id6" presentation:style-name="a539" draw:name="Not Yer Tutucusu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Üst Bilgi Yer Tutucusu 3" svg:x="0in" svg:y="0in" svg:width="3.5874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Veri Yer Tutucusu 4" svg:x="4.67992in" svg:y="0in" svg:width="3.5874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Alt Bilgi Yer Tutucusu 5" svg:x="0in" svg:y="11.10827in" svg:width="3.5874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ayt Numarası Yer Tutucusu 6" svg:x="4.67992in" svg:y="11.10827in" svg:width="3.5874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ushGreen1" style:page-layout-name="pageLayout1" draw:style-name="a554">
      <draw:frame draw:id="id69" presentation:style-name="a557" draw:name="Başlık Yer Tutucusu 1" svg:x="0.55118in" svg:y="0.07874in" svg:width="9.92087in" svg:height="0.94488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Metin Yer Tutucusu 2" svg:x="0.55118in" svg:y="1.93465in" svg:width="9.92087in" svg:height="4.79528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Asıl metin stillerini düzenlemek için tıklayın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İkinci düzey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Beşinci düzey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Veri Yer Tutucusu 3" svg:x="0.55118in" svg:y="7.53189in" svg:width="2.56811in" svg:height="0.57008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Alt Bilgi Yer Tutucusu 4" svg:x="3.77008in" svg:y="7.53189in" svg:width="3.49409in" svg:height="0.57008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ayt Numarası Yer Tutucusu 5" svg:x="7.90354in" svg:y="7.53189in" svg:width="2.56811in" svg:height="0.57008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1.21063in" svg:y="0.88858in" svg:width="5.84567in" svg:height="4.38386in" presentation:class="page" draw:id="id5" presentation:style-name="a584" draw:name="Slayt Resmi Yer Tutucusu 1">
          <svg:title/>
          <svg:desc/>
        </draw:page-thumbnail>
        <draw:frame draw:id="id6" presentation:style-name="a587" draw:name="Not Yer Tutucusu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Üst Bilgi Yer Tutucusu 3" svg:x="0in" svg:y="0in" svg:width="3.5874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Veri Yer Tutucusu 4" svg:x="4.67992in" svg:y="0in" svg:width="3.5874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Alt Bilgi Yer Tutucusu 5" svg:x="0in" svg:y="11.10827in" svg:width="3.5874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ayt Numarası Yer Tutucusu 6" svg:x="4.67992in" svg:y="11.10827in" svg:width="3.5874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Başlık-Slaydı" style:page-layout-name="pageLayout1" draw:style-name="a602">
      <draw:frame draw:id="id74" presentation:style-name="a606" draw:name="Başlık 1" svg:x="1.37847in" svg:y="1.35243in" svg:width="8.26736in" svg:height="2.87847in" presentation:class="title" presentation:placeholder="false">
        <draw:text-box>
          <text:p text:style-name="a605" text:class-names="" text:cond-style-name=""><text:span text:style-name="a603" text:class-names="">Asıl başlık stilini düzenlemek için tıklayın</text:span><text:span text:style-name="a604" text:class-names=""/></text:p>
        </draw:text-box>
        <svg:title/>
        <svg:desc/>
      </draw:frame>
      <draw:frame draw:id="id75" presentation:style-name="a610" draw:name="Alt Başlık 2" svg:x="1.37847in" svg:y="4.34201in" svg:width="8.26736in" svg:height="1.99653in" presentation:class="subtitle" presentation:placeholder="false">
        <draw:text-box>
          <text:p text:style-name="a609" text:class-names="" text:cond-style-name=""><text:span text:style-name="a607" text:class-names="">Asıl alt başlık stilini düzenlemek için tıklayın</text:span><text:span text:style-name="a608" text:class-names=""/></text:p>
        </draw:text-box>
        <svg:title/>
        <svg:desc/>
      </draw:frame>
      <draw:frame draw:id="id76" presentation:style-name="a613" draw:name="Veri Yer Tutucusu 3" svg:x="0.55118in" svg:y="7.53189in" svg:width="2.56811in" svg:height="0.57008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Alt Bilgi Yer Tutucusu 4" svg:x="3.77008in" svg:y="7.53189in" svg:width="3.49409in" svg:height="0.57008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ayt Numarası Yer Tutucusu 5" svg:x="7.90354in" svg:y="7.53189in" svg:width="2.56811in" svg:height="0.57008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1.21063in" svg:y="0.88858in" svg:width="5.84567in" svg:height="4.38386in" presentation:class="page" draw:id="id5" presentation:style-name="a620" draw:name="Slayt Resmi Yer Tutucusu 1">
          <svg:title/>
          <svg:desc/>
        </draw:page-thumbnail>
        <draw:frame draw:id="id6" presentation:style-name="a623" draw:name="Not Yer Tutucusu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Üst Bilgi Yer Tutucusu 3" svg:x="0in" svg:y="0in" svg:width="3.5874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Veri Yer Tutucusu 4" svg:x="4.67992in" svg:y="0in" svg:width="3.5874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Alt Bilgi Yer Tutucusu 5" svg:x="0in" svg:y="11.10827in" svg:width="3.5874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ayt Numarası Yer Tutucusu 6" svg:x="4.67992in" svg:y="11.10827in" svg:width="3.5874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Başlık-ve-İçerik" style:page-layout-name="pageLayout1" draw:style-name="a638">
      <draw:frame draw:id="id79" presentation:style-name="a642" draw:name="Başlık 1" svg:x="0.55118in" svg:y="0.07874in" svg:width="9.92087in" svg:height="0.94488in" presentation:class="title" presentation:placeholder="false">
        <draw:text-box>
          <text:p text:style-name="a641" text:class-names="" text:cond-style-name=""><text:span text:style-name="a639" text:class-names="">Asıl başlık stilini düzenlemek için tıklayın</text:span><text:span text:style-name="a640" text:class-names=""/></text:p>
        </draw:text-box>
        <svg:title/>
        <svg:desc/>
      </draw:frame>
      <draw:frame draw:id="id80" presentation:style-name="a658" draw:name="İçerik Yer Tutucusu 2" svg:x="0.55118in" svg:y="1.93465in" svg:width="9.92087in" svg:height="4.79528in" presentation:class="object" presentation:placeholder="false">
        <draw:text-box>
          <text:p text:style-name="a644" text:class-names="" text:cond-style-name=""><text:span text:style-name="a643" text:class-names="">Asıl metin stillerini düzenlemek için tıklayın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İkinci düzey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Beşinci düzey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Veri Yer Tutucusu 3" svg:x="0.55118in" svg:y="7.53189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Alt Bilgi Yer Tutucusu 4" svg:x="3.77008in" svg:y="7.53189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ayt Numarası Yer Tutucusu 5" svg:x="7.90354in" svg:y="7.53189in" svg:width="2.56811in" svg:height="0.57008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1.21063in" svg:y="0.88858in" svg:width="5.84567in" svg:height="4.38386in" presentation:class="page" draw:id="id5" presentation:style-name="a668" draw:name="Slayt Resmi Yer Tutucusu 1">
          <svg:title/>
          <svg:desc/>
        </draw:page-thumbnail>
        <draw:frame draw:id="id6" presentation:style-name="a671" draw:name="Not Yer Tutucusu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Üst Bilgi Yer Tutucusu 3" svg:x="0in" svg:y="0in" svg:width="3.5874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Veri Yer Tutucusu 4" svg:x="4.67992in" svg:y="0in" svg:width="3.5874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Alt Bilgi Yer Tutucusu 5" svg:x="0in" svg:y="11.10827in" svg:width="3.5874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ayt Numarası Yer Tutucusu 6" svg:x="4.67992in" svg:y="11.10827in" svg:width="3.5874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Bölüm-Üst-Bilgisi" style:page-layout-name="pageLayout1" draw:style-name="a686">
      <draw:frame draw:id="id84" presentation:style-name="a690" draw:name="Başlık 1" svg:x="0.75174in" svg:y="2.06076in" svg:width="9.50868in" svg:height="3.43924in" presentation:class="title" presentation:placeholder="false">
        <draw:text-box>
          <text:p text:style-name="a689" text:class-names="" text:cond-style-name=""><text:span text:style-name="a687" text:class-names="">Asıl başlık stilini düzenlemek için tıklayın</text:span><text:span text:style-name="a688" text:class-names=""/></text:p>
        </draw:text-box>
        <svg:title/>
        <svg:desc/>
      </draw:frame>
      <draw:frame draw:id="id85" presentation:style-name="a694" draw:name="Metin Yer Tutucusu 2" svg:x="0.75174in" svg:y="5.53299in" svg:width="9.50868in" svg:height="1.80729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Asıl metin stillerini düzenlemek için tıklayın</text:span></text:p>
            </text:list-item>
          </text:list>
        </draw:text-box>
        <svg:title/>
        <svg:desc/>
      </draw:frame>
      <draw:frame draw:id="id86" presentation:style-name="a697" draw:name="Veri Yer Tutucusu 3" svg:x="0.55118in" svg:y="7.53189in" svg:width="2.56811in" svg:height="0.57008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Alt Bilgi Yer Tutucusu 4" svg:x="3.77008in" svg:y="7.53189in" svg:width="3.49409in" svg:height="0.57008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ayt Numarası Yer Tutucusu 5" svg:x="7.90354in" svg:y="7.53189in" svg:width="2.56811in" svg:height="0.57008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1.21063in" svg:y="0.88858in" svg:width="5.84567in" svg:height="4.38386in" presentation:class="page" draw:id="id5" presentation:style-name="a704" draw:name="Slayt Resmi Yer Tutucusu 1">
          <svg:title/>
          <svg:desc/>
        </draw:page-thumbnail>
        <draw:frame draw:id="id6" presentation:style-name="a707" draw:name="Not Yer Tutucusu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Üst Bilgi Yer Tutucusu 3" svg:x="0in" svg:y="0in" svg:width="3.5874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Veri Yer Tutucusu 4" svg:x="4.67992in" svg:y="0in" svg:width="3.5874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Alt Bilgi Yer Tutucusu 5" svg:x="0in" svg:y="11.10827in" svg:width="3.5874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ayt Numarası Yer Tutucusu 6" svg:x="4.67992in" svg:y="11.10827in" svg:width="3.5874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İki-İçerik" style:page-layout-name="pageLayout1" draw:style-name="a722">
      <draw:frame draw:id="id89" presentation:style-name="a726" draw:name="Başlık 1" svg:x="0.55118in" svg:y="0.07874in" svg:width="9.92087in" svg:height="0.94488in" presentation:class="title" presentation:placeholder="false">
        <draw:text-box>
          <text:p text:style-name="a725" text:class-names="" text:cond-style-name=""><text:span text:style-name="a723" text:class-names="">Asıl başlık stilini düzenlemek için tıklayın</text:span><text:span text:style-name="a724" text:class-names=""/></text:p>
        </draw:text-box>
        <svg:title/>
        <svg:desc/>
      </draw:frame>
      <draw:frame draw:id="id90" presentation:style-name="a742" draw:name="İçerik Yer Tutucusu 2" svg:x="0.55035in" svg:y="1.93403in" svg:width="4.87674in" svg:height="4.79514in" presentation:class="object" presentation:placeholder="false">
        <draw:text-box>
          <text:p text:style-name="a728" text:class-names="" text:cond-style-name=""><text:span text:style-name="a727" text:class-names="">Asıl metin stillerini düzenlemek için tıklayın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İkinci düzey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Beşinci düzey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İçerik Yer Tutucusu 3" svg:x="5.59375in" svg:y="1.93403in" svg:width="4.87847in" svg:height="4.79514in" presentation:class="object" presentation:placeholder="false">
        <draw:text-box>
          <text:p text:style-name="a744" text:class-names="" text:cond-style-name=""><text:span text:style-name="a743" text:class-names="">Asıl metin stillerini düzenlemek için tıklayın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İkinci düzey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Beşinci düzey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Veri Yer Tutucusu 4" svg:x="0.55118in" svg:y="7.53189in" svg:width="2.56811in" svg:height="0.57008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Alt Bilgi Yer Tutucusu 5" svg:x="3.77008in" svg:y="7.53189in" svg:width="3.49409in" svg:height="0.57008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ayt Numarası Yer Tutucusu 6" svg:x="7.90354in" svg:y="7.53189in" svg:width="2.56811in" svg:height="0.57008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386in" presentation:class="page" draw:id="id5" presentation:style-name="a768" draw:name="Slayt Resmi Yer Tutucusu 1">
          <svg:title/>
          <svg:desc/>
        </draw:page-thumbnail>
        <draw:frame draw:id="id6" presentation:style-name="a771" draw:name="Not Yer Tutucusu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Üst Bilgi Yer Tutucusu 3" svg:x="0in" svg:y="0in" svg:width="3.5874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Veri Yer Tutucusu 4" svg:x="4.67992in" svg:y="0in" svg:width="3.5874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Alt Bilgi Yer Tutucusu 5" svg:x="0in" svg:y="11.10827in" svg:width="3.5874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ayt Numarası Yer Tutucusu 6" svg:x="4.67992in" svg:y="11.10827in" svg:width="3.5874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Karşılaştırma" style:page-layout-name="pageLayout1" draw:style-name="a786">
      <draw:frame draw:id="id95" presentation:style-name="a790" draw:name="Başlık 1" svg:x="0.75868in" svg:y="0.44097in" svg:width="9.50868in" svg:height="1.59722in" presentation:class="title" presentation:placeholder="false">
        <draw:text-box>
          <text:p text:style-name="a789" text:class-names="" text:cond-style-name=""><text:span text:style-name="a787" text:class-names="">Asıl başlık stilini düzenlemek için tıklayın</text:span><text:span text:style-name="a788" text:class-names=""/></text:p>
        </draw:text-box>
        <svg:title/>
        <svg:desc/>
      </draw:frame>
      <draw:frame draw:id="id96" presentation:style-name="a794" draw:name="Metin Yer Tutucusu 2" svg:x="0.75868in" svg:y="2.02604in" svg:width="4.66493in" svg:height="0.99306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Asıl metin stillerini düzenlemek için tıklayın</text:span></text:p>
            </text:list-item>
          </text:list>
        </draw:text-box>
        <svg:title/>
        <svg:desc/>
      </draw:frame>
      <draw:frame draw:id="id97" presentation:style-name="a810" draw:name="İçerik Yer Tutucusu 3" svg:x="0.75868in" svg:y="3.0191in" svg:width="4.66493in" svg:height="4.44271in" presentation:class="object" presentation:placeholder="false">
        <draw:text-box>
          <text:p text:style-name="a796" text:class-names="" text:cond-style-name=""><text:span text:style-name="a795" text:class-names="">Asıl metin stillerini düzenlemek için tıklayın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İkinci düzey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Beşinci düzey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Metin Yer Tutucusu 4" svg:x="5.5816in" svg:y="2.02604in" svg:width="4.68576in" svg:height="0.99306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Asıl metin stillerini düzenlemek için tıklayın</text:span></text:p>
            </text:list-item>
          </text:list>
        </draw:text-box>
        <svg:title/>
        <svg:desc/>
      </draw:frame>
      <draw:frame draw:id="id99" presentation:style-name="a830" draw:name="İçerik Yer Tutucusu 5" svg:x="5.5816in" svg:y="3.0191in" svg:width="4.68576in" svg:height="4.44271in" presentation:class="object" presentation:placeholder="false">
        <draw:text-box>
          <text:p text:style-name="a816" text:class-names="" text:cond-style-name=""><text:span text:style-name="a815" text:class-names="">Asıl metin stillerini düzenlemek için tıklayın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İkinci düzey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Beşinci düzey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Veri Yer Tutucusu 6" svg:x="0.55118in" svg:y="7.53189in" svg:width="2.56811in" svg:height="0.57008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Alt Bilgi Yer Tutucusu 7" svg:x="3.77008in" svg:y="7.53189in" svg:width="3.49409in" svg:height="0.57008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ayt Numarası Yer Tutucusu 8" svg:x="7.90354in" svg:y="7.53189in" svg:width="2.56811in" svg:height="0.57008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1.21063in" svg:y="0.88858in" svg:width="5.84567in" svg:height="4.38386in" presentation:class="page" draw:id="id5" presentation:style-name="a840" draw:name="Slayt Resmi Yer Tutucusu 1">
          <svg:title/>
          <svg:desc/>
        </draw:page-thumbnail>
        <draw:frame draw:id="id6" presentation:style-name="a843" draw:name="Not Yer Tutucusu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Üst Bilgi Yer Tutucusu 3" svg:x="0in" svg:y="0in" svg:width="3.5874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Veri Yer Tutucusu 4" svg:x="4.67992in" svg:y="0in" svg:width="3.5874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Alt Bilgi Yer Tutucusu 5" svg:x="0in" svg:y="11.10827in" svg:width="3.5874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ayt Numarası Yer Tutucusu 6" svg:x="4.67992in" svg:y="11.10827in" svg:width="3.5874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Yalnızca-Başlık" style:page-layout-name="pageLayout1" draw:style-name="a858">
      <draw:frame draw:id="id103" presentation:style-name="a862" draw:name="Başlık 1" svg:x="0.55118in" svg:y="0.07874in" svg:width="9.92087in" svg:height="0.94488in" presentation:class="title" presentation:placeholder="false">
        <draw:text-box>
          <text:p text:style-name="a861" text:class-names="" text:cond-style-name=""><text:span text:style-name="a859" text:class-names="">Asıl başlık stilini düzenlemek için tıklayın</text:span><text:span text:style-name="a860" text:class-names=""/></text:p>
        </draw:text-box>
        <svg:title/>
        <svg:desc/>
      </draw:frame>
      <draw:frame draw:id="id104" presentation:style-name="a865" draw:name="Veri Yer Tutucusu 2" svg:x="0.55118in" svg:y="7.53189in" svg:width="2.56811in" svg:height="0.57008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Alt Bilgi Yer Tutucusu 3" svg:x="3.77008in" svg:y="7.53189in" svg:width="3.49409in" svg:height="0.57008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ayt Numarası Yer Tutucusu 4" svg:x="7.90354in" svg:y="7.53189in" svg:width="2.56811in" svg:height="0.57008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1.21063in" svg:y="0.88858in" svg:width="5.84567in" svg:height="4.38386in" presentation:class="page" draw:id="id5" presentation:style-name="a872" draw:name="Slayt Resmi Yer Tutucusu 1">
          <svg:title/>
          <svg:desc/>
        </draw:page-thumbnail>
        <draw:frame draw:id="id6" presentation:style-name="a875" draw:name="Not Yer Tutucusu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Üst Bilgi Yer Tutucusu 3" svg:x="0in" svg:y="0in" svg:width="3.5874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Veri Yer Tutucusu 4" svg:x="4.67992in" svg:y="0in" svg:width="3.5874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Alt Bilgi Yer Tutucusu 5" svg:x="0in" svg:y="11.10827in" svg:width="3.5874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ayt Numarası Yer Tutucusu 6" svg:x="4.67992in" svg:y="11.10827in" svg:width="3.5874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oş" style:page-layout-name="pageLayout1" draw:style-name="a890">
      <draw:frame draw:id="id107" presentation:style-name="a893" draw:name="Veri Yer Tutucusu 1" svg:x="0.55118in" svg:y="7.53189in" svg:width="2.56811in" svg:height="0.57008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Alt Bilgi Yer Tutucusu 2" svg:x="3.77008in" svg:y="7.53189in" svg:width="3.49409in" svg:height="0.57008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ayt Numarası Yer Tutucusu 3" svg:x="7.90354in" svg:y="7.53189in" svg:width="2.56811in" svg:height="0.57008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1.21063in" svg:y="0.88858in" svg:width="5.84567in" svg:height="4.38386in" presentation:class="page" draw:id="id5" presentation:style-name="a900" draw:name="Slayt Resmi Yer Tutucusu 1">
          <svg:title/>
          <svg:desc/>
        </draw:page-thumbnail>
        <draw:frame draw:id="id6" presentation:style-name="a903" draw:name="Not Yer Tutucusu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Üst Bilgi Yer Tutucusu 3" svg:x="0in" svg:y="0in" svg:width="3.5874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Veri Yer Tutucusu 4" svg:x="4.67992in" svg:y="0in" svg:width="3.5874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Alt Bilgi Yer Tutucusu 5" svg:x="0in" svg:y="11.10827in" svg:width="3.5874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ayt Numarası Yer Tutucusu 6" svg:x="4.67992in" svg:y="11.10827in" svg:width="3.5874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Başlıklı-İçerik" style:page-layout-name="pageLayout1" draw:style-name="a918">
      <draw:frame draw:id="id110" presentation:style-name="a922" draw:name="Başlık 1" svg:x="0.75868in" svg:y="0.55035in" svg:width="3.55556in" svg:height="1.93056in" presentation:class="title" presentation:placeholder="false">
        <draw:text-box>
          <text:p text:style-name="a921" text:class-names="" text:cond-style-name=""><text:span text:style-name="a919" text:class-names="">Asıl başlık stilini düzenlemek için tıklayın</text:span><text:span text:style-name="a920" text:class-names=""/></text:p>
        </draw:text-box>
        <svg:title/>
        <svg:desc/>
      </draw:frame>
      <draw:frame draw:id="id111" presentation:style-name="a938" draw:name="İçerik Yer Tutucusu 2" svg:x="4.6875in" svg:y="1.19097in" svg:width="5.57986in" svg:height="5.875in" presentation:class="object" presentation:placeholder="false">
        <draw:text-box>
          <text:p text:style-name="a924" text:class-names="" text:cond-style-name=""><text:span text:style-name="a923" text:class-names="">Asıl metin stillerini düzenlemek için tıklayın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İkinci düzey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Beşinci düzey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Metin Yer Tutucusu 3" svg:x="0.75868in" svg:y="2.4809in" svg:width="3.55556in" svg:height="4.59375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Asıl metin stillerini düzenlemek için tıklayın</text:span></text:p>
            </text:list-item>
          </text:list>
        </draw:text-box>
        <svg:title/>
        <svg:desc/>
      </draw:frame>
      <draw:frame draw:id="id113" presentation:style-name="a945" draw:name="Veri Yer Tutucusu 4" svg:x="0.55118in" svg:y="7.53189in" svg:width="2.56811in" svg:height="0.57008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Alt Bilgi Yer Tutucusu 5" svg:x="3.77008in" svg:y="7.53189in" svg:width="3.49409in" svg:height="0.57008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ayt Numarası Yer Tutucusu 6" svg:x="7.90354in" svg:y="7.53189in" svg:width="2.56811in" svg:height="0.57008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1.21063in" svg:y="0.88858in" svg:width="5.84567in" svg:height="4.38386in" presentation:class="page" draw:id="id5" presentation:style-name="a952" draw:name="Slayt Resmi Yer Tutucusu 1">
          <svg:title/>
          <svg:desc/>
        </draw:page-thumbnail>
        <draw:frame draw:id="id6" presentation:style-name="a955" draw:name="Not Yer Tutucusu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Üst Bilgi Yer Tutucusu 3" svg:x="0in" svg:y="0in" svg:width="3.5874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Veri Yer Tutucusu 4" svg:x="4.67992in" svg:y="0in" svg:width="3.5874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Alt Bilgi Yer Tutucusu 5" svg:x="0in" svg:y="11.10827in" svg:width="3.5874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ayt Numarası Yer Tutucusu 6" svg:x="4.67992in" svg:y="11.10827in" svg:width="3.5874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aşlıklı-Resim" style:page-layout-name="pageLayout1" draw:style-name="a970">
      <draw:frame draw:id="id116" presentation:style-name="a974" draw:name="Başlık 1" svg:x="0.75868in" svg:y="0.55035in" svg:width="3.55556in" svg:height="1.93056in" presentation:class="title" presentation:placeholder="false">
        <draw:text-box>
          <text:p text:style-name="a973" text:class-names="" text:cond-style-name=""><text:span text:style-name="a971" text:class-names="">Asıl başlık stilini düzenlemek için tıklayın</text:span><text:span text:style-name="a972" text:class-names=""/></text:p>
        </draw:text-box>
        <svg:title/>
        <svg:desc/>
      </draw:frame>
      <draw:frame draw:id="id117" presentation:style-name="a977" draw:name="Resim Yer Tutucusu 2" svg:x="4.6875in" svg:y="1.19097in" svg:width="5.57986in" svg:height="5.875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Metin Yer Tutucusu 3" svg:x="0.75868in" svg:y="2.4809in" svg:width="3.55556in" svg:height="4.59375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Asıl metin stillerini düzenlemek için tıklayın</text:span></text:p>
            </text:list-item>
          </text:list>
        </draw:text-box>
        <svg:title/>
        <svg:desc/>
      </draw:frame>
      <draw:frame draw:id="id119" presentation:style-name="a984" draw:name="Veri Yer Tutucusu 4" svg:x="0.55118in" svg:y="7.53189in" svg:width="2.56811in" svg:height="0.57008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Alt Bilgi Yer Tutucusu 5" svg:x="3.77008in" svg:y="7.53189in" svg:width="3.49409in" svg:height="0.57008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ayt Numarası Yer Tutucusu 6" svg:x="7.90354in" svg:y="7.53189in" svg:width="2.56811in" svg:height="0.57008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1.21063in" svg:y="0.88858in" svg:width="5.84567in" svg:height="4.38386in" presentation:class="page" draw:id="id5" presentation:style-name="a991" draw:name="Slayt Resmi Yer Tutucusu 1">
          <svg:title/>
          <svg:desc/>
        </draw:page-thumbnail>
        <draw:frame draw:id="id6" presentation:style-name="a994" draw:name="Not Yer Tutucusu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Üst Bilgi Yer Tutucusu 3" svg:x="0in" svg:y="0in" svg:width="3.5874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Veri Yer Tutucusu 4" svg:x="4.67992in" svg:y="0in" svg:width="3.5874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Alt Bilgi Yer Tutucusu 5" svg:x="0in" svg:y="11.10827in" svg:width="3.5874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ayt Numarası Yer Tutucusu 6" svg:x="4.67992in" svg:y="11.10827in" svg:width="3.5874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Başlık-ve-Dikey-Metin" style:page-layout-name="pageLayout1" draw:style-name="a1009">
      <draw:frame draw:id="id122" presentation:style-name="a1013" draw:name="Başlık 1" svg:x="0.55118in" svg:y="0.07874in" svg:width="9.92087in" svg:height="0.94488in" presentation:class="title" presentation:placeholder="false">
        <draw:text-box>
          <text:p text:style-name="a1012" text:class-names="" text:cond-style-name=""><text:span text:style-name="a1010" text:class-names="">Asıl başlık stilini düzenlemek için tıklayın</text:span><text:span text:style-name="a1011" text:class-names=""/></text:p>
        </draw:text-box>
        <svg:title/>
        <svg:desc/>
      </draw:frame>
      <draw:frame draw:id="id123" presentation:style-name="a1030" draw:name="Dikey Metin Yer Tutucusu 2" svg:x="0.55118in" svg:y="1.93465in" svg:width="9.92087in" svg:height="4.79528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Asıl metin stillerini düzenlemek için tıklayın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İkinci düzey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Beşinci düzey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Veri Yer Tutucusu 3" svg:x="0.55118in" svg:y="7.53189in" svg:width="2.56811in" svg:height="0.57008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Alt Bilgi Yer Tutucusu 4" svg:x="3.77008in" svg:y="7.53189in" svg:width="3.49409in" svg:height="0.57008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ayt Numarası Yer Tutucusu 5" svg:x="7.90354in" svg:y="7.53189in" svg:width="2.56811in" svg:height="0.57008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1.21063in" svg:y="0.88858in" svg:width="5.84567in" svg:height="4.38386in" presentation:class="page" draw:id="id5" presentation:style-name="a1040" draw:name="Slayt Resmi Yer Tutucusu 1">
          <svg:title/>
          <svg:desc/>
        </draw:page-thumbnail>
        <draw:frame draw:id="id6" presentation:style-name="a1043" draw:name="Not Yer Tutucusu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Üst Bilgi Yer Tutucusu 3" svg:x="0in" svg:y="0in" svg:width="3.5874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Veri Yer Tutucusu 4" svg:x="4.67992in" svg:y="0in" svg:width="3.5874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Alt Bilgi Yer Tutucusu 5" svg:x="0in" svg:y="11.10827in" svg:width="3.5874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ayt Numarası Yer Tutucusu 6" svg:x="4.67992in" svg:y="11.10827in" svg:width="3.5874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Dikey-Başlık-ve-Metin" style:page-layout-name="pageLayout1" draw:style-name="a1058">
      <draw:frame draw:id="id127" presentation:style-name="a1062" draw:name="Dikey Başlık 1" svg:x="7.99306in" svg:y="0.07813in" svg:width="2.47917in" svg:height="6.65104in" presentation:class="title" presentation:placeholder="false">
        <draw:text-box>
          <text:p text:style-name="a1061" text:class-names="" text:cond-style-name=""><text:span text:style-name="a1059" text:class-names="">Asıl başlık stilini düzenlemek için tıklayın</text:span><text:span text:style-name="a1060" text:class-names=""/></text:p>
        </draw:text-box>
        <svg:title/>
        <svg:desc/>
      </draw:frame>
      <draw:frame draw:id="id128" presentation:style-name="a1079" draw:name="Dikey Metin Yer Tutucusu 2" svg:x="0.55035in" svg:y="0.07813in" svg:width="7.27604in" svg:height="6.65104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Asıl metin stillerini düzenlemek için tıklayın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İkinci düzey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Beşinci düzey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Veri Yer Tutucusu 3" svg:x="0.55118in" svg:y="7.53189in" svg:width="2.56811in" svg:height="0.57008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Alt Bilgi Yer Tutucusu 4" svg:x="3.77008in" svg:y="7.53189in" svg:width="3.49409in" svg:height="0.57008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ayt Numarası Yer Tutucusu 5" svg:x="7.90354in" svg:y="7.53189in" svg:width="2.56811in" svg:height="0.57008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1.21063in" svg:y="0.88858in" svg:width="5.84567in" svg:height="4.38386in" presentation:class="page" draw:id="id5" presentation:style-name="a1089" draw:name="Slayt Resmi Yer Tutucusu 1">
          <svg:title/>
          <svg:desc/>
        </draw:page-thumbnail>
        <draw:frame draw:id="id6" presentation:style-name="a1092" draw:name="Not Yer Tutucusu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Üst Bilgi Yer Tutucusu 3" svg:x="0in" svg:y="0in" svg:width="3.5874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Veri Yer Tutucusu 4" svg:x="4.67992in" svg:y="0in" svg:width="3.5874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Alt Bilgi Yer Tutucusu 5" svg:x="0in" svg:y="11.10827in" svg:width="3.5874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ayt Numarası Yer Tutucusu 6" svg:x="4.67992in" svg:y="11.10827in" svg:width="3.5874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ushGreen2" style:page-layout-name="pageLayout1" draw:style-name="a1107">
      <draw:frame draw:id="id132" presentation:style-name="a1110" draw:name="Başlık Yer Tutucusu 1" svg:x="0.55118in" svg:y="0.07874in" svg:width="9.92087in" svg:height="0.94488in" presentation:class="titl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27" draw:name="Metin Yer Tutucusu 2" svg:x="0.55118in" svg:y="1.93465in" svg:width="9.92087in" svg:height="5.46693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Asıl metin stillerini düzenlemek için tıklayın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İkinci düzey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Beşinci düzey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30" draw:name="Veri Yer Tutucusu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5" presentation:style-name="a1133" draw:name="Alt Bilgi Yer Tutucusu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6" presentation:style-name="a1136" draw:name="Slayt Numarası Yer Tutucusu 5" svg:x="7.90354in" svg:y="7.53189in" svg:width="2.56811in" svg:height="0.57008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presentation:notes style:page-layout-name="pageLayout2" draw:style-name="a1153">
        <draw:page-thumbnail svg:x="1.21063in" svg:y="0.88858in" svg:width="5.84567in" svg:height="4.38386in" presentation:class="page" draw:id="id5" presentation:style-name="a1137" draw:name="Slayt Resmi Yer Tutucusu 1">
          <svg:title/>
          <svg:desc/>
        </draw:page-thumbnail>
        <draw:frame draw:id="id6" presentation:style-name="a1140" draw:name="Not Yer Tutucusu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Üst Bilgi Yer Tutucusu 3" svg:x="0in" svg:y="0in" svg:width="3.5874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Veri Yer Tutucusu 4" svg:x="4.67992in" svg:y="0in" svg:width="3.5874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Alt Bilgi Yer Tutucusu 5" svg:x="0in" svg:y="11.10827in" svg:width="3.5874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ayt Numarası Yer Tutucusu 6" svg:x="4.67992in" svg:y="11.10827in" svg:width="3.5874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Başlık-Slaydı" style:page-layout-name="pageLayout1" draw:style-name="a1155">
      <draw:frame draw:id="id137" presentation:style-name="a1159" draw:name="Başlık 1" svg:x="1.37847in" svg:y="1.35243in" svg:width="8.26736in" svg:height="2.87847in" presentation:class="title" presentation:placeholder="false">
        <draw:text-box>
          <text:p text:style-name="a1158" text:class-names="" text:cond-style-name=""><text:span text:style-name="a1156" text:class-names="">Asıl başlık stilini düzenlemek için tıklayın</text:span><text:span text:style-name="a1157" text:class-names=""/></text:p>
        </draw:text-box>
        <svg:title/>
        <svg:desc/>
      </draw:frame>
      <draw:frame draw:id="id138" presentation:style-name="a1163" draw:name="Alt Başlık 2" svg:x="1.37847in" svg:y="4.34201in" svg:width="8.26736in" svg:height="1.99653in" presentation:class="subtitle" presentation:placeholder="false">
        <draw:text-box>
          <text:p text:style-name="a1162" text:class-names="" text:cond-style-name=""><text:span text:style-name="a1160" text:class-names="">Asıl alt başlık stilini düzenlemek için tıklayın</text:span><text:span text:style-name="a1161" text:class-names=""/></text:p>
        </draw:text-box>
        <svg:title/>
        <svg:desc/>
      </draw:frame>
      <draw:frame draw:id="id139" presentation:style-name="a1166" draw:name="Veri Yer Tutucusu 3" svg:x="0.55118in" svg:y="7.53189in" svg:width="2.56811in" svg:height="0.57008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40" presentation:style-name="a1169" draw:name="Alt Bilgi Yer Tutucusu 4" svg:x="3.77008in" svg:y="7.53189in" svg:width="3.49409in" svg:height="0.57008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1" presentation:style-name="a1172" draw:name="Slayt Numarası Yer Tutucusu 5" svg:x="7.90354in" svg:y="7.53189in" svg:width="2.56811in" svg:height="0.57008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title/>
        <svg:desc/>
      </draw:frame>
      <presentation:notes style:page-layout-name="pageLayout2" draw:style-name="a1189">
        <draw:page-thumbnail svg:x="1.21063in" svg:y="0.88858in" svg:width="5.84567in" svg:height="4.38386in" presentation:class="page" draw:id="id5" presentation:style-name="a1173" draw:name="Slayt Resmi Yer Tutucusu 1">
          <svg:title/>
          <svg:desc/>
        </draw:page-thumbnail>
        <draw:frame draw:id="id6" presentation:style-name="a1176" draw:name="Not Yer Tutucusu 2" svg:x="0.82677in" svg:y="5.55394in" svg:width="6.61378in" svg:height="5.26142in" presentation:class="notes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7" presentation:style-name="a1179" draw:name="Üst Bilgi Yer Tutucusu 3" svg:x="0in" svg:y="0in" svg:width="3.5874in" svg:height="0.58425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8" presentation:style-name="a1182" draw:name="Veri Yer Tutucusu 4" svg:x="4.67992in" svg:y="0in" svg:width="3.5874in" svg:height="0.58425in" presentation:class="date-time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9" presentation:style-name="a1185" draw:name="Alt Bilgi Yer Tutucusu 5" svg:x="0in" svg:y="11.10827in" svg:width="3.5874in" svg:height="0.58425in" presentation:class="foot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0" presentation:style-name="a1188" draw:name="Slayt Numarası Yer Tutucusu 6" svg:x="4.67992in" svg:y="11.10827in" svg:width="3.5874in" svg:height="0.58425in" presentation:class="page-number" presentation:placeholder="false">
          <draw:text-box>
            <text:p text:style-name="a1187" text:class-names="" text:cond-style-name=""><text:span text:style-name="a1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Başlık-ve-İçerik" style:page-layout-name="pageLayout1" draw:style-name="a1191">
      <draw:frame draw:id="id142" presentation:style-name="a1195" draw:name="Başlık 1" svg:x="0.55118in" svg:y="0.07874in" svg:width="9.92087in" svg:height="0.94488in" presentation:class="title" presentation:placeholder="false">
        <draw:text-box>
          <text:p text:style-name="a1194" text:class-names="" text:cond-style-name=""><text:span text:style-name="a1192" text:class-names="">Asıl başlık stilini düzenlemek için tıklayın</text:span><text:span text:style-name="a1193" text:class-names=""/></text:p>
        </draw:text-box>
        <svg:title/>
        <svg:desc/>
      </draw:frame>
      <draw:frame draw:id="id143" presentation:style-name="a1211" draw:name="İçerik Yer Tutucusu 2" svg:x="0.55118in" svg:y="1.93465in" svg:width="9.92087in" svg:height="5.46693in" presentation:class="object" presentation:placeholder="false">
        <draw:text-box>
          <text:p text:style-name="a1197" text:class-names="" text:cond-style-name=""><text:span text:style-name="a1196" text:class-names="">Asıl metin stillerini düzenlemek için tıklayın</text:span></text:p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İkinci düzey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7" text:class-names="">Beşinci düzey</text:span><text:span text:style-name="a1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14" draw:name="Veri Yer Tutucusu 3" svg:x="0.55118in" svg:y="7.53189in" svg:width="2.56811in" svg:height="0.57008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45" presentation:style-name="a1217" draw:name="Alt Bilgi Yer Tutucusu 4" svg:x="3.77008in" svg:y="7.53189in" svg:width="3.49409in" svg:height="0.57008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46" presentation:style-name="a1220" draw:name="Slayt Numarası Yer Tutucusu 5" svg:x="7.90354in" svg:y="7.53189in" svg:width="2.56811in" svg:height="0.57008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presentation:notes style:page-layout-name="pageLayout2" draw:style-name="a1237">
        <draw:page-thumbnail svg:x="1.21063in" svg:y="0.88858in" svg:width="5.84567in" svg:height="4.38386in" presentation:class="page" draw:id="id5" presentation:style-name="a1221" draw:name="Slayt Resmi Yer Tutucusu 1">
          <svg:title/>
          <svg:desc/>
        </draw:page-thumbnail>
        <draw:frame draw:id="id6" presentation:style-name="a1224" draw:name="Not Yer Tutucusu 2" svg:x="0.82677in" svg:y="5.55394in" svg:width="6.61378in" svg:height="5.26142in" presentation:class="notes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7" presentation:style-name="a1227" draw:name="Üst Bilgi Yer Tutucusu 3" svg:x="0in" svg:y="0in" svg:width="3.5874in" svg:height="0.58425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8" presentation:style-name="a1230" draw:name="Veri Yer Tutucusu 4" svg:x="4.67992in" svg:y="0in" svg:width="3.5874in" svg:height="0.58425in" presentation:class="date-time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9" presentation:style-name="a1233" draw:name="Alt Bilgi Yer Tutucusu 5" svg:x="0in" svg:y="11.10827in" svg:width="3.5874in" svg:height="0.58425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0" presentation:style-name="a1236" draw:name="Slayt Numarası Yer Tutucusu 6" svg:x="4.67992in" svg:y="11.10827in" svg:width="3.5874in" svg:height="0.58425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Bölüm-Üst-Bilgisi" style:page-layout-name="pageLayout1" draw:style-name="a1239">
      <draw:frame draw:id="id147" presentation:style-name="a1243" draw:name="Başlık 1" svg:x="0.75174in" svg:y="2.06076in" svg:width="9.50868in" svg:height="3.43924in" presentation:class="title" presentation:placeholder="false">
        <draw:text-box>
          <text:p text:style-name="a1242" text:class-names="" text:cond-style-name=""><text:span text:style-name="a1240" text:class-names="">Asıl başlık stilini düzenlemek için tıklayın</text:span><text:span text:style-name="a1241" text:class-names=""/></text:p>
        </draw:text-box>
        <svg:title/>
        <svg:desc/>
      </draw:frame>
      <draw:frame draw:id="id148" presentation:style-name="a1247" draw:name="Metin Yer Tutucusu 2" svg:x="0.75174in" svg:y="5.53299in" svg:width="9.50868in" svg:height="1.80729in" presentation:class="outline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Asıl metin stillerini düzenlemek için tıklayın</text:span></text:p>
            </text:list-item>
          </text:list>
        </draw:text-box>
        <svg:title/>
        <svg:desc/>
      </draw:frame>
      <draw:frame draw:id="id149" presentation:style-name="a1250" draw:name="Veri Yer Tutucusu 3" svg:x="0.55118in" svg:y="7.53189in" svg:width="2.56811in" svg:height="0.57008in" presentation:class="date-tim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150" presentation:style-name="a1253" draw:name="Alt Bilgi Yer Tutucusu 4" svg:x="3.77008in" svg:y="7.53189in" svg:width="3.49409in" svg:height="0.57008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151" presentation:style-name="a1256" draw:name="Slayt Numarası Yer Tutucusu 5" svg:x="7.90354in" svg:y="7.53189in" svg:width="2.56811in" svg:height="0.57008in" presentation:class="page-number" presentation:placeholder="false">
        <draw:text-box>
          <text:p text:style-name="a1255" text:class-names="" text:cond-style-name=""><text:span text:style-name="a1254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page-thumbnail svg:x="1.21063in" svg:y="0.88858in" svg:width="5.84567in" svg:height="4.38386in" presentation:class="page" draw:id="id5" presentation:style-name="a1257" draw:name="Slayt Resmi Yer Tutucusu 1">
          <svg:title/>
          <svg:desc/>
        </draw:page-thumbnail>
        <draw:frame draw:id="id6" presentation:style-name="a1260" draw:name="Not Yer Tutucusu 2" svg:x="0.82677in" svg:y="5.55394in" svg:width="6.61378in" svg:height="5.26142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3" draw:name="Üst Bilgi Yer Tutucusu 3" svg:x="0in" svg:y="0in" svg:width="3.5874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8" presentation:style-name="a1266" draw:name="Veri Yer Tutucusu 4" svg:x="4.67992in" svg:y="0in" svg:width="3.5874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9" presentation:style-name="a1269" draw:name="Alt Bilgi Yer Tutucusu 5" svg:x="0in" svg:y="11.10827in" svg:width="3.5874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" presentation:style-name="a1272" draw:name="Slayt Numarası Yer Tutucusu 6" svg:x="4.67992in" svg:y="11.10827in" svg:width="3.5874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İki-İçerik" style:page-layout-name="pageLayout1" draw:style-name="a1275">
      <draw:frame draw:id="id152" presentation:style-name="a1279" draw:name="Başlık 1" svg:x="0.55118in" svg:y="0.07874in" svg:width="9.92087in" svg:height="0.94488in" presentation:class="title" presentation:placeholder="false">
        <draw:text-box>
          <text:p text:style-name="a1278" text:class-names="" text:cond-style-name=""><text:span text:style-name="a1276" text:class-names="">Asıl başlık stilini düzenlemek için tıklayın</text:span><text:span text:style-name="a1277" text:class-names=""/></text:p>
        </draw:text-box>
        <svg:title/>
        <svg:desc/>
      </draw:frame>
      <draw:frame draw:id="id153" presentation:style-name="a1295" draw:name="İçerik Yer Tutucusu 2" svg:x="0.55035in" svg:y="1.93403in" svg:width="4.87674in" svg:height="5.46701in" presentation:class="object" presentation:placeholder="false">
        <draw:text-box>
          <text:p text:style-name="a1281" text:class-names="" text:cond-style-name=""><text:span text:style-name="a1280" text:class-names="">Asıl metin stillerini düzenlemek için tıklayın</text:span></text:p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İkinci düzey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4">
            <text:list-item>
              <text:list text:style-name="a1294">
                <text:list-item>
                  <text:list text:style-name="a1294">
                    <text:list-item>
                      <text:list text:style-name="a1294">
                        <text:list-item>
                          <text:list text:style-name="a1294">
                            <text:list-item>
                              <text:p text:style-name="a1293" text:class-names="" text:cond-style-name=""><text:span text:style-name="a1291" text:class-names="">Beşinci düzey</text:span><text:span text:style-name="a1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11" draw:name="İçerik Yer Tutucusu 3" svg:x="5.59375in" svg:y="1.93403in" svg:width="4.87847in" svg:height="5.46701in" presentation:class="object" presentation:placeholder="false">
        <draw:text-box>
          <text:p text:style-name="a1297" text:class-names="" text:cond-style-name=""><text:span text:style-name="a1296" text:class-names="">Asıl metin stillerini düzenlemek için tıklayın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İkinci düzey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7" text:class-names="">Beşinci düzey</text:span><text:span text:style-name="a1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14" draw:name="Veri Yer Tutucusu 4" svg:x="0.55118in" svg:y="7.53189in" svg:width="2.56811in" svg:height="0.57008in" presentation:class="date-time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56" presentation:style-name="a1317" draw:name="Alt Bilgi Yer Tutucusu 5" svg:x="3.77008in" svg:y="7.53189in" svg:width="3.49409in" svg:height="0.57008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57" presentation:style-name="a1320" draw:name="Slayt Numarası Yer Tutucusu 6" svg:x="7.90354in" svg:y="7.53189in" svg:width="2.56811in" svg:height="0.57008in" presentation:class="page-number" presentation:placeholder="false">
        <draw:text-box>
          <text:p text:style-name="a1319" text:class-names="" text:cond-style-name=""><text:span text:style-name="a1318" text:class-names=""><text:page-number style:num-format="1" text:fixed="false"/></text:span></text:p>
        </draw:text-box>
        <svg:title/>
        <svg:desc/>
      </draw:frame>
      <presentation:notes style:page-layout-name="pageLayout2" draw:style-name="a1337">
        <draw:page-thumbnail svg:x="1.21063in" svg:y="0.88858in" svg:width="5.84567in" svg:height="4.38386in" presentation:class="page" draw:id="id5" presentation:style-name="a1321" draw:name="Slayt Resmi Yer Tutucusu 1">
          <svg:title/>
          <svg:desc/>
        </draw:page-thumbnail>
        <draw:frame draw:id="id6" presentation:style-name="a1324" draw:name="Not Yer Tutucusu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7" draw:name="Üst Bilgi Yer Tutucusu 3" svg:x="0in" svg:y="0in" svg:width="3.5874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8" presentation:style-name="a1330" draw:name="Veri Yer Tutucusu 4" svg:x="4.67992in" svg:y="0in" svg:width="3.5874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9" presentation:style-name="a1333" draw:name="Alt Bilgi Yer Tutucusu 5" svg:x="0in" svg:y="11.10827in" svg:width="3.5874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Slayt Numarası Yer Tutucusu 6" svg:x="4.67992in" svg:y="11.10827in" svg:width="3.5874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Karşılaştırma" style:page-layout-name="pageLayout1" draw:style-name="a1339">
      <draw:frame draw:id="id158" presentation:style-name="a1343" draw:name="Başlık 1" svg:x="0.75868in" svg:y="0.44097in" svg:width="9.50868in" svg:height="1.59722in" presentation:class="title" presentation:placeholder="false">
        <draw:text-box>
          <text:p text:style-name="a1342" text:class-names="" text:cond-style-name=""><text:span text:style-name="a1340" text:class-names="">Asıl başlık stilini düzenlemek için tıklayın</text:span><text:span text:style-name="a1341" text:class-names=""/></text:p>
        </draw:text-box>
        <svg:title/>
        <svg:desc/>
      </draw:frame>
      <draw:frame draw:id="id159" presentation:style-name="a1347" draw:name="Metin Yer Tutucusu 2" svg:x="0.75868in" svg:y="2.02604in" svg:width="4.66493in" svg:height="0.99306in" presentation:class="outline" presentation:placeholder="false">
        <draw:text-box>
          <text:list text:style-name="a1346">
            <text:list-item>
              <text:p text:style-name="a1345" text:class-names="" text:cond-style-name=""><text:span text:style-name="a1344" text:class-names="">Asıl metin stillerini düzenlemek için tıklayın</text:span></text:p>
            </text:list-item>
          </text:list>
        </draw:text-box>
        <svg:title/>
        <svg:desc/>
      </draw:frame>
      <draw:frame draw:id="id160" presentation:style-name="a1363" draw:name="İçerik Yer Tutucusu 3" svg:x="0.75868in" svg:y="3.0191in" svg:width="4.66493in" svg:height="4.44271in" presentation:class="object" presentation:placeholder="false">
        <draw:text-box>
          <text:p text:style-name="a1349" text:class-names="" text:cond-style-name=""><text:span text:style-name="a1348" text:class-names="">Asıl metin stillerini düzenlemek için tıklayın</text:span></text:p>
          <text:list text:style-name="a1352">
            <text:list-item>
              <text:list text:style-name="a1352">
                <text:list-item>
                  <text:p text:style-name="a1351" text:class-names="" text:cond-style-name=""><text:span text:style-name="a1350" text:class-names="">İkinci düzey</text:span></text:p>
                </text:list-item>
              </text:list>
            </text:list-item>
          </text:list>
          <text:list text:style-name="a1355">
            <text:list-item>
              <text:list text:style-name="a1355">
                <text:list-item>
                  <text:list text:style-name="a1355">
                    <text:list-item>
                      <text:p text:style-name="a1354" text:class-names="" text:cond-style-name=""><text:span text:style-name="a135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list text:style-name="a1358">
                        <text:list-item>
                          <text:p text:style-name="a1357" text:class-names="" text:cond-style-name=""><text:span text:style-name="a135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list text:style-name="a1362">
                            <text:list-item>
                              <text:p text:style-name="a1361" text:class-names="" text:cond-style-name=""><text:span text:style-name="a1359" text:class-names="">Beşinci düzey</text:span><text:span text:style-name="a1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67" draw:name="Metin Yer Tutucusu 4" svg:x="5.5816in" svg:y="2.02604in" svg:width="4.68576in" svg:height="0.99306in" presentation:class="outline" presentation:placeholder="false">
        <draw:text-box>
          <text:list text:style-name="a1366">
            <text:list-item>
              <text:p text:style-name="a1365" text:class-names="" text:cond-style-name=""><text:span text:style-name="a1364" text:class-names="">Asıl metin stillerini düzenlemek için tıklayın</text:span></text:p>
            </text:list-item>
          </text:list>
        </draw:text-box>
        <svg:title/>
        <svg:desc/>
      </draw:frame>
      <draw:frame draw:id="id162" presentation:style-name="a1383" draw:name="İçerik Yer Tutucusu 5" svg:x="5.5816in" svg:y="3.0191in" svg:width="4.68576in" svg:height="4.44271in" presentation:class="object" presentation:placeholder="false">
        <draw:text-box>
          <text:p text:style-name="a1369" text:class-names="" text:cond-style-name=""><text:span text:style-name="a1368" text:class-names="">Asıl metin stillerini düzenlemek için tıklayın</text:span></text:p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İkinci düzey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p text:style-name="a1381" text:class-names="" text:cond-style-name=""><text:span text:style-name="a1379" text:class-names="">Beşinci düzey</text:span><text:span text:style-name="a1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86" draw:name="Veri Yer Tutucusu 6" svg:x="0.55118in" svg:y="7.53189in" svg:width="2.56811in" svg:height="0.57008in" presentation:class="date-time" presentation:placeholder="false">
        <draw:text-box>
          <text:p text:style-name="a1385" text:class-names="" text:cond-style-name=""><text:span text:style-name="a1384" text:class-names=""/></text:p>
        </draw:text-box>
        <svg:title/>
        <svg:desc/>
      </draw:frame>
      <draw:frame draw:id="id164" presentation:style-name="a1389" draw:name="Alt Bilgi Yer Tutucusu 7" svg:x="3.77008in" svg:y="7.53189in" svg:width="3.49409in" svg:height="0.57008in" presentation:class="footer" presentation:placeholder="false">
        <draw:text-box>
          <text:p text:style-name="a1388" text:class-names="" text:cond-style-name=""><text:span text:style-name="a1387" text:class-names=""/></text:p>
        </draw:text-box>
        <svg:title/>
        <svg:desc/>
      </draw:frame>
      <draw:frame draw:id="id165" presentation:style-name="a1392" draw:name="Slayt Numarası Yer Tutucusu 8" svg:x="7.90354in" svg:y="7.53189in" svg:width="2.56811in" svg:height="0.57008in" presentation:class="page-number" presentation:placeholder="false">
        <draw:text-box>
          <text:p text:style-name="a1391" text:class-names="" text:cond-style-name=""><text:span text:style-name="a1390" text:class-names=""><text:page-number style:num-format="1" text:fixed="false"/></text:span></text:p>
        </draw:text-box>
        <svg:title/>
        <svg:desc/>
      </draw:frame>
      <presentation:notes style:page-layout-name="pageLayout2" draw:style-name="a1409">
        <draw:page-thumbnail svg:x="1.21063in" svg:y="0.88858in" svg:width="5.84567in" svg:height="4.38386in" presentation:class="page" draw:id="id5" presentation:style-name="a1393" draw:name="Slayt Resmi Yer Tutucusu 1">
          <svg:title/>
          <svg:desc/>
        </draw:page-thumbnail>
        <draw:frame draw:id="id6" presentation:style-name="a1396" draw:name="Not Yer Tutucusu 2" svg:x="0.82677in" svg:y="5.55394in" svg:width="6.61378in" svg:height="5.26142in" presentation:class="notes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7" presentation:style-name="a1399" draw:name="Üst Bilgi Yer Tutucusu 3" svg:x="0in" svg:y="0in" svg:width="3.5874in" svg:height="0.58425in" presentation:class="head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8" presentation:style-name="a1402" draw:name="Veri Yer Tutucusu 4" svg:x="4.67992in" svg:y="0in" svg:width="3.5874in" svg:height="0.58425in" presentation:class="date-time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9" presentation:style-name="a1405" draw:name="Alt Bilgi Yer Tutucusu 5" svg:x="0in" svg:y="11.10827in" svg:width="3.5874in" svg:height="0.58425in" presentation:class="foot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0" presentation:style-name="a1408" draw:name="Slayt Numarası Yer Tutucusu 6" svg:x="4.67992in" svg:y="11.10827in" svg:width="3.5874in" svg:height="0.58425in" presentation:class="page-number" presentation:placeholder="false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Yalnızca-Başlık" style:page-layout-name="pageLayout1" draw:style-name="a1411">
      <draw:frame draw:id="id166" presentation:style-name="a1415" draw:name="Başlık 1" svg:x="0.55118in" svg:y="0.07874in" svg:width="9.92087in" svg:height="0.94488in" presentation:class="title" presentation:placeholder="false">
        <draw:text-box>
          <text:p text:style-name="a1414" text:class-names="" text:cond-style-name=""><text:span text:style-name="a1412" text:class-names="">Asıl başlık stilini düzenlemek için tıklayın</text:span><text:span text:style-name="a1413" text:class-names=""/></text:p>
        </draw:text-box>
        <svg:title/>
        <svg:desc/>
      </draw:frame>
      <draw:frame draw:id="id167" presentation:style-name="a1418" draw:name="Veri Yer Tutucusu 2" svg:x="0.55118in" svg:y="7.53189in" svg:width="2.56811in" svg:height="0.57008in" presentation:class="date-time" presentation:placeholder="false">
        <draw:text-box>
          <text:p text:style-name="a1417" text:class-names="" text:cond-style-name=""><text:span text:style-name="a1416" text:class-names=""/></text:p>
        </draw:text-box>
        <svg:title/>
        <svg:desc/>
      </draw:frame>
      <draw:frame draw:id="id168" presentation:style-name="a1421" draw:name="Alt Bilgi Yer Tutucusu 3" svg:x="3.77008in" svg:y="7.53189in" svg:width="3.49409in" svg:height="0.57008in" presentation:class="footer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Slayt Numarası Yer Tutucusu 4" svg:x="7.90354in" svg:y="7.53189in" svg:width="2.56811in" svg:height="0.57008in" presentation:class="page-number" presentation:placeholder="false">
        <draw:text-box>
          <text:p text:style-name="a1423" text:class-names="" text:cond-style-name=""><text:span text:style-name="a1422" text:class-names=""><text:page-number style:num-format="1" text:fixed="false"/></text:span></text:p>
        </draw:text-box>
        <svg:title/>
        <svg:desc/>
      </draw:frame>
      <presentation:notes style:page-layout-name="pageLayout2" draw:style-name="a1441">
        <draw:page-thumbnail svg:x="1.21063in" svg:y="0.88858in" svg:width="5.84567in" svg:height="4.38386in" presentation:class="page" draw:id="id5" presentation:style-name="a1425" draw:name="Slayt Resmi Yer Tutucusu 1">
          <svg:title/>
          <svg:desc/>
        </draw:page-thumbnail>
        <draw:frame draw:id="id6" presentation:style-name="a1428" draw:name="Not Yer Tutucusu 2" svg:x="0.82677in" svg:y="5.55394in" svg:width="6.61378in" svg:height="5.26142in" presentation:class="notes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7" presentation:style-name="a1431" draw:name="Üst Bilgi Yer Tutucusu 3" svg:x="0in" svg:y="0in" svg:width="3.5874in" svg:height="0.58425in" presentation:class="head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8" presentation:style-name="a1434" draw:name="Veri Yer Tutucusu 4" svg:x="4.67992in" svg:y="0in" svg:width="3.5874in" svg:height="0.58425in" presentation:class="date-time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9" presentation:style-name="a1437" draw:name="Alt Bilgi Yer Tutucusu 5" svg:x="0in" svg:y="11.10827in" svg:width="3.5874in" svg:height="0.58425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0" presentation:style-name="a1440" draw:name="Slayt Numarası Yer Tutucusu 6" svg:x="4.67992in" svg:y="11.10827in" svg:width="3.5874in" svg:height="0.58425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oş" style:page-layout-name="pageLayout1" draw:style-name="a1443">
      <draw:frame draw:id="id170" presentation:style-name="a1446" draw:name="Veri Yer Tutucusu 1" svg:x="0.55118in" svg:y="7.53189in" svg:width="2.56811in" svg:height="0.57008in" presentation:class="date-tim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1" presentation:style-name="a1449" draw:name="Alt Bilgi Yer Tutucusu 2" svg:x="3.77008in" svg:y="7.53189in" svg:width="3.49409in" svg:height="0.57008in" presentation:class="footer" presentation:placeholder="false">
        <draw:text-box>
          <text:p text:style-name="a1448" text:class-names="" text:cond-style-name=""><text:span text:style-name="a1447" text:class-names=""/></text:p>
        </draw:text-box>
        <svg:title/>
        <svg:desc/>
      </draw:frame>
      <draw:frame draw:id="id172" presentation:style-name="a1452" draw:name="Slayt Numarası Yer Tutucusu 3" svg:x="7.90354in" svg:y="7.53189in" svg:width="2.56811in" svg:height="0.57008in" presentation:class="page-number" presentation:placeholder="false">
        <draw:text-box>
          <text:p text:style-name="a1451" text:class-names="" text:cond-style-name=""><text:span text:style-name="a1450" text:class-names=""><text:page-number style:num-format="1" text:fixed="false"/></text:span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386in" presentation:class="page" draw:id="id5" presentation:style-name="a1453" draw:name="Slayt Resmi Yer Tutucusu 1">
          <svg:title/>
          <svg:desc/>
        </draw:page-thumbnail>
        <draw:frame draw:id="id6" presentation:style-name="a1456" draw:name="Not Yer Tutucusu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Üst Bilgi Yer Tutucusu 3" svg:x="0in" svg:y="0in" svg:width="3.5874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Veri Yer Tutucusu 4" svg:x="4.67992in" svg:y="0in" svg:width="3.5874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Alt Bilgi Yer Tutucusu 5" svg:x="0in" svg:y="11.10827in" svg:width="3.5874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ayt Numarası Yer Tutucusu 6" svg:x="4.67992in" svg:y="11.10827in" svg:width="3.5874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Başlıklı-İçerik" style:page-layout-name="pageLayout1" draw:style-name="a1471">
      <draw:frame draw:id="id173" presentation:style-name="a1475" draw:name="Başlık 1" svg:x="0.75868in" svg:y="0.55035in" svg:width="3.55556in" svg:height="1.93056in" presentation:class="title" presentation:placeholder="false">
        <draw:text-box>
          <text:p text:style-name="a1474" text:class-names="" text:cond-style-name=""><text:span text:style-name="a1472" text:class-names="">Asıl başlık stilini düzenlemek için tıklayın</text:span><text:span text:style-name="a1473" text:class-names=""/></text:p>
        </draw:text-box>
        <svg:title/>
        <svg:desc/>
      </draw:frame>
      <draw:frame draw:id="id174" presentation:style-name="a1491" draw:name="İçerik Yer Tutucusu 2" svg:x="4.6875in" svg:y="1.19097in" svg:width="5.57986in" svg:height="5.875in" presentation:class="object" presentation:placeholder="false">
        <draw:text-box>
          <text:p text:style-name="a1477" text:class-names="" text:cond-style-name=""><text:span text:style-name="a1476" text:class-names="">Asıl metin stillerini düzenlemek için tıklayın</text:span></text:p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İkinci düzey</text:span></text:p>
                </text:list-item>
              </text:list>
            </text:list-item>
          </text:list>
          <text:list text:style-name="a1483">
            <text:list-item>
              <text:list text:style-name="a1483">
                <text:list-item>
                  <text:list text:style-name="a1483">
                    <text:list-item>
                      <text:p text:style-name="a1482" text:class-names="" text:cond-style-name=""><text:span text:style-name="a148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p text:style-name="a1485" text:class-names="" text:cond-style-name=""><text:span text:style-name="a148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list text:style-name="a1490">
                            <text:list-item>
                              <text:p text:style-name="a1489" text:class-names="" text:cond-style-name=""><text:span text:style-name="a1487" text:class-names="">Beşinci düzey</text:span><text:span text:style-name="a1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95" draw:name="Metin Yer Tutucusu 3" svg:x="0.75868in" svg:y="2.4809in" svg:width="3.55556in" svg:height="4.59375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Asıl metin stillerini düzenlemek için tıklayın</text:span></text:p>
            </text:list-item>
          </text:list>
        </draw:text-box>
        <svg:title/>
        <svg:desc/>
      </draw:frame>
      <draw:frame draw:id="id176" presentation:style-name="a1498" draw:name="Veri Yer Tutucusu 4" svg:x="0.55118in" svg:y="7.53189in" svg:width="2.56811in" svg:height="0.57008in" presentation:class="date-time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177" presentation:style-name="a1501" draw:name="Alt Bilgi Yer Tutucusu 5" svg:x="3.77008in" svg:y="7.53189in" svg:width="3.49409in" svg:height="0.57008in" presentation:class="footer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draw:frame draw:id="id178" presentation:style-name="a1504" draw:name="Slayt Numarası Yer Tutucusu 6" svg:x="7.90354in" svg:y="7.53189in" svg:width="2.56811in" svg:height="0.57008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presentation:notes style:page-layout-name="pageLayout2" draw:style-name="a1521">
        <draw:page-thumbnail svg:x="1.21063in" svg:y="0.88858in" svg:width="5.84567in" svg:height="4.38386in" presentation:class="page" draw:id="id5" presentation:style-name="a1505" draw:name="Slayt Resmi Yer Tutucusu 1">
          <svg:title/>
          <svg:desc/>
        </draw:page-thumbnail>
        <draw:frame draw:id="id6" presentation:style-name="a1508" draw:name="Not Yer Tutucusu 2" svg:x="0.82677in" svg:y="5.55394in" svg:width="6.61378in" svg:height="5.26142in" presentation:class="notes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1" draw:name="Üst Bilgi Yer Tutucusu 3" svg:x="0in" svg:y="0in" svg:width="3.5874in" svg:height="0.58425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8" presentation:style-name="a1514" draw:name="Veri Yer Tutucusu 4" svg:x="4.67992in" svg:y="0in" svg:width="3.5874in" svg:height="0.58425in" presentation:class="date-time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9" presentation:style-name="a1517" draw:name="Alt Bilgi Yer Tutucusu 5" svg:x="0in" svg:y="11.10827in" svg:width="3.5874in" svg:height="0.58425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0" presentation:style-name="a1520" draw:name="Slayt Numarası Yer Tutucusu 6" svg:x="4.67992in" svg:y="11.10827in" svg:width="3.5874in" svg:height="0.58425in" presentation:class="page-number" presentation:placeholder="false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Başlıklı-Resim" style:page-layout-name="pageLayout1" draw:style-name="a1523">
      <draw:frame draw:id="id179" presentation:style-name="a1527" draw:name="Başlık 1" svg:x="0.75868in" svg:y="0.55035in" svg:width="3.55556in" svg:height="1.93056in" presentation:class="title" presentation:placeholder="false">
        <draw:text-box>
          <text:p text:style-name="a1526" text:class-names="" text:cond-style-name=""><text:span text:style-name="a1524" text:class-names="">Asıl başlık stilini düzenlemek için tıklayın</text:span><text:span text:style-name="a1525" text:class-names=""/></text:p>
        </draw:text-box>
        <svg:title/>
        <svg:desc/>
      </draw:frame>
      <draw:frame draw:id="id180" presentation:style-name="a1530" draw:name="Resim Yer Tutucusu 2" svg:x="4.6875in" svg:y="1.19097in" svg:width="5.57986in" svg:height="5.875in" presentation:class="graphic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81" presentation:style-name="a1534" draw:name="Metin Yer Tutucusu 3" svg:x="0.75868in" svg:y="2.4809in" svg:width="3.55556in" svg:height="4.59375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Asıl metin stillerini düzenlemek için tıklayın</text:span></text:p>
            </text:list-item>
          </text:list>
        </draw:text-box>
        <svg:title/>
        <svg:desc/>
      </draw:frame>
      <draw:frame draw:id="id182" presentation:style-name="a1537" draw:name="Veri Yer Tutucusu 4" svg:x="0.55118in" svg:y="7.53189in" svg:width="2.56811in" svg:height="0.57008in" presentation:class="date-time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83" presentation:style-name="a1540" draw:name="Alt Bilgi Yer Tutucusu 5" svg:x="3.77008in" svg:y="7.53189in" svg:width="3.49409in" svg:height="0.57008in" presentation:class="footer" presentation:placeholder="false">
        <draw:text-box>
          <text:p text:style-name="a1539" text:class-names="" text:cond-style-name=""><text:span text:style-name="a1538" text:class-names=""/></text:p>
        </draw:text-box>
        <svg:title/>
        <svg:desc/>
      </draw:frame>
      <draw:frame draw:id="id184" presentation:style-name="a1543" draw:name="Slayt Numarası Yer Tutucusu 6" svg:x="7.90354in" svg:y="7.53189in" svg:width="2.56811in" svg:height="0.57008in" presentation:class="page-number" presentation:placeholder="false">
        <draw:text-box>
          <text:p text:style-name="a1542" text:class-names="" text:cond-style-name=""><text:span text:style-name="a1541" text:class-names=""><text:page-number style:num-format="1" text:fixed="false"/></text:span></text:p>
        </draw:text-box>
        <svg:title/>
        <svg:desc/>
      </draw:frame>
      <presentation:notes style:page-layout-name="pageLayout2" draw:style-name="a1560">
        <draw:page-thumbnail svg:x="1.21063in" svg:y="0.88858in" svg:width="5.84567in" svg:height="4.38386in" presentation:class="page" draw:id="id5" presentation:style-name="a1544" draw:name="Slayt Resmi Yer Tutucusu 1">
          <svg:title/>
          <svg:desc/>
        </draw:page-thumbnail>
        <draw:frame draw:id="id6" presentation:style-name="a1547" draw:name="Not Yer Tutucusu 2" svg:x="0.82677in" svg:y="5.55394in" svg:width="6.61378in" svg:height="5.26142in" presentation:class="notes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7" presentation:style-name="a1550" draw:name="Üst Bilgi Yer Tutucusu 3" svg:x="0in" svg:y="0in" svg:width="3.5874in" svg:height="0.58425in" presentation:class="header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8" presentation:style-name="a1553" draw:name="Veri Yer Tutucusu 4" svg:x="4.67992in" svg:y="0in" svg:width="3.5874in" svg:height="0.58425in" presentation:class="date-time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9" presentation:style-name="a1556" draw:name="Alt Bilgi Yer Tutucusu 5" svg:x="0in" svg:y="11.10827in" svg:width="3.5874in" svg:height="0.58425in" presentation:class="foot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Slayt Numarası Yer Tutucusu 6" svg:x="4.67992in" svg:y="11.10827in" svg:width="3.5874in" svg:height="0.58425in" presentation:class="page-number" presentation:placeholder="false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Başlık-ve-Dikey-Metin" style:page-layout-name="pageLayout1" draw:style-name="a1562">
      <draw:frame draw:id="id185" presentation:style-name="a1566" draw:name="Başlık 1" svg:x="0.55118in" svg:y="0.07874in" svg:width="9.92087in" svg:height="0.94488in" presentation:class="title" presentation:placeholder="false">
        <draw:text-box>
          <text:p text:style-name="a1565" text:class-names="" text:cond-style-name=""><text:span text:style-name="a1563" text:class-names="">Asıl başlık stilini düzenlemek için tıklayın</text:span><text:span text:style-name="a1564" text:class-names=""/></text:p>
        </draw:text-box>
        <svg:title/>
        <svg:desc/>
      </draw:frame>
      <draw:frame draw:id="id186" presentation:style-name="a1583" draw:name="Dikey Metin Yer Tutucusu 2" svg:x="0.55118in" svg:y="1.93465in" svg:width="9.92087in" svg:height="5.46693in" presentation:class="outline" presentation:placeholder="false">
        <draw:text-box>
          <text:list text:style-name="a1569">
            <text:list-item>
              <text:p text:style-name="a1568" text:class-names="" text:cond-style-name=""><text:span text:style-name="a1567" text:class-names="">Asıl metin stillerini düzenlemek için tıklayın</text:span></text:p>
            </text:list-item>
          </text:list>
          <text:list text:style-name="a1572">
            <text:list-item>
              <text:list text:style-name="a1572">
                <text:list-item>
                  <text:p text:style-name="a1571" text:class-names="" text:cond-style-name=""><text:span text:style-name="a1570" text:class-names="">İkinci düzey</text:span></text:p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p text:style-name="a1574" text:class-names="" text:cond-style-name=""><text:span text:style-name="a157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p text:style-name="a1577" text:class-names="" text:cond-style-name=""><text:span text:style-name="a157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list text:style-name="a1582">
                        <text:list-item>
                          <text:list text:style-name="a1582">
                            <text:list-item>
                              <text:p text:style-name="a1581" text:class-names="" text:cond-style-name=""><text:span text:style-name="a1579" text:class-names="">Beşinci düzey</text:span><text:span text:style-name="a1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86" draw:name="Veri Yer Tutucusu 3" svg:x="0.55118in" svg:y="7.53189in" svg:width="2.56811in" svg:height="0.57008in" presentation:class="date-time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188" presentation:style-name="a1589" draw:name="Alt Bilgi Yer Tutucusu 4" svg:x="3.77008in" svg:y="7.53189in" svg:width="3.49409in" svg:height="0.57008in" presentation:class="footer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189" presentation:style-name="a1592" draw:name="Slayt Numarası Yer Tutucusu 5" svg:x="7.90354in" svg:y="7.53189in" svg:width="2.56811in" svg:height="0.57008in" presentation:class="page-number" presentation:placeholder="false">
        <draw:text-box>
          <text:p text:style-name="a1591" text:class-names="" text:cond-style-name=""><text:span text:style-name="a1590" text:class-names=""><text:page-number style:num-format="1" text:fixed="false"/></text:span></text:p>
        </draw:text-box>
        <svg:title/>
        <svg:desc/>
      </draw:frame>
      <presentation:notes style:page-layout-name="pageLayout2" draw:style-name="a1609">
        <draw:page-thumbnail svg:x="1.21063in" svg:y="0.88858in" svg:width="5.84567in" svg:height="4.38386in" presentation:class="page" draw:id="id5" presentation:style-name="a1593" draw:name="Slayt Resmi Yer Tutucusu 1">
          <svg:title/>
          <svg:desc/>
        </draw:page-thumbnail>
        <draw:frame draw:id="id6" presentation:style-name="a1596" draw:name="Not Yer Tutucusu 2" svg:x="0.82677in" svg:y="5.55394in" svg:width="6.61378in" svg:height="5.26142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7" presentation:style-name="a1599" draw:name="Üst Bilgi Yer Tutucusu 3" svg:x="0in" svg:y="0in" svg:width="3.5874in" svg:height="0.58425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8" presentation:style-name="a1602" draw:name="Veri Yer Tutucusu 4" svg:x="4.67992in" svg:y="0in" svg:width="3.5874in" svg:height="0.58425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9" presentation:style-name="a1605" draw:name="Alt Bilgi Yer Tutucusu 5" svg:x="0in" svg:y="11.10827in" svg:width="3.5874in" svg:height="0.58425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0" presentation:style-name="a1608" draw:name="Slayt Numarası Yer Tutucusu 6" svg:x="4.67992in" svg:y="11.10827in" svg:width="3.5874in" svg:height="0.58425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Dikey-Başlık-ve-Metin" style:page-layout-name="pageLayout1" draw:style-name="a1611">
      <draw:frame draw:id="id190" presentation:style-name="a1615" draw:name="Dikey Başlık 1" svg:x="7.99306in" svg:y="0.07813in" svg:width="2.47917in" svg:height="7.32292in" presentation:class="title" presentation:placeholder="false">
        <draw:text-box>
          <text:p text:style-name="a1614" text:class-names="" text:cond-style-name=""><text:span text:style-name="a1612" text:class-names="">Asıl başlık stilini düzenlemek için tıklayın</text:span><text:span text:style-name="a1613" text:class-names=""/></text:p>
        </draw:text-box>
        <svg:title/>
        <svg:desc/>
      </draw:frame>
      <draw:frame draw:id="id191" presentation:style-name="a1632" draw:name="Dikey Metin Yer Tutucusu 2" svg:x="0.55035in" svg:y="0.07813in" svg:width="7.27604in" svg:height="7.32292in" presentation:class="outline" presentation:placeholder="false">
        <draw:text-box>
          <text:list text:style-name="a1618">
            <text:list-item>
              <text:p text:style-name="a1617" text:class-names="" text:cond-style-name=""><text:span text:style-name="a1616" text:class-names="">Asıl metin stillerini düzenlemek için tıklayın</text:span></text:p>
            </text:list-item>
          </text:list>
          <text:list text:style-name="a1621">
            <text:list-item>
              <text:list text:style-name="a1621">
                <text:list-item>
                  <text:p text:style-name="a1620" text:class-names="" text:cond-style-name=""><text:span text:style-name="a1619" text:class-names="">İkinci düzey</text:span></text:p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p text:style-name="a1623" text:class-names="" text:cond-style-name=""><text:span text:style-name="a1622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p text:style-name="a1626" text:class-names="" text:cond-style-name=""><text:span text:style-name="a1625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list text:style-name="a1631">
                        <text:list-item>
                          <text:list text:style-name="a1631">
                            <text:list-item>
                              <text:p text:style-name="a1630" text:class-names="" text:cond-style-name=""><text:span text:style-name="a1628" text:class-names="">Beşinci düzey</text:span><text:span text:style-name="a1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35" draw:name="Veri Yer Tutucusu 3" svg:x="0.55118in" svg:y="7.53189in" svg:width="2.56811in" svg:height="0.57008in" presentation:class="date-time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193" presentation:style-name="a1638" draw:name="Alt Bilgi Yer Tutucusu 4" svg:x="3.77008in" svg:y="7.53189in" svg:width="3.49409in" svg:height="0.57008in" presentation:class="footer" presentation:placeholder="false">
        <draw:text-box>
          <text:p text:style-name="a1637" text:class-names="" text:cond-style-name=""><text:span text:style-name="a1636" text:class-names=""/></text:p>
        </draw:text-box>
        <svg:title/>
        <svg:desc/>
      </draw:frame>
      <draw:frame draw:id="id194" presentation:style-name="a1641" draw:name="Slayt Numarası Yer Tutucusu 5" svg:x="7.90354in" svg:y="7.53189in" svg:width="2.56811in" svg:height="0.57008in" presentation:class="page-number" presentation:placeholder="false">
        <draw:text-box>
          <text:p text:style-name="a1640" text:class-names="" text:cond-style-name=""><text:span text:style-name="a1639" text:class-names=""><text:page-number style:num-format="1" text:fixed="false"/></text:span></text:p>
        </draw:text-box>
        <svg:title/>
        <svg:desc/>
      </draw:frame>
      <presentation:notes style:page-layout-name="pageLayout2" draw:style-name="a1658">
        <draw:page-thumbnail svg:x="1.21063in" svg:y="0.88858in" svg:width="5.84567in" svg:height="4.38386in" presentation:class="page" draw:id="id5" presentation:style-name="a1642" draw:name="Slayt Resmi Yer Tutucusu 1">
          <svg:title/>
          <svg:desc/>
        </draw:page-thumbnail>
        <draw:frame draw:id="id6" presentation:style-name="a1645" draw:name="Not Yer Tutucusu 2" svg:x="0.82677in" svg:y="5.55394in" svg:width="6.61378in" svg:height="5.26142in" presentation:class="notes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7" presentation:style-name="a1648" draw:name="Üst Bilgi Yer Tutucusu 3" svg:x="0in" svg:y="0in" svg:width="3.5874in" svg:height="0.58425in" presentation:class="head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8" presentation:style-name="a1651" draw:name="Veri Yer Tutucusu 4" svg:x="4.67992in" svg:y="0in" svg:width="3.5874in" svg:height="0.58425in" presentation:class="date-time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9" presentation:style-name="a1654" draw:name="Alt Bilgi Yer Tutucusu 5" svg:x="0in" svg:y="11.10827in" svg:width="3.5874in" svg:height="0.58425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7" draw:name="Slayt Numarası Yer Tutucusu 6" svg:x="4.67992in" svg:y="11.10827in" svg:width="3.5874in" svg:height="0.58425in" presentation:class="page-number" presentation:placeholder="false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ushGreen3" style:page-layout-name="pageLayout1" draw:style-name="a1660">
      <draw:frame draw:id="id195" presentation:style-name="a1663" draw:name="Başlık Yer Tutucusu 1" svg:x="0.55118in" svg:y="0.07874in" svg:width="9.92087in" svg:height="0.94488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196" presentation:style-name="a1680" draw:name="Metin Yer Tutucusu 2" svg:x="1.49606in" svg:y="3.38583in" svg:width="8.03149in" svg:height="2.67717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Asıl metin stillerini düzenlemek için tıklayın</text:span></text:p>
            </text:list-item>
          </text:list>
          <text:list text:style-name="a1669">
            <text:list-item>
              <text:list text:style-name="a1669">
                <text:list-item>
                  <text:p text:style-name="a1668" text:class-names="" text:cond-style-name=""><text:span text:style-name="a1667" text:class-names="">İkinci düzey</text:span></text:p>
                </text:list-item>
              </text:list>
            </text:list-item>
          </text:list>
          <text:list text:style-name="a1672">
            <text:list-item>
              <text:list text:style-name="a1672">
                <text:list-item>
                  <text:list text:style-name="a1672">
                    <text:list-item>
                      <text:p text:style-name="a1671" text:class-names="" text:cond-style-name=""><text:span text:style-name="a1670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p text:style-name="a1674" text:class-names="" text:cond-style-name=""><text:span text:style-name="a1673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6" text:class-names="">Beşinci düzey</text:span><text:span text:style-name="a1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83" draw:name="Veri Yer Tutucusu 3" svg:x="0.55118in" svg:y="7.53189in" svg:width="2.56811in" svg:height="0.57008in" presentation:class="date-time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198" presentation:style-name="a1686" draw:name="Alt Bilgi Yer Tutucusu 4" svg:x="3.77008in" svg:y="7.53189in" svg:width="3.49409in" svg:height="0.57008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199" presentation:style-name="a1689" draw:name="Slayt Numarası Yer Tutucusu 5" svg:x="7.90354in" svg:y="7.53189in" svg:width="2.56811in" svg:height="0.57008in" presentation:class="page-number" presentation:placeholder="false">
        <draw:text-box>
          <text:p text:style-name="a1688" text:class-names="" text:cond-style-name=""><text:span text:style-name="a1687" text:class-names=""><text:page-number style:num-format="1" text:fixed="false"/></text:span></text:p>
        </draw:text-box>
        <svg:title/>
        <svg:desc/>
      </draw:frame>
      <presentation:notes style:page-layout-name="pageLayout2" draw:style-name="a1706">
        <draw:page-thumbnail svg:x="1.21063in" svg:y="0.88858in" svg:width="5.84567in" svg:height="4.38386in" presentation:class="page" draw:id="id5" presentation:style-name="a1690" draw:name="Slayt Resmi Yer Tutucusu 1">
          <svg:title/>
          <svg:desc/>
        </draw:page-thumbnail>
        <draw:frame draw:id="id6" presentation:style-name="a1693" draw:name="Not Yer Tutucusu 2" svg:x="0.82677in" svg:y="5.55394in" svg:width="6.61378in" svg:height="5.26142in" presentation:class="notes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7" presentation:style-name="a1696" draw:name="Üst Bilgi Yer Tutucusu 3" svg:x="0in" svg:y="0in" svg:width="3.5874in" svg:height="0.58425in" presentation:class="head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8" presentation:style-name="a1699" draw:name="Veri Yer Tutucusu 4" svg:x="4.67992in" svg:y="0in" svg:width="3.5874in" svg:height="0.58425in" presentation:class="date-time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9" presentation:style-name="a1702" draw:name="Alt Bilgi Yer Tutucusu 5" svg:x="0in" svg:y="11.10827in" svg:width="3.5874in" svg:height="0.58425in" presentation:class="footer" presentation:placeholder="false">
          <draw:text-box>
            <text:p text:style-name="a1701" text:class-names="" text:cond-style-name=""><text:span text:style-name="a1700" text:class-names=""/></text:p>
          </draw:text-box>
          <svg:title/>
          <svg:desc/>
        </draw:frame>
        <draw:frame draw:id="id10" presentation:style-name="a1705" draw:name="Slayt Numarası Yer Tutucusu 6" svg:x="4.67992in" svg:y="11.10827in" svg:width="3.5874in" svg:height="0.58425in" presentation:class="page-number" presentation:placeholder="false">
          <draw:text-box>
            <text:p text:style-name="a1704" text:class-names="" text:cond-style-name=""><text:span text:style-name="a1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Başlık-Slaydı" style:page-layout-name="pageLayout1" draw:style-name="a1708">
      <draw:frame draw:id="id200" presentation:style-name="a1712" draw:name="Başlık 1" svg:x="1.37847in" svg:y="1.35243in" svg:width="8.26736in" svg:height="2.87847in" presentation:class="title" presentation:placeholder="false">
        <draw:text-box>
          <text:p text:style-name="a1711" text:class-names="" text:cond-style-name=""><text:span text:style-name="a1709" text:class-names="">Asıl başlık stilini düzenlemek için tıklayın</text:span><text:span text:style-name="a1710" text:class-names=""/></text:p>
        </draw:text-box>
        <svg:title/>
        <svg:desc/>
      </draw:frame>
      <draw:frame draw:id="id201" presentation:style-name="a1716" draw:name="Alt Başlık 2" svg:x="1.37847in" svg:y="4.34201in" svg:width="8.26736in" svg:height="1.99653in" presentation:class="subtitle" presentation:placeholder="false">
        <draw:text-box>
          <text:p text:style-name="a1715" text:class-names="" text:cond-style-name=""><text:span text:style-name="a1713" text:class-names="">Asıl alt başlık stilini düzenlemek için tıklayın</text:span><text:span text:style-name="a1714" text:class-names=""/></text:p>
        </draw:text-box>
        <svg:title/>
        <svg:desc/>
      </draw:frame>
      <draw:frame draw:id="id202" presentation:style-name="a1719" draw:name="Veri Yer Tutucusu 3" svg:x="0.55118in" svg:y="7.53189in" svg:width="2.56811in" svg:height="0.57008in" presentation:class="date-time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03" presentation:style-name="a1722" draw:name="Alt Bilgi Yer Tutucusu 4" svg:x="3.77008in" svg:y="7.53189in" svg:width="3.49409in" svg:height="0.57008in" presentation:class="footer" presentation:placeholder="false">
        <draw:text-box>
          <text:p text:style-name="a1721" text:class-names="" text:cond-style-name=""><text:span text:style-name="a1720" text:class-names=""/></text:p>
        </draw:text-box>
        <svg:title/>
        <svg:desc/>
      </draw:frame>
      <draw:frame draw:id="id204" presentation:style-name="a1725" draw:name="Slayt Numarası Yer Tutucusu 5" svg:x="7.90354in" svg:y="7.53189in" svg:width="2.56811in" svg:height="0.57008in" presentation:class="page-number" presentation:placeholder="false">
        <draw:text-box>
          <text:p text:style-name="a1724" text:class-names="" text:cond-style-name=""><text:span text:style-name="a1723" text:class-names=""><text:page-number style:num-format="1" text:fixed="false"/></text:span></text:p>
        </draw:text-box>
        <svg:title/>
        <svg:desc/>
      </draw:frame>
      <presentation:notes style:page-layout-name="pageLayout2" draw:style-name="a1742">
        <draw:page-thumbnail svg:x="1.21063in" svg:y="0.88858in" svg:width="5.84567in" svg:height="4.38386in" presentation:class="page" draw:id="id5" presentation:style-name="a1726" draw:name="Slayt Resmi Yer Tutucusu 1">
          <svg:title/>
          <svg:desc/>
        </draw:page-thumbnail>
        <draw:frame draw:id="id6" presentation:style-name="a1729" draw:name="Not Yer Tutucusu 2" svg:x="0.82677in" svg:y="5.55394in" svg:width="6.61378in" svg:height="5.26142in" presentation:class="notes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7" presentation:style-name="a1732" draw:name="Üst Bilgi Yer Tutucusu 3" svg:x="0in" svg:y="0in" svg:width="3.5874in" svg:height="0.58425in" presentation:class="head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8" presentation:style-name="a1735" draw:name="Veri Yer Tutucusu 4" svg:x="4.67992in" svg:y="0in" svg:width="3.5874in" svg:height="0.58425in" presentation:class="date-time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9" presentation:style-name="a1738" draw:name="Alt Bilgi Yer Tutucusu 5" svg:x="0in" svg:y="11.10827in" svg:width="3.5874in" svg:height="0.58425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1" draw:name="Slayt Numarası Yer Tutucusu 6" svg:x="4.67992in" svg:y="11.10827in" svg:width="3.5874in" svg:height="0.58425in" presentation:class="page-number" presentation:placeholder="false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Başlık-ve-İçerik" style:page-layout-name="pageLayout1" draw:style-name="a1744">
      <draw:frame draw:id="id205" presentation:style-name="a1748" draw:name="Başlık 1" svg:x="0.55118in" svg:y="0.07874in" svg:width="9.92087in" svg:height="0.94488in" presentation:class="title" presentation:placeholder="false">
        <draw:text-box>
          <text:p text:style-name="a1747" text:class-names="" text:cond-style-name=""><text:span text:style-name="a1745" text:class-names="">Asıl başlık stilini düzenlemek için tıklayın</text:span><text:span text:style-name="a1746" text:class-names=""/></text:p>
        </draw:text-box>
        <svg:title/>
        <svg:desc/>
      </draw:frame>
      <draw:frame draw:id="id206" presentation:style-name="a1764" draw:name="İçerik Yer Tutucusu 2" svg:x="1.49606in" svg:y="3.38583in" svg:width="8.03149in" svg:height="2.67717in" presentation:class="object" presentation:placeholder="false">
        <draw:text-box>
          <text:p text:style-name="a1750" text:class-names="" text:cond-style-name=""><text:span text:style-name="a1749" text:class-names="">Asıl metin stillerini düzenlemek için tıklayın</text:span></text:p>
          <text:list text:style-name="a1753">
            <text:list-item>
              <text:list text:style-name="a1753">
                <text:list-item>
                  <text:p text:style-name="a1752" text:class-names="" text:cond-style-name=""><text:span text:style-name="a1751" text:class-names="">İkinci düzey</text:span></text:p>
                </text:list-item>
              </text:list>
            </text:list-item>
          </text:list>
          <text:list text:style-name="a1756">
            <text:list-item>
              <text:list text:style-name="a1756">
                <text:list-item>
                  <text:list text:style-name="a1756">
                    <text:list-item>
                      <text:p text:style-name="a1755" text:class-names="" text:cond-style-name=""><text:span text:style-name="a1754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759">
            <text:list-item>
              <text:list text:style-name="a1759">
                <text:list-item>
                  <text:list text:style-name="a1759">
                    <text:list-item>
                      <text:list text:style-name="a1759">
                        <text:list-item>
                          <text:p text:style-name="a1758" text:class-names="" text:cond-style-name=""><text:span text:style-name="a1757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3">
            <text:list-item>
              <text:list text:style-name="a1763">
                <text:list-item>
                  <text:list text:style-name="a1763">
                    <text:list-item>
                      <text:list text:style-name="a1763">
                        <text:list-item>
                          <text:list text:style-name="a1763">
                            <text:list-item>
                              <text:p text:style-name="a1762" text:class-names="" text:cond-style-name=""><text:span text:style-name="a1760" text:class-names="">Beşinci düzey</text:span><text:span text:style-name="a1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67" draw:name="Veri Yer Tutucusu 3" svg:x="0.55118in" svg:y="7.53189in" svg:width="2.56811in" svg:height="0.57008in" presentation:class="date-time" presentation:placeholder="false">
        <draw:text-box>
          <text:p text:style-name="a1766" text:class-names="" text:cond-style-name=""><text:span text:style-name="a1765" text:class-names=""/></text:p>
        </draw:text-box>
        <svg:title/>
        <svg:desc/>
      </draw:frame>
      <draw:frame draw:id="id208" presentation:style-name="a1770" draw:name="Alt Bilgi Yer Tutucusu 4" svg:x="3.77008in" svg:y="7.53189in" svg:width="3.49409in" svg:height="0.57008in" presentation:class="footer" presentation:placeholder="false">
        <draw:text-box>
          <text:p text:style-name="a1769" text:class-names="" text:cond-style-name=""><text:span text:style-name="a1768" text:class-names=""/></text:p>
        </draw:text-box>
        <svg:title/>
        <svg:desc/>
      </draw:frame>
      <draw:frame draw:id="id209" presentation:style-name="a1773" draw:name="Slayt Numarası Yer Tutucusu 5" svg:x="7.90354in" svg:y="7.53189in" svg:width="2.56811in" svg:height="0.57008in" presentation:class="page-number" presentation:placeholder="false">
        <draw:text-box>
          <text:p text:style-name="a1772" text:class-names="" text:cond-style-name=""><text:span text:style-name="a1771" text:class-names=""><text:page-number style:num-format="1" text:fixed="false"/></text:span></text:p>
        </draw:text-box>
        <svg:title/>
        <svg:desc/>
      </draw:frame>
      <presentation:notes style:page-layout-name="pageLayout2" draw:style-name="a1790">
        <draw:page-thumbnail svg:x="1.21063in" svg:y="0.88858in" svg:width="5.84567in" svg:height="4.38386in" presentation:class="page" draw:id="id5" presentation:style-name="a1774" draw:name="Slayt Resmi Yer Tutucusu 1">
          <svg:title/>
          <svg:desc/>
        </draw:page-thumbnail>
        <draw:frame draw:id="id6" presentation:style-name="a1777" draw:name="Not Yer Tutucusu 2" svg:x="0.82677in" svg:y="5.55394in" svg:width="6.61378in" svg:height="5.26142in" presentation:class="notes" presentation:placeholder="false">
          <draw:text-box>
            <text:p text:style-name="a1776" text:class-names="" text:cond-style-name=""><text:span text:style-name="a1775" text:class-names=""/></text:p>
          </draw:text-box>
          <svg:title/>
          <svg:desc/>
        </draw:frame>
        <draw:frame draw:id="id7" presentation:style-name="a1780" draw:name="Üst Bilgi Yer Tutucusu 3" svg:x="0in" svg:y="0in" svg:width="3.5874in" svg:height="0.58425in" presentation:class="header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frame draw:id="id8" presentation:style-name="a1783" draw:name="Veri Yer Tutucusu 4" svg:x="4.67992in" svg:y="0in" svg:width="3.5874in" svg:height="0.58425in" presentation:class="date-time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9" presentation:style-name="a1786" draw:name="Alt Bilgi Yer Tutucusu 5" svg:x="0in" svg:y="11.10827in" svg:width="3.5874in" svg:height="0.58425in" presentation:class="foot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10" presentation:style-name="a1789" draw:name="Slayt Numarası Yer Tutucusu 6" svg:x="4.67992in" svg:y="11.10827in" svg:width="3.5874in" svg:height="0.58425in" presentation:class="page-number" presentation:placeholder="false">
          <draw:text-box>
            <text:p text:style-name="a1788" text:class-names="" text:cond-style-name=""><text:span text:style-name="a1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Bölüm-Üst-Bilgisi" style:page-layout-name="pageLayout1" draw:style-name="a1792">
      <draw:frame draw:id="id210" presentation:style-name="a1796" draw:name="Başlık 1" svg:x="0.75174in" svg:y="2.06076in" svg:width="9.50868in" svg:height="3.43924in" presentation:class="title" presentation:placeholder="false">
        <draw:text-box>
          <text:p text:style-name="a1795" text:class-names="" text:cond-style-name=""><text:span text:style-name="a1793" text:class-names="">Asıl başlık stilini düzenlemek için tıklayın</text:span><text:span text:style-name="a1794" text:class-names=""/></text:p>
        </draw:text-box>
        <svg:title/>
        <svg:desc/>
      </draw:frame>
      <draw:frame draw:id="id211" presentation:style-name="a1800" draw:name="Metin Yer Tutucusu 2" svg:x="0.75174in" svg:y="5.53299in" svg:width="9.50868in" svg:height="1.80729in" presentation:class="outline" presentation:placeholder="false">
        <draw:text-box>
          <text:list text:style-name="a1799">
            <text:list-item>
              <text:p text:style-name="a1798" text:class-names="" text:cond-style-name=""><text:span text:style-name="a1797" text:class-names="">Asıl metin stillerini düzenlemek için tıklayın</text:span></text:p>
            </text:list-item>
          </text:list>
        </draw:text-box>
        <svg:title/>
        <svg:desc/>
      </draw:frame>
      <draw:frame draw:id="id212" presentation:style-name="a1803" draw:name="Veri Yer Tutucusu 3" svg:x="0.55118in" svg:y="7.53189in" svg:width="2.56811in" svg:height="0.57008in" presentation:class="date-time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13" presentation:style-name="a1806" draw:name="Alt Bilgi Yer Tutucusu 4" svg:x="3.77008in" svg:y="7.53189in" svg:width="3.49409in" svg:height="0.57008in" presentation:class="foot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14" presentation:style-name="a1809" draw:name="Slayt Numarası Yer Tutucusu 5" svg:x="7.90354in" svg:y="7.53189in" svg:width="2.56811in" svg:height="0.57008in" presentation:class="page-number" presentation:placeholder="false">
        <draw:text-box>
          <text:p text:style-name="a1808" text:class-names="" text:cond-style-name=""><text:span text:style-name="a1807" text:class-names=""><text:page-number style:num-format="1" text:fixed="false"/></text:span></text:p>
        </draw:text-box>
        <svg:title/>
        <svg:desc/>
      </draw:frame>
      <presentation:notes style:page-layout-name="pageLayout2" draw:style-name="a1826">
        <draw:page-thumbnail svg:x="1.21063in" svg:y="0.88858in" svg:width="5.84567in" svg:height="4.38386in" presentation:class="page" draw:id="id5" presentation:style-name="a1810" draw:name="Slayt Resmi Yer Tutucusu 1">
          <svg:title/>
          <svg:desc/>
        </draw:page-thumbnail>
        <draw:frame draw:id="id6" presentation:style-name="a1813" draw:name="Not Yer Tutucusu 2" svg:x="0.82677in" svg:y="5.55394in" svg:width="6.61378in" svg:height="5.26142in" presentation:class="notes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7" presentation:style-name="a1816" draw:name="Üst Bilgi Yer Tutucusu 3" svg:x="0in" svg:y="0in" svg:width="3.5874in" svg:height="0.58425in" presentation:class="header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8" presentation:style-name="a1819" draw:name="Veri Yer Tutucusu 4" svg:x="4.67992in" svg:y="0in" svg:width="3.5874in" svg:height="0.58425in" presentation:class="date-time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9" presentation:style-name="a1822" draw:name="Alt Bilgi Yer Tutucusu 5" svg:x="0in" svg:y="11.10827in" svg:width="3.5874in" svg:height="0.58425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Slayt Numarası Yer Tutucusu 6" svg:x="4.67992in" svg:y="11.10827in" svg:width="3.5874in" svg:height="0.58425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İki-İçerik" style:page-layout-name="pageLayout1" draw:style-name="a1828">
      <draw:frame draw:id="id215" presentation:style-name="a1832" draw:name="Başlık 1" svg:x="0.55118in" svg:y="0.07874in" svg:width="9.92087in" svg:height="0.94488in" presentation:class="title" presentation:placeholder="false">
        <draw:text-box>
          <text:p text:style-name="a1831" text:class-names="" text:cond-style-name=""><text:span text:style-name="a1829" text:class-names="">Asıl başlık stilini düzenlemek için tıklayın</text:span><text:span text:style-name="a1830" text:class-names=""/></text:p>
        </draw:text-box>
        <svg:title/>
        <svg:desc/>
      </draw:frame>
      <draw:frame draw:id="id216" presentation:style-name="a1848" draw:name="İçerik Yer Tutucusu 2" svg:x="1.49653in" svg:y="3.38542in" svg:width="3.93229in" svg:height="2.67708in" presentation:class="object" presentation:placeholder="false">
        <draw:text-box>
          <text:p text:style-name="a1834" text:class-names="" text:cond-style-name=""><text:span text:style-name="a1833" text:class-names="">Asıl metin stillerini düzenlemek için tıklayın</text:span></text:p>
          <text:list text:style-name="a1837">
            <text:list-item>
              <text:list text:style-name="a1837">
                <text:list-item>
                  <text:p text:style-name="a1836" text:class-names="" text:cond-style-name=""><text:span text:style-name="a1835" text:class-names="">İkinci düzey</text:span></text:p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p text:style-name="a1839" text:class-names="" text:cond-style-name=""><text:span text:style-name="a183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p text:style-name="a1842" text:class-names="" text:cond-style-name=""><text:span text:style-name="a184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4" text:class-names="">Beşinci düzey</text:span><text:span text:style-name="a18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64" draw:name="İçerik Yer Tutucusu 3" svg:x="5.59549in" svg:y="3.38542in" svg:width="3.93229in" svg:height="2.67708in" presentation:class="object" presentation:placeholder="false">
        <draw:text-box>
          <text:p text:style-name="a1850" text:class-names="" text:cond-style-name=""><text:span text:style-name="a1849" text:class-names="">Asıl metin stillerini düzenlemek için tıklayın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İkinci düzey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list text:style-name="a1863">
                            <text:list-item>
                              <text:p text:style-name="a1862" text:class-names="" text:cond-style-name=""><text:span text:style-name="a1860" text:class-names="">Beşinci düzey</text:span><text:span text:style-name="a1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67" draw:name="Veri Yer Tutucusu 4" svg:x="0.55118in" svg:y="7.53189in" svg:width="2.56811in" svg:height="0.57008in" presentation:class="date-time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219" presentation:style-name="a1870" draw:name="Alt Bilgi Yer Tutucusu 5" svg:x="3.77008in" svg:y="7.53189in" svg:width="3.49409in" svg:height="0.5700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0" presentation:style-name="a1873" draw:name="Slayt Numarası Yer Tutucusu 6" svg:x="7.90354in" svg:y="7.53189in" svg:width="2.56811in" svg:height="0.5700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386in" presentation:class="page" draw:id="id5" presentation:style-name="a1874" draw:name="Slayt Resmi Yer Tutucusu 1">
          <svg:title/>
          <svg:desc/>
        </draw:page-thumbnail>
        <draw:frame draw:id="id6" presentation:style-name="a1877" draw:name="Not Yer Tutucusu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Üst Bilgi Yer Tutucusu 3" svg:x="0in" svg:y="0in" svg:width="3.5874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Veri Yer Tutucusu 4" svg:x="4.67992in" svg:y="0in" svg:width="3.5874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Alt Bilgi Yer Tutucusu 5" svg:x="0in" svg:y="11.10827in" svg:width="3.5874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layt Numarası Yer Tutucusu 6" svg:x="4.67992in" svg:y="11.10827in" svg:width="3.5874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Karşılaştırma" style:page-layout-name="pageLayout1" draw:style-name="a1892">
      <draw:frame draw:id="id221" presentation:style-name="a1896" draw:name="Başlık 1" svg:x="0.75868in" svg:y="0.44097in" svg:width="9.50868in" svg:height="1.59722in" presentation:class="title" presentation:placeholder="false">
        <draw:text-box>
          <text:p text:style-name="a1895" text:class-names="" text:cond-style-name=""><text:span text:style-name="a1893" text:class-names="">Asıl başlık stilini düzenlemek için tıklayın</text:span><text:span text:style-name="a1894" text:class-names=""/></text:p>
        </draw:text-box>
        <svg:title/>
        <svg:desc/>
      </draw:frame>
      <draw:frame draw:id="id222" presentation:style-name="a1900" draw:name="Metin Yer Tutucusu 2" svg:x="0.75868in" svg:y="2.02604in" svg:width="4.66493in" svg:height="0.99306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Asıl metin stillerini düzenlemek için tıklayın</text:span></text:p>
            </text:list-item>
          </text:list>
        </draw:text-box>
        <svg:title/>
        <svg:desc/>
      </draw:frame>
      <draw:frame draw:id="id223" presentation:style-name="a1916" draw:name="İçerik Yer Tutucusu 3" svg:x="0.75868in" svg:y="3.0191in" svg:width="4.66493in" svg:height="4.44271in" presentation:class="object" presentation:placeholder="false">
        <draw:text-box>
          <text:p text:style-name="a1902" text:class-names="" text:cond-style-name=""><text:span text:style-name="a1901" text:class-names="">Asıl metin stillerini düzenlemek için tıklayın</text:span></text:p>
          <text:list text:style-name="a1905">
            <text:list-item>
              <text:list text:style-name="a1905">
                <text:list-item>
                  <text:p text:style-name="a1904" text:class-names="" text:cond-style-name=""><text:span text:style-name="a1903" text:class-names="">İkinci düzey</text:span></text:p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p text:style-name="a1907" text:class-names="" text:cond-style-name=""><text:span text:style-name="a190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p text:style-name="a1910" text:class-names="" text:cond-style-name=""><text:span text:style-name="a190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5">
            <text:list-item>
              <text:list text:style-name="a1915">
                <text:list-item>
                  <text:list text:style-name="a1915">
                    <text:list-item>
                      <text:list text:style-name="a1915">
                        <text:list-item>
                          <text:list text:style-name="a1915">
                            <text:list-item>
                              <text:p text:style-name="a1914" text:class-names="" text:cond-style-name=""><text:span text:style-name="a1912" text:class-names="">Beşinci düzey</text:span><text:span text:style-name="a19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20" draw:name="Metin Yer Tutucusu 4" svg:x="5.5816in" svg:y="2.02604in" svg:width="4.68576in" svg:height="0.99306in" presentation:class="outline" presentation:placeholder="false">
        <draw:text-box>
          <text:list text:style-name="a1919">
            <text:list-item>
              <text:p text:style-name="a1918" text:class-names="" text:cond-style-name=""><text:span text:style-name="a1917" text:class-names="">Asıl metin stillerini düzenlemek için tıklayın</text:span></text:p>
            </text:list-item>
          </text:list>
        </draw:text-box>
        <svg:title/>
        <svg:desc/>
      </draw:frame>
      <draw:frame draw:id="id225" presentation:style-name="a1936" draw:name="İçerik Yer Tutucusu 5" svg:x="5.5816in" svg:y="3.0191in" svg:width="4.68576in" svg:height="4.44271in" presentation:class="object" presentation:placeholder="false">
        <draw:text-box>
          <text:p text:style-name="a1922" text:class-names="" text:cond-style-name=""><text:span text:style-name="a1921" text:class-names="">Asıl metin stillerini düzenlemek için tıklayın</text:span></text:p>
          <text:list text:style-name="a1925">
            <text:list-item>
              <text:list text:style-name="a1925">
                <text:list-item>
                  <text:p text:style-name="a1924" text:class-names="" text:cond-style-name=""><text:span text:style-name="a1923" text:class-names="">İkinci düzey</text:span></text:p>
                </text:list-item>
              </text:list>
            </text:list-item>
          </text:list>
          <text:list text:style-name="a1928">
            <text:list-item>
              <text:list text:style-name="a1928">
                <text:list-item>
                  <text:list text:style-name="a1928">
                    <text:list-item>
                      <text:p text:style-name="a1927" text:class-names="" text:cond-style-name=""><text:span text:style-name="a192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931">
            <text:list-item>
              <text:list text:style-name="a1931">
                <text:list-item>
                  <text:list text:style-name="a1931">
                    <text:list-item>
                      <text:list text:style-name="a1931">
                        <text:list-item>
                          <text:p text:style-name="a1930" text:class-names="" text:cond-style-name=""><text:span text:style-name="a192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5">
            <text:list-item>
              <text:list text:style-name="a1935">
                <text:list-item>
                  <text:list text:style-name="a1935">
                    <text:list-item>
                      <text:list text:style-name="a1935">
                        <text:list-item>
                          <text:list text:style-name="a1935">
                            <text:list-item>
                              <text:p text:style-name="a1934" text:class-names="" text:cond-style-name=""><text:span text:style-name="a1932" text:class-names="">Beşinci düzey</text:span><text:span text:style-name="a1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39" draw:name="Veri Yer Tutucusu 6" svg:x="0.55118in" svg:y="7.53189in" svg:width="2.56811in" svg:height="0.57008in" presentation:class="date-time" presentation:placeholder="false">
        <draw:text-box>
          <text:p text:style-name="a1938" text:class-names="" text:cond-style-name=""><text:span text:style-name="a1937" text:class-names=""/></text:p>
        </draw:text-box>
        <svg:title/>
        <svg:desc/>
      </draw:frame>
      <draw:frame draw:id="id227" presentation:style-name="a1942" draw:name="Alt Bilgi Yer Tutucusu 7" svg:x="3.77008in" svg:y="7.53189in" svg:width="3.49409in" svg:height="0.57008in" presentation:class="footer" presentation:placeholder="false">
        <draw:text-box>
          <text:p text:style-name="a1941" text:class-names="" text:cond-style-name=""><text:span text:style-name="a1940" text:class-names=""/></text:p>
        </draw:text-box>
        <svg:title/>
        <svg:desc/>
      </draw:frame>
      <draw:frame draw:id="id228" presentation:style-name="a1945" draw:name="Slayt Numarası Yer Tutucusu 8" svg:x="7.90354in" svg:y="7.53189in" svg:width="2.56811in" svg:height="0.57008in" presentation:class="page-number" presentation:placeholder="false">
        <draw:text-box>
          <text:p text:style-name="a1944" text:class-names="" text:cond-style-name=""><text:span text:style-name="a1943" text:class-names=""><text:page-number style:num-format="1" text:fixed="false"/></text:span></text:p>
        </draw:text-box>
        <svg:title/>
        <svg:desc/>
      </draw:frame>
      <presentation:notes style:page-layout-name="pageLayout2" draw:style-name="a1962">
        <draw:page-thumbnail svg:x="1.21063in" svg:y="0.88858in" svg:width="5.84567in" svg:height="4.38386in" presentation:class="page" draw:id="id5" presentation:style-name="a1946" draw:name="Slayt Resmi Yer Tutucusu 1">
          <svg:title/>
          <svg:desc/>
        </draw:page-thumbnail>
        <draw:frame draw:id="id6" presentation:style-name="a1949" draw:name="Not Yer Tutucusu 2" svg:x="0.82677in" svg:y="5.55394in" svg:width="6.61378in" svg:height="5.26142in" presentation:class="notes" presentation:placeholder="false">
          <draw:text-box>
            <text:p text:style-name="a1948" text:class-names="" text:cond-style-name=""><text:span text:style-name="a1947" text:class-names=""/></text:p>
          </draw:text-box>
          <svg:title/>
          <svg:desc/>
        </draw:frame>
        <draw:frame draw:id="id7" presentation:style-name="a1952" draw:name="Üst Bilgi Yer Tutucusu 3" svg:x="0in" svg:y="0in" svg:width="3.5874in" svg:height="0.58425in" presentation:class="head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8" presentation:style-name="a1955" draw:name="Veri Yer Tutucusu 4" svg:x="4.67992in" svg:y="0in" svg:width="3.5874in" svg:height="0.58425in" presentation:class="date-time" presentation:placeholder="false">
          <draw:text-box>
            <text:p text:style-name="a1954" text:class-names="" text:cond-style-name=""><text:span text:style-name="a1953" text:class-names=""/></text:p>
          </draw:text-box>
          <svg:title/>
          <svg:desc/>
        </draw:frame>
        <draw:frame draw:id="id9" presentation:style-name="a1958" draw:name="Alt Bilgi Yer Tutucusu 5" svg:x="0in" svg:y="11.10827in" svg:width="3.5874in" svg:height="0.58425in" presentation:class="footer" presentation:placeholder="false">
          <draw:text-box>
            <text:p text:style-name="a1957" text:class-names="" text:cond-style-name=""><text:span text:style-name="a1956" text:class-names=""/></text:p>
          </draw:text-box>
          <svg:title/>
          <svg:desc/>
        </draw:frame>
        <draw:frame draw:id="id10" presentation:style-name="a1961" draw:name="Slayt Numarası Yer Tutucusu 6" svg:x="4.67992in" svg:y="11.10827in" svg:width="3.5874in" svg:height="0.58425in" presentation:class="page-number" presentation:placeholder="false">
          <draw:text-box>
            <text:p text:style-name="a1960" text:class-names="" text:cond-style-name=""><text:span text:style-name="a1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Yalnızca-Başlık" style:page-layout-name="pageLayout1" draw:style-name="a1964">
      <draw:frame draw:id="id229" presentation:style-name="a1968" draw:name="Başlık 1" svg:x="0.55118in" svg:y="0.07874in" svg:width="9.92087in" svg:height="0.94488in" presentation:class="title" presentation:placeholder="false">
        <draw:text-box>
          <text:p text:style-name="a1967" text:class-names="" text:cond-style-name=""><text:span text:style-name="a1965" text:class-names="">Asıl başlık stilini düzenlemek için tıklayın</text:span><text:span text:style-name="a1966" text:class-names=""/></text:p>
        </draw:text-box>
        <svg:title/>
        <svg:desc/>
      </draw:frame>
      <draw:frame draw:id="id230" presentation:style-name="a1971" draw:name="Veri Yer Tutucusu 2" svg:x="0.55118in" svg:y="7.53189in" svg:width="2.56811in" svg:height="0.57008in" presentation:class="date-time" presentation:placeholder="false">
        <draw:text-box>
          <text:p text:style-name="a1970" text:class-names="" text:cond-style-name=""><text:span text:style-name="a1969" text:class-names=""/></text:p>
        </draw:text-box>
        <svg:title/>
        <svg:desc/>
      </draw:frame>
      <draw:frame draw:id="id231" presentation:style-name="a1974" draw:name="Alt Bilgi Yer Tutucusu 3" svg:x="3.77008in" svg:y="7.53189in" svg:width="3.49409in" svg:height="0.57008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Slayt Numarası Yer Tutucusu 4" svg:x="7.90354in" svg:y="7.53189in" svg:width="2.56811in" svg:height="0.57008in" presentation:class="page-number" presentation:placeholder="false">
        <draw:text-box>
          <text:p text:style-name="a1976" text:class-names="" text:cond-style-name=""><text:span text:style-name="a1975" text:class-names=""><text:page-number style:num-format="1" text:fixed="false"/></text:span></text:p>
        </draw:text-box>
        <svg:title/>
        <svg:desc/>
      </draw:frame>
      <presentation:notes style:page-layout-name="pageLayout2" draw:style-name="a1994">
        <draw:page-thumbnail svg:x="1.21063in" svg:y="0.88858in" svg:width="5.84567in" svg:height="4.38386in" presentation:class="page" draw:id="id5" presentation:style-name="a1978" draw:name="Slayt Resmi Yer Tutucusu 1">
          <svg:title/>
          <svg:desc/>
        </draw:page-thumbnail>
        <draw:frame draw:id="id6" presentation:style-name="a1981" draw:name="Not Yer Tutucusu 2" svg:x="0.82677in" svg:y="5.55394in" svg:width="6.61378in" svg:height="5.26142in" presentation:class="notes" presentation:placeholder="false">
          <draw:text-box>
            <text:p text:style-name="a1980" text:class-names="" text:cond-style-name=""><text:span text:style-name="a1979" text:class-names=""/></text:p>
          </draw:text-box>
          <svg:title/>
          <svg:desc/>
        </draw:frame>
        <draw:frame draw:id="id7" presentation:style-name="a1984" draw:name="Üst Bilgi Yer Tutucusu 3" svg:x="0in" svg:y="0in" svg:width="3.5874in" svg:height="0.58425in" presentation:class="header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8" presentation:style-name="a1987" draw:name="Veri Yer Tutucusu 4" svg:x="4.67992in" svg:y="0in" svg:width="3.5874in" svg:height="0.58425in" presentation:class="date-time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9" presentation:style-name="a1990" draw:name="Alt Bilgi Yer Tutucusu 5" svg:x="0in" svg:y="11.10827in" svg:width="3.5874in" svg:height="0.58425in" presentation:class="foot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10" presentation:style-name="a1993" draw:name="Slayt Numarası Yer Tutucusu 6" svg:x="4.67992in" svg:y="11.10827in" svg:width="3.5874in" svg:height="0.58425in" presentation:class="page-number" presentation:placeholder="false">
          <draw:text-box>
            <text:p text:style-name="a1992" text:class-names="" text:cond-style-name=""><text:span text:style-name="a1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oş" style:page-layout-name="pageLayout1" draw:style-name="a1996">
      <draw:frame draw:id="id233" presentation:style-name="a1999" draw:name="Veri Yer Tutucusu 1" svg:x="0.55118in" svg:y="7.53189in" svg:width="2.56811in" svg:height="0.57008in" presentation:class="date-time" presentation:placeholder="false">
        <draw:text-box>
          <text:p text:style-name="a1998" text:class-names="" text:cond-style-name=""><text:span text:style-name="a1997" text:class-names=""/></text:p>
        </draw:text-box>
        <svg:title/>
        <svg:desc/>
      </draw:frame>
      <draw:frame draw:id="id234" presentation:style-name="a2002" draw:name="Alt Bilgi Yer Tutucusu 2" svg:x="3.77008in" svg:y="7.53189in" svg:width="3.49409in" svg:height="0.57008in" presentation:class="footer" presentation:placeholder="false">
        <draw:text-box>
          <text:p text:style-name="a2001" text:class-names="" text:cond-style-name=""><text:span text:style-name="a2000" text:class-names=""/></text:p>
        </draw:text-box>
        <svg:title/>
        <svg:desc/>
      </draw:frame>
      <draw:frame draw:id="id235" presentation:style-name="a2005" draw:name="Slayt Numarası Yer Tutucusu 3" svg:x="7.90354in" svg:y="7.53189in" svg:width="2.56811in" svg:height="0.57008in" presentation:class="page-number" presentation:placeholder="false">
        <draw:text-box>
          <text:p text:style-name="a2004" text:class-names="" text:cond-style-name=""><text:span text:style-name="a2003" text:class-names=""><text:page-number style:num-format="1" text:fixed="false"/></text:span></text:p>
        </draw:text-box>
        <svg:title/>
        <svg:desc/>
      </draw:frame>
      <presentation:notes style:page-layout-name="pageLayout2" draw:style-name="a2022">
        <draw:page-thumbnail svg:x="1.21063in" svg:y="0.88858in" svg:width="5.84567in" svg:height="4.38386in" presentation:class="page" draw:id="id5" presentation:style-name="a2006" draw:name="Slayt Resmi Yer Tutucusu 1">
          <svg:title/>
          <svg:desc/>
        </draw:page-thumbnail>
        <draw:frame draw:id="id6" presentation:style-name="a2009" draw:name="Not Yer Tutucusu 2" svg:x="0.82677in" svg:y="5.55394in" svg:width="6.61378in" svg:height="5.26142in" presentation:class="notes" presentation:placeholder="false">
          <draw:text-box>
            <text:p text:style-name="a2008" text:class-names="" text:cond-style-name=""><text:span text:style-name="a2007" text:class-names=""/></text:p>
          </draw:text-box>
          <svg:title/>
          <svg:desc/>
        </draw:frame>
        <draw:frame draw:id="id7" presentation:style-name="a2012" draw:name="Üst Bilgi Yer Tutucusu 3" svg:x="0in" svg:y="0in" svg:width="3.5874in" svg:height="0.58425in" presentation:class="header" presentation:placeholder="false">
          <draw:text-box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8" presentation:style-name="a2015" draw:name="Veri Yer Tutucusu 4" svg:x="4.67992in" svg:y="0in" svg:width="3.5874in" svg:height="0.58425in" presentation:class="date-time" presentation:placeholder="false">
          <draw:text-box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9" presentation:style-name="a2018" draw:name="Alt Bilgi Yer Tutucusu 5" svg:x="0in" svg:y="11.10827in" svg:width="3.5874in" svg:height="0.58425in" presentation:class="footer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10" presentation:style-name="a2021" draw:name="Slayt Numarası Yer Tutucusu 6" svg:x="4.67992in" svg:y="11.10827in" svg:width="3.5874in" svg:height="0.58425in" presentation:class="page-number" presentation:placeholder="false">
          <draw:text-box>
            <text:p text:style-name="a2020" text:class-names="" text:cond-style-name=""><text:span text:style-name="a20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Başlıklı-İçerik" style:page-layout-name="pageLayout1" draw:style-name="a2024">
      <draw:frame draw:id="id236" presentation:style-name="a2028" draw:name="Başlık 1" svg:x="0.75868in" svg:y="0.55035in" svg:width="3.55556in" svg:height="1.93056in" presentation:class="title" presentation:placeholder="false">
        <draw:text-box>
          <text:p text:style-name="a2027" text:class-names="" text:cond-style-name=""><text:span text:style-name="a2025" text:class-names="">Asıl başlık stilini düzenlemek için tıklayın</text:span><text:span text:style-name="a2026" text:class-names=""/></text:p>
        </draw:text-box>
        <svg:title/>
        <svg:desc/>
      </draw:frame>
      <draw:frame draw:id="id237" presentation:style-name="a2044" draw:name="İçerik Yer Tutucusu 2" svg:x="4.6875in" svg:y="1.19097in" svg:width="5.57986in" svg:height="5.875in" presentation:class="object" presentation:placeholder="false">
        <draw:text-box>
          <text:p text:style-name="a2030" text:class-names="" text:cond-style-name=""><text:span text:style-name="a2029" text:class-names="">Asıl metin stillerini düzenlemek için tıklayın</text:span></text:p>
          <text:list text:style-name="a2033">
            <text:list-item>
              <text:list text:style-name="a2033">
                <text:list-item>
                  <text:p text:style-name="a2032" text:class-names="" text:cond-style-name=""><text:span text:style-name="a2031" text:class-names="">İkinci düzey</text:span></text:p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p text:style-name="a2035" text:class-names="" text:cond-style-name=""><text:span text:style-name="a2034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039">
            <text:list-item>
              <text:list text:style-name="a2039">
                <text:list-item>
                  <text:list text:style-name="a2039">
                    <text:list-item>
                      <text:list text:style-name="a2039">
                        <text:list-item>
                          <text:p text:style-name="a2038" text:class-names="" text:cond-style-name=""><text:span text:style-name="a2037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3">
            <text:list-item>
              <text:list text:style-name="a2043">
                <text:list-item>
                  <text:list text:style-name="a2043">
                    <text:list-item>
                      <text:list text:style-name="a2043">
                        <text:list-item>
                          <text:list text:style-name="a2043">
                            <text:list-item>
                              <text:p text:style-name="a2042" text:class-names="" text:cond-style-name=""><text:span text:style-name="a2040" text:class-names="">Beşinci düzey</text:span><text:span text:style-name="a2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48" draw:name="Metin Yer Tutucusu 3" svg:x="0.75868in" svg:y="2.4809in" svg:width="3.55556in" svg:height="4.59375in" presentation:class="outline" presentation:placeholder="false">
        <draw:text-box>
          <text:list text:style-name="a2047">
            <text:list-item>
              <text:p text:style-name="a2046" text:class-names="" text:cond-style-name=""><text:span text:style-name="a2045" text:class-names="">Asıl metin stillerini düzenlemek için tıklayın</text:span></text:p>
            </text:list-item>
          </text:list>
        </draw:text-box>
        <svg:title/>
        <svg:desc/>
      </draw:frame>
      <draw:frame draw:id="id239" presentation:style-name="a2051" draw:name="Veri Yer Tutucusu 4" svg:x="0.55118in" svg:y="7.53189in" svg:width="2.56811in" svg:height="0.57008in" presentation:class="date-time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draw:frame draw:id="id240" presentation:style-name="a2054" draw:name="Alt Bilgi Yer Tutucusu 5" svg:x="3.77008in" svg:y="7.53189in" svg:width="3.49409in" svg:height="0.57008in" presentation:class="footer" presentation:placeholder="false">
        <draw:text-box>
          <text:p text:style-name="a2053" text:class-names="" text:cond-style-name=""><text:span text:style-name="a2052" text:class-names=""/></text:p>
        </draw:text-box>
        <svg:title/>
        <svg:desc/>
      </draw:frame>
      <draw:frame draw:id="id241" presentation:style-name="a2057" draw:name="Slayt Numarası Yer Tutucusu 6" svg:x="7.90354in" svg:y="7.53189in" svg:width="2.56811in" svg:height="0.57008in" presentation:class="page-number" presentation:placeholder="false">
        <draw:text-box>
          <text:p text:style-name="a2056" text:class-names="" text:cond-style-name=""><text:span text:style-name="a2055" text:class-names=""><text:page-number style:num-format="1" text:fixed="false"/></text:span></text:p>
        </draw:text-box>
        <svg:title/>
        <svg:desc/>
      </draw:frame>
      <presentation:notes style:page-layout-name="pageLayout2" draw:style-name="a2074">
        <draw:page-thumbnail svg:x="1.21063in" svg:y="0.88858in" svg:width="5.84567in" svg:height="4.38386in" presentation:class="page" draw:id="id5" presentation:style-name="a2058" draw:name="Slayt Resmi Yer Tutucusu 1">
          <svg:title/>
          <svg:desc/>
        </draw:page-thumbnail>
        <draw:frame draw:id="id6" presentation:style-name="a2061" draw:name="Not Yer Tutucusu 2" svg:x="0.82677in" svg:y="5.55394in" svg:width="6.61378in" svg:height="5.26142in" presentation:class="notes" presentation:placeholder="false">
          <draw:text-box>
            <text:p text:style-name="a2060" text:class-names="" text:cond-style-name=""><text:span text:style-name="a2059" text:class-names=""/></text:p>
          </draw:text-box>
          <svg:title/>
          <svg:desc/>
        </draw:frame>
        <draw:frame draw:id="id7" presentation:style-name="a2064" draw:name="Üst Bilgi Yer Tutucusu 3" svg:x="0in" svg:y="0in" svg:width="3.5874in" svg:height="0.58425in" presentation:class="header" presentation:placeholder="false">
          <draw:text-box>
            <text:p text:style-name="a2063" text:class-names="" text:cond-style-name=""><text:span text:style-name="a2062" text:class-names=""/></text:p>
          </draw:text-box>
          <svg:title/>
          <svg:desc/>
        </draw:frame>
        <draw:frame draw:id="id8" presentation:style-name="a2067" draw:name="Veri Yer Tutucusu 4" svg:x="4.67992in" svg:y="0in" svg:width="3.5874in" svg:height="0.58425in" presentation:class="date-time" presentation:placeholder="false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9" presentation:style-name="a2070" draw:name="Alt Bilgi Yer Tutucusu 5" svg:x="0in" svg:y="11.10827in" svg:width="3.5874in" svg:height="0.58425in" presentation:class="footer" presentation:placeholder="false">
          <draw:text-box>
            <text:p text:style-name="a2069" text:class-names="" text:cond-style-name=""><text:span text:style-name="a2068" text:class-names=""/></text:p>
          </draw:text-box>
          <svg:title/>
          <svg:desc/>
        </draw:frame>
        <draw:frame draw:id="id10" presentation:style-name="a2073" draw:name="Slayt Numarası Yer Tutucusu 6" svg:x="4.67992in" svg:y="11.10827in" svg:width="3.5874in" svg:height="0.58425in" presentation:class="page-number" presentation:placeholder="false">
          <draw:text-box>
            <text:p text:style-name="a2072" text:class-names="" text:cond-style-name=""><text:span text:style-name="a2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Başlıklı-Resim" style:page-layout-name="pageLayout1" draw:style-name="a2076">
      <draw:frame draw:id="id242" presentation:style-name="a2080" draw:name="Başlık 1" svg:x="0.75868in" svg:y="0.55035in" svg:width="3.55556in" svg:height="1.93056in" presentation:class="title" presentation:placeholder="false">
        <draw:text-box>
          <text:p text:style-name="a2079" text:class-names="" text:cond-style-name=""><text:span text:style-name="a2077" text:class-names="">Asıl başlık stilini düzenlemek için tıklayın</text:span><text:span text:style-name="a2078" text:class-names=""/></text:p>
        </draw:text-box>
        <svg:title/>
        <svg:desc/>
      </draw:frame>
      <draw:frame draw:id="id243" presentation:style-name="a2083" draw:name="Resim Yer Tutucusu 2" svg:x="4.6875in" svg:y="1.19097in" svg:width="5.57986in" svg:height="5.875in" presentation:class="graphic" presentation:placeholder="false">
        <draw:text-box>
          <text:p text:style-name="a2082" text:class-names="" text:cond-style-name=""><text:span text:style-name="a2081" text:class-names=""/></text:p>
        </draw:text-box>
        <svg:title/>
        <svg:desc/>
      </draw:frame>
      <draw:frame draw:id="id244" presentation:style-name="a2087" draw:name="Metin Yer Tutucusu 3" svg:x="0.75868in" svg:y="2.4809in" svg:width="3.55556in" svg:height="4.59375in" presentation:class="outline" presentation:placeholder="false">
        <draw:text-box>
          <text:list text:style-name="a2086">
            <text:list-item>
              <text:p text:style-name="a2085" text:class-names="" text:cond-style-name=""><text:span text:style-name="a2084" text:class-names="">Asıl metin stillerini düzenlemek için tıklayın</text:span></text:p>
            </text:list-item>
          </text:list>
        </draw:text-box>
        <svg:title/>
        <svg:desc/>
      </draw:frame>
      <draw:frame draw:id="id245" presentation:style-name="a2090" draw:name="Veri Yer Tutucusu 4" svg:x="0.55118in" svg:y="7.53189in" svg:width="2.56811in" svg:height="0.57008in" presentation:class="date-time" presentation:placeholder="false">
        <draw:text-box>
          <text:p text:style-name="a2089" text:class-names="" text:cond-style-name=""><text:span text:style-name="a2088" text:class-names=""/></text:p>
        </draw:text-box>
        <svg:title/>
        <svg:desc/>
      </draw:frame>
      <draw:frame draw:id="id246" presentation:style-name="a2093" draw:name="Alt Bilgi Yer Tutucusu 5" svg:x="3.77008in" svg:y="7.53189in" svg:width="3.49409in" svg:height="0.57008in" presentation:class="footer" presentation:placeholder="false">
        <draw:text-box>
          <text:p text:style-name="a2092" text:class-names="" text:cond-style-name=""><text:span text:style-name="a2091" text:class-names=""/></text:p>
        </draw:text-box>
        <svg:title/>
        <svg:desc/>
      </draw:frame>
      <draw:frame draw:id="id247" presentation:style-name="a2096" draw:name="Slayt Numarası Yer Tutucusu 6" svg:x="7.90354in" svg:y="7.53189in" svg:width="2.56811in" svg:height="0.57008in" presentation:class="page-number" presentation:placeholder="false">
        <draw:text-box>
          <text:p text:style-name="a2095" text:class-names="" text:cond-style-name=""><text:span text:style-name="a2094" text:class-names=""><text:page-number style:num-format="1" text:fixed="false"/></text:span></text:p>
        </draw:text-box>
        <svg:title/>
        <svg:desc/>
      </draw:frame>
      <presentation:notes style:page-layout-name="pageLayout2" draw:style-name="a2113">
        <draw:page-thumbnail svg:x="1.21063in" svg:y="0.88858in" svg:width="5.84567in" svg:height="4.38386in" presentation:class="page" draw:id="id5" presentation:style-name="a2097" draw:name="Slayt Resmi Yer Tutucusu 1">
          <svg:title/>
          <svg:desc/>
        </draw:page-thumbnail>
        <draw:frame draw:id="id6" presentation:style-name="a2100" draw:name="Not Yer Tutucusu 2" svg:x="0.82677in" svg:y="5.55394in" svg:width="6.61378in" svg:height="5.26142in" presentation:class="notes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7" presentation:style-name="a2103" draw:name="Üst Bilgi Yer Tutucusu 3" svg:x="0in" svg:y="0in" svg:width="3.5874in" svg:height="0.58425in" presentation:class="head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8" presentation:style-name="a2106" draw:name="Veri Yer Tutucusu 4" svg:x="4.67992in" svg:y="0in" svg:width="3.5874in" svg:height="0.58425in" presentation:class="date-time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9" presentation:style-name="a2109" draw:name="Alt Bilgi Yer Tutucusu 5" svg:x="0in" svg:y="11.10827in" svg:width="3.5874in" svg:height="0.58425in" presentation:class="foot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0" presentation:style-name="a2112" draw:name="Slayt Numarası Yer Tutucusu 6" svg:x="4.67992in" svg:y="11.10827in" svg:width="3.5874in" svg:height="0.58425in" presentation:class="page-number" presentation:placeholder="false">
          <draw:text-box>
            <text:p text:style-name="a2111" text:class-names="" text:cond-style-name=""><text:span text:style-name="a2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Başlık-ve-Dikey-Metin" style:page-layout-name="pageLayout1" draw:style-name="a2115">
      <draw:frame draw:id="id248" presentation:style-name="a2119" draw:name="Başlık 1" svg:x="0.55118in" svg:y="0.07874in" svg:width="9.92087in" svg:height="0.94488in" presentation:class="title" presentation:placeholder="false">
        <draw:text-box>
          <text:p text:style-name="a2118" text:class-names="" text:cond-style-name=""><text:span text:style-name="a2116" text:class-names="">Asıl başlık stilini düzenlemek için tıklayın</text:span><text:span text:style-name="a2117" text:class-names=""/></text:p>
        </draw:text-box>
        <svg:title/>
        <svg:desc/>
      </draw:frame>
      <draw:frame draw:id="id249" presentation:style-name="a2136" draw:name="Dikey Metin Yer Tutucusu 2" svg:x="1.49606in" svg:y="3.38583in" svg:width="8.03149in" svg:height="2.67717in" presentation:class="outline" presentation:placeholder="false">
        <draw:text-box>
          <text:list text:style-name="a2122">
            <text:list-item>
              <text:p text:style-name="a2121" text:class-names="" text:cond-style-name=""><text:span text:style-name="a2120" text:class-names="">Asıl metin stillerini düzenlemek için tıklayın</text:span></text:p>
            </text:list-item>
          </text:list>
          <text:list text:style-name="a2125">
            <text:list-item>
              <text:list text:style-name="a2125">
                <text:list-item>
                  <text:p text:style-name="a2124" text:class-names="" text:cond-style-name=""><text:span text:style-name="a2123" text:class-names="">İkinci düzey</text:span></text:p>
                </text:list-item>
              </text:list>
            </text:list-item>
          </text:list>
          <text:list text:style-name="a2128">
            <text:list-item>
              <text:list text:style-name="a2128">
                <text:list-item>
                  <text:list text:style-name="a2128">
                    <text:list-item>
                      <text:p text:style-name="a2127" text:class-names="" text:cond-style-name=""><text:span text:style-name="a212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131">
            <text:list-item>
              <text:list text:style-name="a2131">
                <text:list-item>
                  <text:list text:style-name="a2131">
                    <text:list-item>
                      <text:list text:style-name="a2131">
                        <text:list-item>
                          <text:p text:style-name="a2130" text:class-names="" text:cond-style-name=""><text:span text:style-name="a212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5">
            <text:list-item>
              <text:list text:style-name="a2135">
                <text:list-item>
                  <text:list text:style-name="a2135">
                    <text:list-item>
                      <text:list text:style-name="a2135">
                        <text:list-item>
                          <text:list text:style-name="a2135">
                            <text:list-item>
                              <text:p text:style-name="a2134" text:class-names="" text:cond-style-name=""><text:span text:style-name="a2132" text:class-names="">Beşinci düzey</text:span><text:span text:style-name="a2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39" draw:name="Veri Yer Tutucusu 3" svg:x="0.55118in" svg:y="7.53189in" svg:width="2.56811in" svg:height="0.57008in" presentation:class="date-time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51" presentation:style-name="a2142" draw:name="Alt Bilgi Yer Tutucusu 4" svg:x="3.77008in" svg:y="7.53189in" svg:width="3.49409in" svg:height="0.57008in" presentation:class="footer" presentation:placeholder="false">
        <draw:text-box>
          <text:p text:style-name="a2141" text:class-names="" text:cond-style-name=""><text:span text:style-name="a2140" text:class-names=""/></text:p>
        </draw:text-box>
        <svg:title/>
        <svg:desc/>
      </draw:frame>
      <draw:frame draw:id="id252" presentation:style-name="a2145" draw:name="Slayt Numarası Yer Tutucusu 5" svg:x="7.90354in" svg:y="7.53189in" svg:width="2.56811in" svg:height="0.57008in" presentation:class="page-number" presentation:placeholder="false">
        <draw:text-box>
          <text:p text:style-name="a2144" text:class-names="" text:cond-style-name=""><text:span text:style-name="a2143" text:class-names=""><text:page-number style:num-format="1" text:fixed="false"/></text:span></text:p>
        </draw:text-box>
        <svg:title/>
        <svg:desc/>
      </draw:frame>
      <presentation:notes style:page-layout-name="pageLayout2" draw:style-name="a2162">
        <draw:page-thumbnail svg:x="1.21063in" svg:y="0.88858in" svg:width="5.84567in" svg:height="4.38386in" presentation:class="page" draw:id="id5" presentation:style-name="a2146" draw:name="Slayt Resmi Yer Tutucusu 1">
          <svg:title/>
          <svg:desc/>
        </draw:page-thumbnail>
        <draw:frame draw:id="id6" presentation:style-name="a2149" draw:name="Not Yer Tutucusu 2" svg:x="0.82677in" svg:y="5.55394in" svg:width="6.61378in" svg:height="5.26142in" presentation:class="notes" presentation:placeholder="false">
          <draw:text-box>
            <text:p text:style-name="a2148" text:class-names="" text:cond-style-name=""><text:span text:style-name="a2147" text:class-names=""/></text:p>
          </draw:text-box>
          <svg:title/>
          <svg:desc/>
        </draw:frame>
        <draw:frame draw:id="id7" presentation:style-name="a2152" draw:name="Üst Bilgi Yer Tutucusu 3" svg:x="0in" svg:y="0in" svg:width="3.5874in" svg:height="0.58425in" presentation:class="header" presentation:placeholder="false">
          <draw:text-box>
            <text:p text:style-name="a2151" text:class-names="" text:cond-style-name=""><text:span text:style-name="a2150" text:class-names=""/></text:p>
          </draw:text-box>
          <svg:title/>
          <svg:desc/>
        </draw:frame>
        <draw:frame draw:id="id8" presentation:style-name="a2155" draw:name="Veri Yer Tutucusu 4" svg:x="4.67992in" svg:y="0in" svg:width="3.5874in" svg:height="0.58425in" presentation:class="date-time" presentation:placeholder="false">
          <draw:text-box>
            <text:p text:style-name="a2154" text:class-names="" text:cond-style-name=""><text:span text:style-name="a2153" text:class-names=""/></text:p>
          </draw:text-box>
          <svg:title/>
          <svg:desc/>
        </draw:frame>
        <draw:frame draw:id="id9" presentation:style-name="a2158" draw:name="Alt Bilgi Yer Tutucusu 5" svg:x="0in" svg:y="11.10827in" svg:width="3.5874in" svg:height="0.58425in" presentation:class="footer" presentation:placeholder="false">
          <draw:text-box>
            <text:p text:style-name="a2157" text:class-names="" text:cond-style-name=""><text:span text:style-name="a2156" text:class-names=""/></text:p>
          </draw:text-box>
          <svg:title/>
          <svg:desc/>
        </draw:frame>
        <draw:frame draw:id="id10" presentation:style-name="a2161" draw:name="Slayt Numarası Yer Tutucusu 6" svg:x="4.67992in" svg:y="11.10827in" svg:width="3.5874in" svg:height="0.58425in" presentation:class="page-number" presentation:placeholder="false">
          <draw:text-box>
            <text:p text:style-name="a2160" text:class-names="" text:cond-style-name=""><text:span text:style-name="a2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Dikey-Başlık-ve-Metin" style:page-layout-name="pageLayout1" draw:style-name="a2164">
      <draw:frame draw:id="id253" presentation:style-name="a2168" draw:name="Dikey Başlık 1" svg:x="7.99306in" svg:y="0.07813in" svg:width="2.47917in" svg:height="5.98437in" presentation:class="title" presentation:placeholder="false">
        <draw:text-box>
          <text:p text:style-name="a2167" text:class-names="" text:cond-style-name=""><text:span text:style-name="a2165" text:class-names="">Asıl başlık stilini düzenlemek için tıklayın</text:span><text:span text:style-name="a2166" text:class-names=""/></text:p>
        </draw:text-box>
        <svg:title/>
        <svg:desc/>
      </draw:frame>
      <draw:frame draw:id="id254" presentation:style-name="a2185" draw:name="Dikey Metin Yer Tutucusu 2" svg:x="0.55035in" svg:y="0.07813in" svg:width="7.27604in" svg:height="5.98437in" presentation:class="outline" presentation:placeholder="false">
        <draw:text-box>
          <text:list text:style-name="a2171">
            <text:list-item>
              <text:p text:style-name="a2170" text:class-names="" text:cond-style-name=""><text:span text:style-name="a2169" text:class-names="">Asıl metin stillerini düzenlemek için tıklayın</text:span></text:p>
            </text:list-item>
          </text:list>
          <text:list text:style-name="a2174">
            <text:list-item>
              <text:list text:style-name="a2174">
                <text:list-item>
                  <text:p text:style-name="a2173" text:class-names="" text:cond-style-name=""><text:span text:style-name="a2172" text:class-names="">İkinci düzey</text:span></text:p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p text:style-name="a2176" text:class-names="" text:cond-style-name=""><text:span text:style-name="a217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180">
            <text:list-item>
              <text:list text:style-name="a2180">
                <text:list-item>
                  <text:list text:style-name="a2180">
                    <text:list-item>
                      <text:list text:style-name="a2180">
                        <text:list-item>
                          <text:p text:style-name="a2179" text:class-names="" text:cond-style-name=""><text:span text:style-name="a217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list text:style-name="a2184">
                            <text:list-item>
                              <text:p text:style-name="a2183" text:class-names="" text:cond-style-name=""><text:span text:style-name="a2181" text:class-names="">Beşinci düzey</text:span><text:span text:style-name="a2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88" draw:name="Veri Yer Tutucusu 3" svg:x="0.55118in" svg:y="7.53189in" svg:width="2.56811in" svg:height="0.57008in" presentation:class="date-time" presentation:placeholder="false">
        <draw:text-box>
          <text:p text:style-name="a2187" text:class-names="" text:cond-style-name=""><text:span text:style-name="a2186" text:class-names=""/></text:p>
        </draw:text-box>
        <svg:title/>
        <svg:desc/>
      </draw:frame>
      <draw:frame draw:id="id256" presentation:style-name="a2191" draw:name="Alt Bilgi Yer Tutucusu 4" svg:x="3.77008in" svg:y="7.53189in" svg:width="3.49409in" svg:height="0.57008in" presentation:class="footer" presentation:placeholder="false">
        <draw:text-box>
          <text:p text:style-name="a2190" text:class-names="" text:cond-style-name=""><text:span text:style-name="a2189" text:class-names=""/></text:p>
        </draw:text-box>
        <svg:title/>
        <svg:desc/>
      </draw:frame>
      <draw:frame draw:id="id257" presentation:style-name="a2194" draw:name="Slayt Numarası Yer Tutucusu 5" svg:x="7.90354in" svg:y="7.53189in" svg:width="2.56811in" svg:height="0.57008in" presentation:class="page-number" presentation:placeholder="false">
        <draw:text-box>
          <text:p text:style-name="a2193" text:class-names="" text:cond-style-name=""><text:span text:style-name="a2192" text:class-names=""><text:page-number style:num-format="1" text:fixed="false"/></text:span></text:p>
        </draw:text-box>
        <svg:title/>
        <svg:desc/>
      </draw:frame>
      <presentation:notes style:page-layout-name="pageLayout2" draw:style-name="a2211">
        <draw:page-thumbnail svg:x="1.21063in" svg:y="0.88858in" svg:width="5.84567in" svg:height="4.38386in" presentation:class="page" draw:id="id5" presentation:style-name="a2195" draw:name="Slayt Resmi Yer Tutucusu 1">
          <svg:title/>
          <svg:desc/>
        </draw:page-thumbnail>
        <draw:frame draw:id="id6" presentation:style-name="a2198" draw:name="Not Yer Tutucusu 2" svg:x="0.82677in" svg:y="5.55394in" svg:width="6.61378in" svg:height="5.26142in" presentation:class="notes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7" presentation:style-name="a2201" draw:name="Üst Bilgi Yer Tutucusu 3" svg:x="0in" svg:y="0in" svg:width="3.5874in" svg:height="0.58425in" presentation:class="head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8" presentation:style-name="a2204" draw:name="Veri Yer Tutucusu 4" svg:x="4.67992in" svg:y="0in" svg:width="3.5874in" svg:height="0.58425in" presentation:class="date-time" presentation:placeholder="false">
          <draw:text-box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9" presentation:style-name="a2207" draw:name="Alt Bilgi Yer Tutucusu 5" svg:x="0in" svg:y="11.10827in" svg:width="3.5874in" svg:height="0.58425in" presentation:class="footer" presentation:placeholder="false">
          <draw:text-box>
            <text:p text:style-name="a2206" text:class-names="" text:cond-style-name=""><text:span text:style-name="a2205" text:class-names=""/></text:p>
          </draw:text-box>
          <svg:title/>
          <svg:desc/>
        </draw:frame>
        <draw:frame draw:id="id10" presentation:style-name="a2210" draw:name="Slayt Numarası Yer Tutucusu 6" svg:x="4.67992in" svg:y="11.10827in" svg:width="3.5874in" svg:height="0.58425in" presentation:class="page-number" presentation:placeholder="false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12">
      <draw:frame draw:id="id258" presentation:style-name="a2215" draw:name="Üst Bilgi Yer Tutucusu 1" svg:x="0in" svg:y="0in" svg:width="3.5874in" svg:height="0.58425in" presentation:class="header" presentation:placeholder="false">
        <draw:text-box>
          <text:p text:style-name="a2214" text:class-names="" text:cond-style-name=""><text:span text:style-name="a2213" text:class-names=""/></text:p>
        </draw:text-box>
        <svg:title/>
        <svg:desc/>
      </draw:frame>
      <draw:frame draw:id="id259" presentation:style-name="a2218" draw:name="Veri Yer Tutucusu 2" svg:x="4.67992in" svg:y="0in" svg:width="3.5874in" svg:height="0.58425in" presentation:class="date-time" presentation:placeholder="false">
        <draw:text-box>
          <text:p text:style-name="a2217" text:class-names="" text:cond-style-name=""><text:span text:style-name="a2216" text:class-names=""/></text:p>
        </draw:text-box>
        <svg:title/>
        <svg:desc/>
      </draw:frame>
      <draw:frame draw:id="id260" presentation:style-name="a2221" draw:name="Alt Bilgi Yer Tutucusu 3" svg:x="0in" svg:y="11.10827in" svg:width="3.5874in" svg:height="0.58425in" presentation:class="footer" presentation:placeholder="false">
        <draw:text-box>
          <text:p text:style-name="a2220" text:class-names="" text:cond-style-name=""><text:span text:style-name="a2219" text:class-names=""/></text:p>
        </draw:text-box>
        <svg:title/>
        <svg:desc/>
      </draw:frame>
      <draw:frame draw:id="id261" presentation:style-name="a2224" draw:name="Slayt Numarası Yer Tutucusu 4" svg:x="4.67992in" svg:y="11.10827in" svg:width="3.5874in" svg:height="0.58425in" presentation:class="page-number" presentation:placeholder="false">
        <draw:text-box>
          <text:p text:style-name="a2223" text:class-names="" text:cond-style-name=""><text:span text:style-name="a2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sh Green</dc:title>
    <dc:creator>Balaali Bagirov</dc:creator>
    <meta:creation-date>2020-04-28T14:21:39Z</meta:creation-date>
    <dc:date>2020-12-08T17:19:40Z</dc:date>
    <meta:editing-cycles>18</meta:editing-cycles>
    <meta:editing-duration>PT4923S</meta:editing-duration>
    <meta:document-statistic meta:paragraph-count="20" meta:word-count="339"/>
  </office:meta>
</office:document-meta>
</file>